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41201 bp</text:p>
      <text:p text:style-name="Preformatted_20_Text">Sequence 2: Masked <text:s text:c="4"/>412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04651mcsHz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782819</text:p>
      <text:p text:style-name="Preformatted_20_Text">Alignment Score 230374</text:p>
      <text:p text:style-name="Preformatted_20_Text"/>
      <text:p text:style-name="Preformatted_20_Text">CLUSTAL-Alignment file created <text:s/><text:a xlink:type="simple" xlink:href="https://www.genome.jp/tools-bin/pushfile?220404204651mcsHz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04651mcsHz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ATGCATGCTCTTACTTAGAGAAGCTGGGTGAAGGAAGCTTTTCTTTCTTCATACTGTGTA</text:p>
      <text:p text:style-name="Preformatted_20_Text">Masked <text:s text:c="9"/>ATGCATGCTCTTACTTAGAGAAGCTGGGTGAAGGAAGCTTTTCTTTCTTCATAC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CTAAAGAGTTTCACAGTGTTTCTCCTCCACCTGCCATGCTTACTCTAACCTCTCT</text:p>
      <text:p text:style-name="Preformatted_20_Text">Masked <text:s text:c="9"/>AATGACTAAAGAGTTTCACAGTGTTTCTCCTCCACCTGCCATGCTTACTCTAACC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ATGGTAAATCCTAACTCTCATGAATGCTCTATAGTAGCTATGATTACTAAACAT</text:p>
      <text:p text:style-name="Preformatted_20_Text">Masked <text:s text:c="9"/>GCAGCAATGGTAAATCCTAACTCTCATGAATGCTCTATAGTAGCTATGATTACTA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CTTTTCCTTAATGCTGCCGTACTTCTGTAAAGGTCTGGTAAGTATACTGCTGAAA</text:p>
      <text:p text:style-name="Preformatted_20_Text">Masked <text:s text:c="9"/>GTGTTCTTTTCCTTAATGCTGCCGTACTTCTGTAAAGGTCTGGTAAGTATACT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ATGCCAGGTACAATGCCAATAGTTGTTACGATAGCTATGATAGAAACACACAGCC</text:p>
      <text:p text:style-name="Preformatted_20_Text">Masked <text:s text:c="9"/>TATTGATGCCAGGTACAATGCCAATAGTTGTTACGATAGCTATGATAGAAACACAC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GTGGCTTCTTGACAATGAGGTACCAATAGTAGTTTACAGAAGTCGATGTGTCTTCACAG</text:p>
      <text:p text:style-name="Preformatted_20_Text">Masked <text:s text:c="9"/>TGTGGCTTCTTGACAATGAGGTACCAATAGTAGTTTACAGAAGTCGATGTGTCTT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GCCAAATTTCCTAGTCGTATACAGGGTGTGTCTGGGTTAATCTCTTGCTGCCAAA</text:p>
      <text:p text:style-name="Preformatted_20_Text">Masked <text:s text:c="9"/>TGCCTGCCAAATTTCCTAGTCGTATACAGGGTGTGTCTGGGTTAATCTCTTGCTG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TACAGAACTCAGTTGATGACCTTGACATAACTTCAGGGGTCATTATAGTCTGGGCAG</text:p>
      <text:p text:style-name="Preformatted_20_Text">Masked <text:s text:c="9"/>CGATACAGAACTCAGTTGATGACCTTGACATAACTTCAGGGGTCATTATAGTCT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ATTTGTATGTGAGGAGAAGAGGATTCTCGTCATGGTAACAAGTAATTCAGTTACTC</text:p>
      <text:p text:style-name="Preformatted_20_Text">Masked <text:s text:c="9"/>GAGTATTTGTATGTGAGGAGAAGAGGATTCTCGTCATGGTAACAAGTAATTCAGT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ATTCTTCTGCTGTTGACCTGGAACTACTATATATTATATAGAATGCCAAACTTA</text:p>
      <text:p text:style-name="Preformatted_20_Text">Masked <text:s text:c="9"/>TGTCTTATTCTTCTGCTGTTGACCTGGAACTACTATATATTATATAGAATGCC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GGCATAAACTGGTGAAGTTTGAATCACTTATACTGAGTACCTTTAAAATACGGC</text:p>
      <text:p text:style-name="Preformatted_20_Text">Masked <text:s text:c="9"/>TCAGTAGGCATAAACTGGTGAAGTTTGAATCACTTATACTGAGTACCTTTAAAATAC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TCATTTAAAGCTAAATAACAGCTAAAATAACAGCTTGTAGCTTCAGATTAAGAC</text:p>
      <text:p text:style-name="Preformatted_20_Text">Masked <text:s text:c="9"/>AAAGCTTCATTTAAAGCTAAATAACAGCTAAAATAACAGCTTGTAGCTTCAGATT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TCATGTTAGTTTATATTCTGCCATGCCATTTCACAACAACTTTTTTTCTTTCT</text:p>
      <text:p text:style-name="Preformatted_20_Text">Masked <text:s text:c="9"/>TTCTTAATCATGTTAGTTTATATTCTGCCATGCCATTTCACAACAACTTTTTTTC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CATCAAATGACTTGTTTAGCTCGGACTTTTTTGCACCAACTACAGAGAGCCTTG</text:p>
      <text:p text:style-name="Preformatted_20_Text">Masked <text:s text:c="9"/>AGACTGCATCAAATGACTTGTTTAGCTCGGACTTTTTTGCACCAACTACAGAGAG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ACTCATCAGTACAGACAGGACCAGTGCAAACTAATCGAGTGGACCTCTTCAAAA</text:p>
      <text:p text:style-name="Preformatted_20_Text">Masked <text:s text:c="9"/>GCTTAAACTCATCAGTACAGACAGGACCAGTGCAAACTAATCGAGTGGACCTCT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CTGCCACAGCCCCTCCATTGGCTGGCCTAGGTTAGTTCACATCAAATATCTTAG</text:p>
      <text:p text:style-name="Preformatted_20_Text">Masked <text:s text:c="9"/>CAAGCCCTGCCACAGCCCCTCCATTGGCTGGCCTAGGTTAGTTCACATCAAATATC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AATAAGAGCTTGAATTTAAACCCAGCACAGATGTTCTAATTACCTTTTATTTCAT</text:p>
      <text:p text:style-name="Preformatted_20_Text">Masked <text:s text:c="9"/>ACTGGAATAAGAGCTTGAATTTAAACCCAGCACAGATGTTCTAATTACCTTTTA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TGCTTAATCCGTGTGCTGTCATAAACTATTAAATTCTGTGAATTAGGGACCTGA</text:p>
      <text:p text:style-name="Preformatted_20_Text">Masked <text:s text:c="9"/>ATGCAGTGCTTAATCCGTGTGCTGTCATAAACTATTAAATTCTGTGAATTAGGGA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CATCTTCAACTAGAACAGGACCTTTTGCTTAAACTTTGACAGCAGCTCCAGGTT</text:p>
      <text:p text:style-name="Preformatted_20_Text">Masked <text:s text:c="9"/>ATTCTGCATCTTCAACTAGAACAGGACCTTTTGCTTAAACTTTGACAGCAGCTC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CAGGATGCTAATGTGTGTATCACAGCTTGAGATGCTAAAGTACTATTGCTGGAGGA</text:p>
      <text:p text:style-name="Preformatted_20_Text">Masked <text:s text:c="9"/>GTTCCAGGATGCTAATGTGTGTATCACAGCTTGAGATGCTAAAGTACTATTGCTGGA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TTAGTAAATACTTACACAGAAGTAACTATCAACCACAATTCTGTTCTTTAAGGACTGA</text:p>
      <text:p text:style-name="Preformatted_20_Text">Masked <text:s text:c="9"/>TCTTAGTAAATACTTACACAGAAGTAACTATCAACCACAATTCTGTTCTTTAAGG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GTAAAGGAAAAAATACTAACCCTTTTCTCACCAGCTCCCTTACCCCAGTGGCAT</text:p>
      <text:p text:style-name="Preformatted_20_Text">Masked <text:s text:c="9"/>TATGAAGTAAAGGAAAAAATACTAACCCTTTTCTCACCAGCTCCCTTACCCCAGT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TAATGGTAAATCAACAGATTTTTACAAACAGCACATGAAGAATGCCTTTCTGGTA</text:p>
      <text:p text:style-name="Preformatted_20_Text">Masked <text:s text:c="9"/>TATATTAATGGTAAATCAACAGATTTTTACAAACAGCACATGAAGAATGCCTTTC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GTGGAATTGGTACACTCATTCTTGATTTTTGCTGAAGCACTGTGTAACAACCGT</text:p>
      <text:p text:style-name="Preformatted_20_Text">Masked <text:s text:c="9"/>TCAACAGTGGAATTGGTACACTCATTCTTGATTTTTGCTGAAGCACTGTGTAACAAC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CACAGGTGGCTTGCCGTCACCATGGAATACGGAGATGCCTGCCTTCACCCAGGC</text:p>
      <text:p text:style-name="Preformatted_20_Text">Masked <text:s text:c="9"/>ATTCCCCACAGGTGGCTTGCCGTCACCATGGAATACGGAGATGCCTGCCTTCACCC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TGTCTTTCCTGGGTCTATGATGCCTACCCAGTCTCCAGGATTTACTCAACAACT</text:p>
      <text:p text:style-name="Preformatted_20_Text">Masked <text:s text:c="9"/>CACATCTGTCTTTCCTGGGTCTATGATGCCTACCCAGTCTCCAGGATTTACTCAA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TGGCTCTCAAGCAGTGCCAAGCTGGAGCCAGCCTGGATCTTTTGGTCCAACAGC</text:p>
      <text:p text:style-name="Preformatted_20_Text">Masked <text:s text:c="9"/>TACTTTTGGCTCTCAAGCAGTGCCAAGCTGGAGCCAGCCTGGATCTTTTGGTCC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TCCTCTGGCCTCTGGGTACAGCCAGCACAAGTTCCATCTGCTCCATGGGTACA</text:p>
      <text:p text:style-name="Preformatted_20_Text">Masked <text:s text:c="9"/>ATCTCAGTCCTCTGGCCTCTGGGTACAGCCAGCACAAGTTCCATCTGCTCCATGG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CCAGTGCTGTAAATCCCTTCCAGAGTAGTGTGTTTGCACCTTCAACACTACCTGC</text:p>
      <text:p text:style-name="Preformatted_20_Text">Masked <text:s text:c="9"/>GCCATCCAGTGCTGTAAATCCCTTCCAGAGTAGTGTGTTTGCACCTTCAACAC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CACAGTCTGTAATGCCCTCTGTGTCAACAACAAGCCCACCTCAGCCACCACCTAG</text:p>
      <text:p text:style-name="Preformatted_20_Text">Masked <text:s text:c="9"/>TCAGACACAGTCTGTAATGCCCTCTGTGTCAACAACAAGCCCACCTCAGCCACCA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CCTCAGAAGGAGTTATCCAAGAAAGAGAGTGATGCTTTTATTGCTCTGGATCC</text:p>
      <text:p text:style-name="Preformatted_20_Text">Masked <text:s text:c="9"/>AACTGCACCTCAGAAGGAGTTATCCAAGAAAGAGAGTGATGCTTTTATTGCTCTGG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GTGATAGAGAGATGAAGGACGTCAAAGAAATGTTCAAAGATTTCCAGCTGACAAA</text:p>
      <text:p text:style-name="Preformatted_20_Text">Masked <text:s text:c="9"/>ACTTGGTGATAGAGAGATGAAGGACGTCAAAGAAATGTTCAAAGATTTCCAGCTG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CTGCAGTGCCAGCAAGAAGAGGAGAGCAGCAAAGTTTTTCAGGTGCCTCCGGAGC</text:p>
      <text:p text:style-name="Preformatted_20_Text">Masked <text:s text:c="9"/>GCCACCTGCAGTGCCAGCAAGAAGAGGAGAGCAGCAAAGTTTTTCAGGTGCCTCC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GCAATTGCTTTATTAATAAAGTACCTAGATAGTACAGGTCACAGTGACAGTTAGC</text:p>
      <text:p text:style-name="Preformatted_20_Text">Masked <text:s text:c="9"/>TTTCAGCAATTGCTTTATTAATAAAGTACCTAGATAGTACAGGTCACAGTGACAG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TCCATGAATGGTAAAATCTTTATTGTATTTGAATAGCGACTCAGGTAACATGAT</text:p>
      <text:p text:style-name="Preformatted_20_Text">Masked <text:s text:c="9"/>AAGCTGTCCATGAATGGTAAAATCTTTATTGTATTTGAATAGCGACTCAGGTAACATG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GCTGATCATGTCTTGTCTCACAGCTATGATTATACTGATTGTTGTATTTACTTTAAAGT</text:p>
      <text:p text:style-name="Preformatted_20_Text">Masked <text:s text:c="9"/>GGCTGATCATGTCTTGTCTCACAGCTATGATTATACTGATTGTTGTATTTACTT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AAAAGAGGATTGAAGGACCTTTTCCCTTAATAGCATTACACAGACCATTGTTAGT</text:p>
      <text:p text:style-name="Preformatted_20_Text">Masked <text:s text:c="9"/>TCTTAAAAAGAGGATTGAAGGACCTTTTCCCTTAATAGCATTACACAGACCATT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AACTCTGATGCATCTAGTGTCTAGGCTGGACTGAGGTAGGCTAGGTCTGTGCAGT</text:p>
      <text:p text:style-name="Preformatted_20_Text">Masked <text:s text:c="9"/>GGCCAAACTCTGATGCATCTAGTGTCTAGGCTGGACTGAGGTAGGCTAGGTCTGT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AAGGCCCAGATAGCTTATGTGTATTGATGAATAGGCAGGAGATAAAACTGACGTC</text:p>
      <text:p text:style-name="Preformatted_20_Text">Masked <text:s text:c="9"/>GTTAGAAGGCCCAGATAGCTTATGTGTATTGATGAATAGGCAGGAGATAAAACTGA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GCAGCTTGCATGCTTTTTTCAATTTTTTTAATCTATTTTTGTTTGTTTGTTTT</text:p>
      <text:p text:style-name="Preformatted_20_Text">Masked <text:s text:c="9"/>ATGCAAAGCAGCTTGCATGCTTTTTTCAATTTTTTTAATCTATTTTTGTTTG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GTTGTTTTGTTTGTTTTTAAACATCTAATTGGATGAGTTTAAGTCAGTGTGCTGA</text:p>
      <text:p text:style-name="Preformatted_20_Text">Masked <text:s text:c="9"/>GGTTTGTTGTTTTGTTTGTTTTTAAACATCTAATTGGATGAGTTTAAGTCAGTG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CTTAGTACACGTAAAAGCTGTTTAGTGATATAGCAGTATGTCTCCTCCTCCTAGA</text:p>
      <text:p text:style-name="Preformatted_20_Text">Masked <text:s text:c="9"/>TAGGGCTTAGTACACGTAAAAGCTGTTTAGTGATATAGCAGTATGTCTCCTCCTCC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CTGAAGCCTGTTCCCAGACAAAGTGCACTACCAATTGATGGCCTGTTTGAAAGTCA</text:p>
      <text:p text:style-name="Preformatted_20_Text">Masked <text:s text:c="9"/>ACCACTGAAGCCTGTTCCCAGACAAAGTGCACTACCAATTGATGGCCTGTTT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ACCAGACCTTTTCAGTGTCTCCTCTGTAAGTAACAGATGTTTTCTCTATGCCCA</text:p>
      <text:p text:style-name="Preformatted_20_Text">Masked <text:s text:c="9"/>ACCTAAACCAGACCTTTTCAGTGTCTCCTCTGTAAGTAACAGATGTTTTCTCTATG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CACCCCACCAACAGAAATACTTGTGATATTTGTGCAGTGGCTTTAGAGGCCATG</text:p>
      <text:p text:style-name="Preformatted_20_Text">Masked <text:s text:c="9"/>TTACTGCACCCCACCAACAGAAATACTTGTGATATTTGTGCAGTGGCTTTAGAGG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AAACTTCTTGCATACCTGATCTAACAAAAAAACCTTCTCAAAAGAAGGCTAATGA</text:p>
      <text:p text:style-name="Preformatted_20_Text">Masked <text:s text:c="9"/>GAATAAAACTTCTTGCATACCTGATCTAACAAAAAAACCTTCTCAAAAGAAGGCT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ATTCCATTTAGCTAAAGTCCATAACCAGTGCCCCCAAGCTGTGAAGCCCCTCTG</text:p>
      <text:p text:style-name="Preformatted_20_Text">Masked <text:s text:c="9"/>AGCTTTATTCCATTTAGCTAAAGTCCATAACCAGTGCCCCCAAGCTGTGAAGCC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TTGTTTCTATATGGGGGGAGTTTCTACAAAGGACTGTAAAGTAATAGAGGTGAAG</text:p>
      <text:p text:style-name="Preformatted_20_Text">Masked <text:s text:c="9"/>CAACTTTGTTTCTATATGGGGGGAGTTTCTACAAAGGACTGTAAAGTAATAGAGG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ACTTCTACAGCTATGCTGACTTCTATGGAGAGCAGACAGTGTTGACTGTGCAAG</text:p>
      <text:p text:style-name="Preformatted_20_Text">Masked <text:s text:c="9"/>TGGAAGACTTCTACAGCTATGCTGACTTCTATGGAGAGCAGACAGTGTTGACTGTG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GCTGAACAAATGGGAGGATCCCATGTCCAGTATCCTCTTGGGGAAGGAAATGGCC</text:p>
      <text:p text:style-name="Preformatted_20_Text"><text:soft-page-break/>Masked <text:s text:c="9"/>TGTTTGCTGAACAAATGGGAGGATCCCATGTCCAGTATCCTCTTGGGGAAGGAAAT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ACTTCACTCCATTTGGTACATGACACTTGGAGTCCCTGATAGAAAAACCTGGATC</text:p>
      <text:p text:style-name="Preformatted_20_Text">Masked <text:s text:c="9"/>TATCCACTTCACTCCATTTGGTACATGACACTTGGAGTCCCTGATAGAAAAACCT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CAGAATGCTGACTTCAAACATCTGACATTTGGCTAATCAGATTTCATCATGAATA</text:p>
      <text:p text:style-name="Preformatted_20_Text">Masked <text:s text:c="9"/>ACTTCCAGAATGCTGACTTCAAACATCTGACATTTGGCTAATCAGATTTCATC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TCAGTTCCACATGGCTTTTCTAAAGGATACCTTAACCCATACTAATGTGTACT</text:p>
      <text:p text:style-name="Preformatted_20_Text">Masked <text:s text:c="9"/>CACTAACTCAGTTCCACATGGCTTTTCTAAAGGATACCTTAACCCATACTAA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AGCTTTAGATCTCCTTAAGTTCCTTAAAGCAAGGCATCTAATACCTGCTTAGCCA</text:p>
      <text:p text:style-name="Preformatted_20_Text">Masked <text:s text:c="9"/>AACACAGCTTTAGATCTCCTTAAGTTCCTTAAAGCAAGGCATCTAATACCTGCTT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TCTTCAGTATTCTTTCCAGAAGGAGTTTGGAATCAAAACCAGCTAAAATAACCATG</text:p>
      <text:p text:style-name="Preformatted_20_Text">Masked <text:s text:c="9"/>GTGCTCTTCAGTATTCTTTCCAGAAGGAGTTTGGAATCAAAACCAGCTAAAATA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AAAATCTGAAAAACCTTTAATGACTAATAATTTATTACTTTTCTTGGCAGGAAT</text:p>
      <text:p text:style-name="Preformatted_20_Text">Masked <text:s text:c="9"/>AAGAATAAAATCTGAAAAACCTTTAATGACTAATAATTTATTACTTTTCTTGGCA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AAGCAACATTCTGGCCCATTTGGTGGTCCTTCTGGCAACCCTTTTGCATAGACCA</text:p>
      <text:p text:style-name="Preformatted_20_Text">Masked <text:s text:c="9"/>CTCAGAAGCAACATTCTGGCCCATTTGGTGGTCCTTCTGGCAACCCTTTTGCATAG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TTTACTCTATTTAGGCAAACTACTTCAACTTTAAATTCTTTTCAACTAGCTCT</text:p>
      <text:p text:style-name="Preformatted_20_Text">Masked <text:s text:c="9"/>GGTAATATTTACTCTATTTAGGCAAACTACTTCAACTTTAAATTCTTTTCAACT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AGCAGTTTTCATGAATCAGCTACACTGGCTTAACTTTATTGCTCCTCTGAAGTAT</text:p>
      <text:p text:style-name="Preformatted_20_Text">Masked <text:s text:c="9"/>TTGCCAGCAGTTTTCATGAATCAGCTACACTGGCTTAACTTTATTGCTCCTCTG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GCTGTACTCTAGAAGCATTCTTCTAAGGACCTCTGCTTAGAGCTGTACATGCTGT</text:p>
      <text:p text:style-name="Preformatted_20_Text">Masked <text:s text:c="9"/>TGCTTGCTGTACTCTAGAAGCATTCTTCTAAGGACCTCTGCTTAGAGCTGTACA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CTAGGTCTAACTAGTGTCACTTTCTTAACAATAAAGATCCTGTTTCTCCATGGTCT</text:p>
      <text:p text:style-name="Preformatted_20_Text">Masked <text:s text:c="9"/>CTGCCTAGGTCTAACTAGTGTCACTTTCTTAACAATAAAGATCCTGTTTCTCCATG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CTCAAAGTCATAATAGATGTCTATTTCCTTTCCTTGAGGAATGTTAATGAGTATG</text:p>
      <text:p text:style-name="Preformatted_20_Text">Masked <text:s text:c="9"/>TAAATCTCAAAGTCATAATAGATGTCTATTTCCTTTCCTTGAGGAATGTTAATGA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GTCTGTGGGGCATGTTTACAGGAGAGTGTTAGCAGAAAGCCCAATGCAGCTCTCTG</text:p>
      <text:p text:style-name="Preformatted_20_Text">Masked <text:s text:c="9"/>CCACGTCTGTGGGGCATGTTTACAGGAGAGTGTTAGCAGAAAGCCCAATGCAGCT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GTAGTATCTGAAGTTTTATTGGATTATAACCTGGGTGAATTAAAGTGATAACAAGC</text:p>
      <text:p text:style-name="Preformatted_20_Text">Masked <text:s text:c="9"/>AAGTGTAGTATCTGAAGTTTTATTGGATTATAACCTGGGTGAATTAAAGTGATAACAA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AGAGCTGTTATGTCATGGGAAACAAATTAACTCATGCTCTCTTATCACTGACTAAAGA</text:p>
      <text:p text:style-name="Preformatted_20_Text">Masked <text:s text:c="9"/>TAAGAGCTGTTATGTCATGGGAAACAAATTAACTCATGCTCTCTTATCACTGAC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TTGTCAGATGTGTGGCAGAGGAAAGATTTGCTAATTTAAATCATGGCATCAGT</text:p>
      <text:p text:style-name="Preformatted_20_Text">Masked <text:s text:c="9"/>GCATGAATTGTCAGATGTGTGGCAGAGGAAAGATTTGCTAATTTA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AAGGTTAGAAAACATCTCTAAGATAATCTAGTCTAAATGTCAGCCCACTATGCTA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GTGCCATATATACACATTTCTCAAATCTTCCTATGAAGTACTGTCTTTTAACAGAA</text:p>
      <text:p text:style-name="Preformatted_20_Text">Masked <text:s text:c="9"/>NNNNNNNNNNNNNNNNNNNNNNNNNNNNNNNNNNNTATGAAGTACTGTCTTTTAACAGAA</text:p>
      <text:p text:style-name="Preformatted_20_Text"><text:s text:c="51"/>*************************</text:p>
      <text:p text:style-name="Preformatted_20_Text"/>
      <text:p text:style-name="Preformatted_20_Text">Unmasked <text:s text:c="7"/>GACAAGTACTGCTATTGCTTTAAATTTGCCCTTAGTATCTATAAGCTAGTTTAAATTATG</text:p>
      <text:p text:style-name="Preformatted_20_Text">Masked <text:s text:c="9"/>GACAAGTACTGCTATTGCTTTAAATTTGCCCTTAGTATCTATAAGCTAGTTTAA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TAACTTCAAGTCATTCTAACCTTAAATTCTTTTCAGTATACTAGGCATAAACAG</text:p>
      <text:p text:style-name="Preformatted_20_Text">Masked <text:s text:c="9"/>AAGCTATAACTTCAAGTCATTCTAACCTTAAATTCTTTTCAGTATACTAGGCAT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GAGAAATGGAATAACTGGACCTCTTTTCAACATCCAATTTCTACTTTTTTCATTT</text:p>
      <text:p text:style-name="Preformatted_20_Text">Masked <text:s text:c="9"/>GAAAGGAGAAATGGAATAACTGGACCTCTTTTCAACATCCAATTTCTACTTTTT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TGCCACTCTTGCTGTCGTTCCATGATGTGTCATCTAAAACATGTCCAGGTGGATT</text:p>
      <text:p text:style-name="Preformatted_20_Text">Masked <text:s text:c="9"/>TTGTCTGCCACTCTTGCTGTCGTTCCATGATGTGTCATCTAAAACATGTCCAGGT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AGACACTGAAGAACATGCTGTGAAGACAGTAATTCAGGGCAAATGGAAACTTA</text:p>
      <text:p text:style-name="Preformatted_20_Text">Masked <text:s text:c="9"/>GAAGCATAGACACTGAAGAACATGCTGTGAAGACAGTAATTCAGGGCAAATGG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AACCTTGAAGACCCAAAATCAAATTGGTGGATGTTAATTTTACTTTAGACTTTGC</text:p>
      <text:p text:style-name="Preformatted_20_Text">Masked <text:s text:c="9"/>CACTCAACCTTGAAGACCCAAAATCAAATTGGTGGATGTTAATTTTACTTTAGAC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TTTGTGGAAGAGCTTAGCAACACTAAGTCATGTGTTTTATACAATGCAGTCACCT</text:p>
      <text:p text:style-name="Preformatted_20_Text">Masked <text:s text:c="9"/>AGTGGTTTGTGGAAGAGCTTAGCAACACTAAGTCATGTGTTTTATACAATGCAGT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CTCTTTATTGTAGCACTTACTGTCCTGAAACATGGGAATTGAATGTACCTAGGG</text:p>
      <text:p text:style-name="Preformatted_20_Text">Masked <text:s text:c="9"/>CAATTTCTCTTTATTGTAGCACTTACTGTCCTGAAACATGGGAATTGAATGTACC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GCTGCCTTAACATAAGGGAATTGAATTAGTGGCTGCTCCACACTTTAAACAAC</text:p>
      <text:p text:style-name="Preformatted_20_Text">Masked <text:s text:c="9"/>AAGAAATGCTGCCTTAACATAAGGGAATTGAATTAGTGGCTGCTCCACACTTTA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TCAGTTGATGTATGTTTAGACAATATCAGCCAGTTGTAAAGTTATGTGGATATTAC</text:p>
      <text:p text:style-name="Preformatted_20_Text">Masked <text:s text:c="9"/>TAGGTCAGTTGATGTATGTTTAGACAATATCAGCCAGTTGTAAAGTTATGTGGATA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CTAAATGATGAATGAACATATGACTTGGTCTCTAAGCCATAAAGATTGTATGAA</text:p>
      <text:p text:style-name="Preformatted_20_Text">Masked <text:s text:c="9"/>ATGCTTCTAAATGATGAATGAACATATGACTTGGTCTCTAAGCCATAAAGATTGTATG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TGGGGGTTGGGGGGGAGGGGGAACATATCCAATACACTTGTTCCATTAACTAATGGTA</text:p>
      <text:p text:style-name="Preformatted_20_Text">Masked <text:s text:c="9"/>ACTGGGGGTTGGGGGGGAGGGGGAACATATCCAATACACTTGTTCCATTAACTAA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GCATTCTGCCATAAACATATAATAAAGGGACTAACCGTAGGGTCTTCAACAGAG</text:p>
      <text:p text:style-name="Preformatted_20_Text">Masked <text:s text:c="9"/>AAAGGAGCATTCTGCCATAAACATATAATAAAGGGACTAACCGTAGGGTCTTC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GGGTCCTGAACAATAGGGGTCTACTGCAGGATCAAATAAGCTGAAACATTTCTT</text:p>
      <text:p text:style-name="Preformatted_20_Text">Masked <text:s text:c="9"/>CTGCTGGGGTCCTGAACAATAGGGGTCTACTGCAGGATCAAATAAGCTGAAAC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CATTGAGGTATTCATGGACACTAACTGTTGTATTGGTGCTAATATAGCTATTTG</text:p>
      <text:p text:style-name="Preformatted_20_Text">Masked <text:s text:c="9"/>GAAGGACATTGAGGTATTCATGGACACTAACTGTTGTATTGGTGCTAATATAGC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GGAAATCTATGAAGATTACCTTTCTTTATCAAGGTGGCTTGGCAGACAAATGGA</text:p>
      <text:p text:style-name="Preformatted_20_Text">Masked <text:s text:c="9"/>AGGGAGGGAAATCTATGAAGATTACCTTTCTTTATCAAGGTGGCTTGGCAGACAA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CAGATAGGTCAGACATGATGTAGTACAACATTATTCCAGTGTGTTAGAAAGTAAA</text:p>
      <text:p text:style-name="Preformatted_20_Text">Masked <text:s text:c="9"/>ACAAGCAGATAGGTCAGACATGATGTAGTACAACATTATTCCAGTGTGTTAGAAA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AATCATTGCTTTACTCTATGCCTTGATTCCTTGTGAACAGATATACCATCTCTGT</text:p>
      <text:p text:style-name="Preformatted_20_Text">Masked <text:s text:c="9"/>AAGACAATCATTGCTTTACTCTATGCCTTGATTCCTTGTGAACAGATATACCATC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TAATGTGAGGCATAATCTCTTAAACAGTGAACAGTGCCTTTCCAAAAAAAAAAAA</text:p>
      <text:p text:style-name="Preformatted_20_Text">Masked <text:s text:c="9"/>GTCATTAATGTGAGGCATAATCTCTTAAACAGTGAACAGTGCCTTTCCAAAA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CTTTACTAACAGACCTTTAAATCAGAAATCAGTCTGATGTTACAACTAGTTGTAA</text:p>
      <text:p text:style-name="Preformatted_20_Text">Masked <text:s text:c="9"/>AACCTCTTTACTAACAGACCTTTAAATCAGAAATCAGTCTGATGTTACAACTA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GTCAATGGGGATAGCTGATATCTGAGTGGTTGTTGTTTTTTTTTGTTTTGTTTT</text:p>
      <text:p text:style-name="Preformatted_20_Text">Masked <text:s text:c="9"/>CACTTTGTCAATGGGGATAGCTGATATCTGAGTGGTTG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GTTTTGTTTCTGTTAATACTAAGTATAAACTTGAAATAGTATAAATCAAATGCCTAAGCA</text:p>
      <text:p text:style-name="Preformatted_20_Text">Masked <text:s text:c="9"/>NNNNNNNNNNNNNNAATACTAAGTATAAACTTGAAATAGTATAAATCAAATGCCTAAGCA</text:p>
      <text:p text:style-name="Preformatted_20_Text"><text:s text:c="30"/>**********************************************</text:p>
      <text:p text:style-name="Preformatted_20_Text"/>
      <text:p text:style-name="Preformatted_20_Text">Unmasked <text:s text:c="7"/>GTTGCTGAACTGGAGATCTAAGAAAATCAACTTGAAGACAGCCTTAGTACTCAATTCAGC</text:p>
      <text:p text:style-name="Preformatted_20_Text">Masked <text:s text:c="9"/>GTTGCTGAACTGGAGATCTAAGAAAATCAACTTGAAGACAGCCTTAGTACTCAAT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CATGCAATTATATAAACCTTTCTTGCACTTTCTGTAATGCAAAAAAAGCTATGAAT</text:p>
      <text:p text:style-name="Preformatted_20_Text">Masked <text:s text:c="9"/>AGGTCATGCAATTATATAAACCTTTCTTGCACTTTCTGTAATGCAAAAAAAGCT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ATTTGTCTCAAACTGGAAATGTAGAAACTTCTGGATATTACACTGCTATATAAA</text:p>
      <text:p text:style-name="Preformatted_20_Text">Masked <text:s text:c="9"/>TTAAATATTTGTCTCAAACTGGAAATGTAGAAACTTCTGGATATTACACTGCT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GTTTCTCAAGTGATGTTACCTAATGACATTAAAAACAAGCAACTCTCATAGCAA</text:p>
      <text:p text:style-name="Preformatted_20_Text">Masked <text:s text:c="9"/>ACTGTAGTTTCTCAAGTGATGTTACCTAATGACATTAAAAACAAGCAACTCTCATAGC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AAACATCTGTGTGGCTGTTGGTTTTATCCTTATAACTCAGTCTTTTGATATAATTGAT</text:p>
      <text:p text:style-name="Preformatted_20_Text">Masked <text:s text:c="9"/>AGAAACATCTGTGTGGCTGTTGGTTTTATCCTTATAACTCAGTCTTTTGATATAA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GATTTTTGGTGCTGGCTAAGAATTTTGTTTCACAGGTTCCTAACATAGCTGTTTG</text:p>
      <text:p text:style-name="Preformatted_20_Text">Masked <text:s text:c="9"/>TCTATGATTTTTGGTGCTGGCTAAGAATTTTGTTTCACAGGTTCCTAACATAGC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TCTCTTAAGTCTTTCTGTAGCATATTGTGTCTCAGGCCTGTTCAACGTGAATT</text:p>
      <text:p text:style-name="Preformatted_20_Text">Masked <text:s text:c="9"/>ACAGCATTCTCTTAAGTCTTTCTGTAGCATATTGTGTCTCAGGCCTGTTCAACG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TCATTAAATTCTCAGCTGACTTAAGTGTTTCCTGCTAGTAATGTGGATAGCCAAC</text:p>
      <text:p text:style-name="Preformatted_20_Text">Masked <text:s text:c="9"/>GCTCCTCATTAAATTCTCAGCTGACTTAAGTGTTTCCTGCTAGTAATGTGGATAG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AAATAAATGGGAAATTTTCTGTCTTAGGTGGCTGTCAGCCTTAATTTTTTTCTG</text:p>
      <text:p text:style-name="Preformatted_20_Text">Masked <text:s text:c="9"/>AAGAATAAATAAATGGGAAATTTTCTGTCTTAGGTGGCTGTCAGCCTTAATTTT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TTAGAATAAGTTCTTGCTTATTTAAATCCGTTGTTACTGGCATTGATTAGTAGC</text:p>
      <text:p text:style-name="Preformatted_20_Text">Masked <text:s text:c="9"/>AATAATTTAGAATAAGTTCTTGCTTATTTAAATCCGTTGTTACTGGCATTGATTA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AAATGCTTATTTGGAAGGAAGTTCATTTTTCATTTCCATATTGAGGTATAGGCAT</text:p>
      <text:p text:style-name="Preformatted_20_Text">Masked <text:s text:c="9"/>TTGAAAAATGCTTATTTGGAAGGAAGTTCATTTTTCATTTCCATATTGAGGTAT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GAATCACTTTTGGCTGCAAGGAGATGTGATTTAGTATCTGGAGATACTATCTAAT</text:p>
      <text:p text:style-name="Preformatted_20_Text">Masked <text:s text:c="9"/>TCAAAGAATCACTTTTGGCTGCAAGGAGATGTGATTTAGTATCTGGAGATACTA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CCTTAAAAAATTCTGTTCTTTAGTGCTTAAGTGAAGGGCTACTCTTTTAAATACA</text:p>
      <text:p text:style-name="Preformatted_20_Text">Masked <text:s text:c="9"/>CTAAACCTTAAAAAATTCTGTTCTTTAGTGCTTAAGTGAAGGGCTACTCTTTTA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CATTTGAAATCAGCAAATAATCATTTAGAAGCTTTTCAGGCTAAAATTAATAGCC</text:p>
      <text:p text:style-name="Preformatted_20_Text">Masked <text:s text:c="9"/>CTATACATTTGAAATCAGCAAATAATCATTTAGAAGCTTTTCAGGCTAAAATTAA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ATGCTGGGGCTTGACAAAAGCTGACAAGATCAATGAATTATAAAATTGCTTGGGT</text:p>
      <text:p text:style-name="Preformatted_20_Text">Masked <text:s text:c="9"/>CTATGATGCTGGGGCTTGACAAAAGCTGACAAG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TGTAAGGGACCTGTTGTGGGTAGGGTTGCCATCCACTAGATCGGGCTGCCCAGG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GCCTGGTCTTAAACACCTCTGGGGATGGGGCATCTATTGCTCTCTGGACAGC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GTGTCTCACCACCCTCTGTATAAAGAATTTCACCTAACATAAATCTCATTTA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TTAAAGCCATTCTCCCTTTTACTGTCACTGTCGGACGATGTAAAAAGTTGGTTTC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TGTTTATAAGCTCTCTTTAAATACTGGAAGGCTGAAAAGAGTTATCCCTGT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TTCTCCAGACTGAACAAGACCAGCTCCCTCTGCATTTATTCATAGGAGAAAT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CCTTCTGAGGATCCTTGAGGCCTCCTCTGAACCTGCTCCAAAAACTTCACATGTTGT</text:p>
      <text:p text:style-name="Preformatted_20_Text">Masked <text:s text:c="9"/>NNNNNNNNNNNNNNNNNNNNNNNNNNNNNNNNNNNNNNNNNNNNNNNNNNNNNNNGTTGT</text:p>
      <text:p text:style-name="Preformatted_20_Text"><text:s text:c="71"/>*****</text:p>
      <text:p text:style-name="Preformatted_20_Text"/>
      <text:p text:style-name="Preformatted_20_Text">Unmasked <text:s text:c="7"/>TGATCACTAATTGCTGTTAGAAGGACCTCTTAGAGACTGGCTGAAGATGCTTGTTGGTTG</text:p>
      <text:p text:style-name="Preformatted_20_Text">Masked <text:s text:c="9"/>TGATCACTAATTGCTGTTAGAAGGACCTCTTAGAGACTGGCTGAAGATGCTTGTT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CTGAGCTTAAATAGCTATTTATTCTGACTTACTTTCTGTCTTAAAGAACAGTCAT</text:p>
      <text:p text:style-name="Preformatted_20_Text">Masked <text:s text:c="9"/>GCTAACTGAGCTTAAATAGCTATTTATTCTGACTTACTTTCTGTCTTAAAGAACA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TTGGTGTATATATAGCACTAGATGAAGCTAATGAAGAAACTACAATATTACAAGC</text:p>
      <text:p text:style-name="Preformatted_20_Text">Masked <text:s text:c="9"/>CTGTGTTGGTGTATATATAGCACTAGATGAAGCTAATGAAGAAACTACAATATTAC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TGTCTCATATTCTTGCTCAACAAATGAGTTTTATCCAAATGGGACTCATCAGATT</text:p>
      <text:p text:style-name="Preformatted_20_Text">Masked <text:s text:c="9"/>ATCTGTGTCTCATATTCTTGCTCAACAAATGAGTTTTATCCAAATGGGACTCATC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TTGCTGCATAAAATCAAGTGTTGGACAGGAAAAAAAACGACAACAACAAAAAAC</text:p>
      <text:p text:style-name="Preformatted_20_Text">Masked <text:s text:c="9"/>GGATTATTGCTGCATAAAATCAAGTGTTGGACAGGAAAAAAAACGACAACAAC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CTTATTCCACCCCTCCAAAAAAAAAAAAAAGGGGGAACAAAAATAGAATTTCTCA</text:p>
      <text:p text:style-name="Preformatted_20_Text">Masked <text:s text:c="9"/>TCTGCCTTATTCCACCCCTCCAAAAAAAAAAAAAAGGGGGAACAAAAATAGAATT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CATCATACTGTAGAATATTCTTAGAATAGATTATAAAGTTTGAGTTCAAATACT</text:p>
      <text:p text:style-name="Preformatted_20_Text">Masked <text:s text:c="9"/>ATTGTGCATCATACTGTAGAATATTCTTAGAATAGATTATAAAGTTTGAGTTCA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TATTTAACTGCTAAACAGCAGGTTATTTTGAGTTATTTCTGTCTTGGGGTTGT</text:p>
      <text:p text:style-name="Preformatted_20_Text">Masked <text:s text:c="9"/>TAAGTAATATTTAACTGCTAAACAGCAGGTTATTTTGAGTTATTTCTGTCTTGGG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GACATGGTATCTTAAATTCTTAGATCTGGGTTACAACAAACTTCTGAATAAGAA</text:p>
      <text:p text:style-name="Preformatted_20_Text">Masked <text:s text:c="9"/>GCACAAGACATGGTATCTTAAATTCTTAGATCTGGGTTACAACAAACTTCTGAAT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TCTGGAGAGCTGGCTTGGAGTTGGGCTTTGGTGATAGAGACTTGAAAAGGCTTT</text:p>
      <text:p text:style-name="Preformatted_20_Text">Masked <text:s text:c="9"/>TGATCTTCTGGAGAGCTGGCTTGGAGTTGGGCTTTGGTGATAGAGACTTGAAAA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AAAAAAGTATTGCTCTTCTCTATTAGTAGGAAGAGAAGAAGGAATGTCAGTACT</text:p>
      <text:p text:style-name="Preformatted_20_Text">Masked <text:s text:c="9"/>GAAACAAAAAAAGTATTGCTCTTCTCTATTAGTAGGAAGAGAAGAAGGAATGTCAGTA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ATTCTTCCAGTGTTCCACATGAGGATCGCAAAGATGTTAAAAGTAACATCCTCAGCCA</text:p>
      <text:p text:style-name="Preformatted_20_Text">Masked <text:s text:c="9"/>TTATTCTTCCAGTGTTCCACATGAGGATCGCAAAGATGTTAAAAGTAACATCCTC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AGTTTACTGTAGGCCCTAGCTTAGGGTCAACAGGCTTCTGGGGAAAGAGTTGTT</text:p>
      <text:p text:style-name="Preformatted_20_Text">Masked <text:s text:c="9"/>AGGATCAGTTTACTGTAGGCCCTAGCTTAGGGTCAACAGGCTTCTGGGGAAAGAG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CAATAGGTAGGGTAGTGGGACTGTGTGATATAGGCAGCACTGCAGCAGCTGCAGT</text:p>
      <text:p text:style-name="Preformatted_20_Text">Masked <text:s text:c="9"/>TAGGGCAATAGGTAGGGTAGTGGGACTGTGTGATATAGGCAGCACTGCAGCAGCT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CTACTGGAAGTGTTTACTAGTAGTATATTTGTTTACACTAGTATAGTGATAGTGG</text:p>
      <text:p text:style-name="Preformatted_20_Text">Masked <text:s text:c="9"/>GTTTACTACTGGAAGTGTTTACTAGTAGTATATTTGTTTACACTAGTATAGTGAT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GAGGCATCAGAGGCAGGTAAGAGAGTAAAACAGGTTGTCAAACAACCCTGCAA</text:p>
      <text:p text:style-name="Preformatted_20_Text">Masked <text:s text:c="9"/>AAATTCTGAGGCATCAGAGGCAGGTAAGAGAGTAAAACAGGTTGTCAAACAACC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AGCTATTGAAAATTCAATGGTTAGAAACATACATATGTCGATTCAGTATCTCAG</text:p>
      <text:p text:style-name="Preformatted_20_Text">Masked <text:s text:c="9"/>TTACTGAGCTATTGAAAATTCAATGGTTAGAAACATACATATGTCGATTCAGTA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GCTTACTTCATATGTAAACTGAACATATAATAAATAGTACTTGAAAGTTGAAGAG</text:p>
      <text:p text:style-name="Preformatted_20_Text">Masked <text:s text:c="9"/>TAACAGCTTACTTCATATGTAAACTGAACATATAATAAATAGTACTTGAAAGTTG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GTATCTTCCTTGTCCAAAATGCAGCTTTCTCAGGTTTTTGGAATCAGGTTACAT</text:p>
      <text:p text:style-name="Preformatted_20_Text">Masked <text:s text:c="9"/>ACTGGTGTATCTTCCTTGTCCAAAATGCAGCTTTCTCAGGTTTTTGGAATCAGGT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TGTCTCCTGCTGTGTTTATACAAGGAAAGGGCATCATTACAATAGAGGGCAATG</text:p>
      <text:p text:style-name="Preformatted_20_Text">Masked <text:s text:c="9"/>TTGTTTTGTCTCCTGCTGTGTTTATACAAGGAAAGGGCATCATTACAATAGAGGG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TGCAACAGAAGCTCCATCACACTGAGAAGTGCTTGTCTGCTGATCAGGTGGGT</text:p>
      <text:p text:style-name="Preformatted_20_Text">Masked <text:s text:c="9"/>CACTGTATGCAACAGAAGCTCCATCACACTGAGAAGTGCTTGTCTGCTGATCAGGT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AGCCCCACTGTAGTACAGAGGCAGCAGCATTTACTTGGAAAGGTGCAGAGGGAGA</text:p>
      <text:p text:style-name="Preformatted_20_Text">Masked <text:s text:c="9"/>GCAGGAGCCCCACTGTAGTACAGAGGCAGCAGCATTTACTTGGAAAGGTGCAGAGG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CCTTGGAGCGGATGGATACTCAGAATGAAAGGCCAAAACTGAAGTAAATTACAAAG</text:p>
      <text:p text:style-name="Preformatted_20_Text">Masked <text:s text:c="9"/>GCTACCTTGGAGCGGATGGATACTCAGAATGAAAGGCCAAAACTGAAGTAAATT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CCCAGGCAAGCTAGGCTTCAGTATCTCACCATTCTTCTGCTGTGCAGCATTGCTA</text:p>
      <text:p text:style-name="Preformatted_20_Text">Masked <text:s text:c="9"/>AGTAACCCAGGCAAGCTAGGCTTCAGTATCTCACCATTCTTCTGCTGTGCAGCAT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TGAAGATACAGTCACCCAAAATTATTGGCCTTGGTTTTCAAAATGGATAAGTCATC</text:p>
      <text:p text:style-name="Preformatted_20_Text">Masked <text:s text:c="9"/>CCTGTGAAGATACAGTCACCCAAAATTATTGGCCTTGGTTTTCAAAATGGATAAG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GTGCTTTGGTGTGTACAGTCTAAGTGTCAAGAGACACGTTTTTCTATAACGTGAT</text:p>
      <text:p text:style-name="Preformatted_20_Text">Masked <text:s text:c="9"/>CTACAGTGCTTTGGTGTGTACAGTCTAAGTGTCAAGAGACACGTTTTTCTATAACGT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CTTTTCACTTACTGAGAGTCAGGAGTTTCATAGTGTGTGAAGCTGGGCACTAAAATGA</text:p>
      <text:p text:style-name="Preformatted_20_Text">Masked <text:s text:c="9"/>AGCTTTTCACTTACTGAGAGTCAGGAGTTTCATAGTGTGTGAAGCTGGGCACTA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GCACTGGAAATTATAGGTCTTCATCTGAAACCAAACTGGCAAATCGTTACACTC</text:p>
      <text:p text:style-name="Preformatted_20_Text">Masked <text:s text:c="9"/>AGAGTCGCACTGGAAATTATAGGTCTTCATCTGAAACCAAACTGGCAAATCGTTA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GGTTAATATAGTTAGAGACCTAAGCACTTGTTTGCTTTTTCCAGCTGTACATTAG</text:p>
      <text:p text:style-name="Preformatted_20_Text">Masked <text:s text:c="9"/>AGCAAGGTTAATATAGTTAGAGACCTAAGCACTTGTTTGCTTTTTCCAGCTGTAC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GCAAATAACATGTTTATTCATGAGCTTTCTTTTAAATCAGGAAAACATTTAGA</text:p>
      <text:p text:style-name="Preformatted_20_Text">Masked <text:s text:c="9"/>CCTTCTAGCAAATAACATGTTTATTCATGAGCTTTCTTTTAAATCAGGAAAACAT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TTTAGGCTTAACGACAATTCCACAAGCTTAATACGCTCAGAAATTAGAAAGTCA</text:p>
      <text:p text:style-name="Preformatted_20_Text">Masked <text:s text:c="9"/>CATTTGTTTAGGCTTAACGACAATTCCACAAGCTTAATACGCTCAGAAATTA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GCATTATGCCAATCTGAGATGTGCTGGTATGCCTTCGCTTCAAGTATGAAGGT</text:p>
      <text:p text:style-name="Preformatted_20_Text">Masked <text:s text:c="9"/>TACTGAAGCATTATGCCAATCTGAGATGTGCTGGTATGCCTTCGCTTCAAGTATG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TCACAATCTGAAAAGGGGAAAAAACTGTCTTAATAAATTTTTGAGGTTTTTTCTG</text:p>
      <text:p text:style-name="Preformatted_20_Text">Masked <text:s text:c="9"/>CATGGTCACAATCTGAAAAGGGGAAAAAACTGTCTTAATAAATTTTTGAGGTTT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TTTTAAGCCAGCAAAGAAAAGTTAGGCAGTTAATCTGAGTAACAAGTACTTCTATG</text:p>
      <text:p text:style-name="Preformatted_20_Text">Masked <text:s text:c="9"/>GTAATTTTAAGCCAGCAAAGAAAAGTTAGGCAGTTAATCTGAGTAACAAGTACTTC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GGCGGAAAACAGTTAGAAAATGCTTCCAAAATATTGATCTACAATTTAAATACAA</text:p>
      <text:p text:style-name="Preformatted_20_Text">Masked <text:s text:c="9"/>AAAGAGGCGGAAAACAGTTAGAAAATGCTTCCAAAATATTGATCTACAATTTAA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ATGTGATTTTAGTATGCTGCTCAGGGCTATACTGGCATGTGGGTTTTTTTGACAG</text:p>
      <text:p text:style-name="Preformatted_20_Text">Masked <text:s text:c="9"/>ACTCAATGTGATTTTAGTATGCTGCTCAGGGCTATACTGGCATGTGGGTTTTTTTGACA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5699_1146423936"><dc:creator>Unknown Author</dc:creator><dc:date>2022-04-08T15:15:10.178787295</dc:date><text:p text:style-name="P3"><text:span text:style-name="T2">EXON2</text:span></text:p></office:annotation>Unmasked <text:s text:c="7"/><text:span text:style-name="T1">CTCTTCAGAAAAAGCTTTTCTCAGGGGGATGAGAGTACCAAAGGCTGTATCTCCAACAGG</text:span></text:p>
      <text:p text:style-name="Preformatted_20_Text">Masked <text:s text:c="9"/><text:span text:style-name="T1">CTCTTCAGAAAAAGCTTTTCTCAGGGGGATGAGAGTACCAAAGGCTGTATCTCCA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GGTGAGCAGCTGGAACGCATCGTTGCACTGTAACCCCTGCATCTAGAAGAAGG</text:span>GT</text:p>
      <text:p text:style-name="Preformatted_20_Text">Masked <text:s text:c="9"/><text:span text:style-name="T1">AGAAAGGTGAGCAGCTGGAACGCATCGTTGCACTGTAACCCCTGCATCTAGAAGAAGG</text:span>GT</text:p>
      <text:p text:style-name="Preformatted_20_Text"><text:s text:c="16"/>************************************************************</text:p>
      <text:p text:style-name="Preformatted_20_Text"><office:annotation-end office:name="__Annotation__5699_1146423936"/></text:p>
      <text:p text:style-name="Preformatted_20_Text">Unmasked <text:s text:c="7"/>AAGCTGTAACCGAATGTCTCCATACCAAAGCAACAATCAAAAAAGCGCTATCAGTTTATG</text:p>
      <text:p text:style-name="Preformatted_20_Text">Masked <text:s text:c="9"/>AAGCTGTAACCGAATGTCTCCATACCAAAGCAACAATCAAAAAAGCGCTATCAG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TATCAAATTGCAGCTCCTAAAATAGCAGGTTTGTGATTCGATGAAACCTGTAAT</text:p>
      <text:p text:style-name="Preformatted_20_Text">Masked <text:s text:c="9"/>GGAAAATATCAAATTGCAGCTCCTAAAATAGCAGGTTTGTGATTCGATGAAACC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CAGACCTGAAGCCATAATAATAAGGGAAGACTGTGTCCAGATGTGCAGAGCTAGT</text:p>
      <text:p text:style-name="Preformatted_20_Text">Masked <text:s text:c="9"/>CATTTCAGACCTGAAGCCATAATAATAAGGGAAGACTGTGTCCAGATGTGCAGAGC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GTACTCCCACTGAAAATTTCTGTGGAAAGATTTTTATGGCCATGTGGATATTCCTAT</text:p>
      <text:p text:style-name="Preformatted_20_Text">Masked <text:s text:c="9"/>CAAGTACTCCCACTGAAAATTTCTGTGGAAAGATTTTTATGGCCATGTGGATATTC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ACTACTTTTTCTTCTTTTAAACATTAAAGAAGCAGTCTTTTCAATTAGAATAG</text:p>
      <text:p text:style-name="Preformatted_20_Text">Masked <text:s text:c="9"/>TAAGAACACTACTTTTTCTTCTTTTAAACATTAAAGAAGCAGTCTTTTCAATTAG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TTTCTTAGGGGCCTCTTTTCAAAGTACAAAGAAAAAAAAAAAAAAAGAAAGA</text:p>
      <text:p text:style-name="Preformatted_20_Text">Masked <text:s text:c="9"/>ATTTTTCTTTTCTTAGGGGCCTCTTTTCAAAGTAC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AAGACTTGAAAGTAGATAACATATTTATGATGTGTTTCCTCCCAGGATTCAAAATACTGG</text:p>
      <text:p text:style-name="Preformatted_20_Text">Masked <text:s text:c="9"/>NNGACTTGAAAGTAGATAACATATTTATGATGTGTTTCCTCCCAGGATTCAAAATACTGG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AAATAATGACATAAATAAATAGATAAAGTAAGCATCTCTACATAGTTGCTAAGATATATA</text:p>
      <text:p text:style-name="Preformatted_20_Text">Masked <text:s text:c="9"/>NNNNNNNNNNNNNNNNNNNNNNNNNNNNNNNGCATCTCTACATAGTTGCTAAGATATATA</text:p>
      <text:p text:style-name="Preformatted_20_Text"><text:s text:c="47"/>*****************************</text:p>
      <text:p text:style-name="Preformatted_20_Text"/>
      <text:p text:style-name="Preformatted_20_Text">Unmasked <text:s text:c="7"/>TTCTTTTTACAACATAAGCTGTCCCAGCAGACTTTCAACCAATAATTTCACTGAAGATGC</text:p>
      <text:p text:style-name="Preformatted_20_Text">Masked <text:s text:c="9"/>TTCTTTTTACAACATAAGCTGTCCCAGCAGACTTTCAACCAATAATTTCACTGAA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TTGAAAAGTTATATGTTCAGCTGAAAATTCCTTAGTTCTGGAAGTTCTCTTTTC</text:p>
      <text:p text:style-name="Preformatted_20_Text">Masked <text:s text:c="9"/>TTAATTTTGAAAAGTTATATGTTCAGCTGAAAATTCCTTAGTTCTGGAAGTTCTCTTTT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5700_1146423936"><dc:creator>Unknown Author</dc:creator><dc:date>2022-04-08T15:15:27.626853758</dc:date><text:p text:style-name="P3"><text:span text:style-name="T2">EXON3</text:span></text:p></office:annotation>Unmasked <text:s text:c="7"/>TCTCTAAGAATATTAGAACTTTTATTAATATTTCAAA<text:span text:style-name="T1">TTTCATACCAGAAGTGTTGAAGG</text:span></text:p>
      <text:p text:style-name="Preformatted_20_Text">Masked <text:s text:c="9"/>TCTCTAAGAATATTAGAACTTTTATTAATATTTCAAA<text:span text:style-name="T1">TTTCATACCAGAAGTGTTGA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CAGA</text:span>CGGTTTGGCAGAAAAACATGACTGGTAGACAAGAAGCTGAACATGAGCCAGCA</text:p>
      <text:p text:style-name="Preformatted_20_Text">Masked <text:s text:c="9"/><text:span text:style-name="T1">TTTCAGA</text:span>NNNNNNNNNNNNNNNNNNNNNNNNNNNNNNNNNNNNNNNNNNNNNNNNNNNNN</text:p>
      <text:p text:style-name="Preformatted_20_Text"><text:s text:c="16"/>******* <text:s text:c="52"/></text:p>
      <text:p text:style-name="Preformatted_20_Text"/>
      <text:p text:style-name="Preformatted_20_Text">Unmasked <text:s text:c="7"/>CTTGCAGTCCAGAAGGCCAACTGTGTTCTGGGCTGCATTGGAAGAGGGGTGGCCA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AGGGAAGTGATTGTCCCCCTCTACTCAGCTCTTGTGAGAACCCATCTGCAGGA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CACGTCTGGGGCTCCCAGTACAGGAAAGACACAGAGCTTTTGGAACGAGTCC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CCATTAAGATGATCAGAGGGCTGGAGCACCTCTCCTGTGAGGAAAGGTTGAG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CTTGTCTAGCTTGTCTAGCTTGAACAAGAGTAGGCTCTGGGGAGACTTCA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TCCTGTATTTGAAACAGATACAAACTGGAGAGAGAACAGCTGTTTACATAGGTT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TGATAAGACAAGGGGGAATGGTTTTAAACTGAGAAAGGGAAGGTTTAGGTTA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AGGAAGTTTTTCACACAGAGGGTGGTGACACACTGGAACAGGTTGCCCAAGG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GGATGCCCCATCCCTGGAGGCATTCAAGGCCAGGCTGGATGTGGCTCTGGAC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CTGGTGGTTGGCAACCCCTATATGCAGGGTGTTGAAATTAGATGATCTTTGTA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CAATCCAGGCCATTGTATGA<text:span text:style-name="T1">CCATGTTCATCTCACAGAACCAGAACAGACTGACTT</text:span></text:p>
      <text:p text:style-name="Preformatted_20_Text">Masked <text:s text:c="9"/>NNNNNNNNNNNNNNNNNNNNNNNN<text:span text:style-name="T1">CCATGTTCATCTCACAGAACCAGAACAGACTGACTT</text:span></text:p>
      <text:p text:style-name="Preformatted_20_Text"><text:s text:c="40"/>************************************</text:p>
      <text:p text:style-name="Preformatted_20_Text"/>
      <text:p text:style-name="Preformatted_20_Text">Unmasked <text:s text:c="7"/><text:span text:style-name="T1">TGAACGTAAATCTGTTAGATTTGTTTTTATTCCATAGTGAGCTG</text:span>TGTTATAATTCAGCAA</text:p>
      <text:p text:style-name="Preformatted_20_Text">Masked <text:s text:c="9"/><text:span text:style-name="T1">TGAACGTAAATCTGTTAGATTTGTTTTTATTCCATAGTGAGCTG</text:span>TGTTATAATTCAGCAA</text:p>
      <text:p text:style-name="Preformatted_20_Text"><text:s text:c="16"/>************************************************************</text:p>
      <text:p text:style-name="Preformatted_20_Text"><office:annotation-end office:name="__Annotation__5700_1146423936"/></text:p>
      <text:p text:style-name="Preformatted_20_Text">Unmasked <text:s text:c="7"/>AGGATGCTTTACAGTTCTATGAAGAAGTTCCCCCAGTTTCTATTTAAGTCAAACTGAATA</text:p>
      <text:p text:style-name="Preformatted_20_Text">Masked <text:s text:c="9"/>AGGATGCTTTACAGTTCTATGAAGAAGTTCCCCCAGTTTCTATTTAAGTCAAAC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AAGGGGCATATGTTTTAGTGATTTTCTACCAGGGAATGCTTTTCCTAAGTATTG</text:p>
      <text:p text:style-name="Preformatted_20_Text">Masked <text:s text:c="9"/>TACAAAAAGGGGCATATGTTTTAGTGATTTTCTACCAGGGAATGCTTTTCCTAAG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TGCTAGAGATTAAATATCCAGTATGTAGATGTGTGGGTTGCAAACCCAAAACCA</text:p>
      <text:p text:style-name="Preformatted_20_Text">Masked <text:s text:c="9"/>CTTTAATGCTAGAGATTAAATATCCAGTATGTAGATGTGTGGGTTGCAAACCCAA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GCAAAATGCTTAAGAAAAGGGTAATTCCTATGATCTCTCATTATAACTTTGGTC</text:p>
      <text:p text:style-name="Preformatted_20_Text">Masked <text:s text:c="9"/>AAACATGCAAAATGCTTAAGAAAAGGGTAATTCCTATGATCTCTCATTATAACTTT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ATATTCTTTTCCTGTTTTTTTTCATTCAGTGTTTTTTTAACTATCCATAATAGG</text:p>
      <text:p text:style-name="Preformatted_20_Text">Masked <text:s text:c="9"/>AGATTTATATTCTTTTCCTGTTTTTTTTCATTCAGTGTTTTTTTAACTATCCATAA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CTTTCTTCTAGCATACATTTTCTACCTCGTACACAAGAACTGTTTTATGAAAAA</text:p>
      <text:p text:style-name="Preformatted_20_Text">Masked <text:s text:c="9"/>AGTGTTCTTTCTTCTAGCATACATTTTCTACCTCGTACACAAGAACTGTTTTA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ACAAATATACAGGACTGAAGGAAAATTAATGAAATGGATGTGGAGGCTTAGTGT</text:p>
      <text:p text:style-name="Preformatted_20_Text">Masked <text:s text:c="9"/>TCACTGACAAATATACAGGACTGAAGGAAAATTAATGAAATGGATGTGGAGGCTTA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GTGATAAGATACGTTTCATCTGGGAACAAGGAAGCTTCTAGATTCAAAGATCTGA</text:p>
      <text:p text:style-name="Preformatted_20_Text">Masked <text:s text:c="9"/>CTAAAGTGATAAGATACGTTTCATCTGGGAACAAGGAAGCTTCTAGATTCAAAGATCT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GTAAAGTAATAAAGGCATGGTATATGAATTAATGTAATTTTCCAGAAATATCACAA</text:p>
      <text:p text:style-name="Preformatted_20_Text">Masked <text:s text:c="9"/>ATTTGTAAAGTAATAAAGGCATGGTATATGAATTAATGTAATTTTCCAGAAATA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AAGTAGCATAAGTTAATGGTAATACCGCTAACCAAAGCAGAAAAGGAGAGATGAT</text:p>
      <text:p text:style-name="Preformatted_20_Text">Masked <text:s text:c="9"/>AAATGAAGTAGCATAAGTTAATGGTAATACCGCTAACCAAAGCAGAAAAGGAGAGA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AATTTATAGTCACTGTTGACTGTCTTTTTTTCAACTACTGAAAAGTCCAGATATA</text:p>
      <text:p text:style-name="Preformatted_20_Text">Masked <text:s text:c="9"/>AGATGAATTTATAGTCACTGTTGACTGTCTTTTTTTCAACTACTGAAAAGTCCA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AAAAACTAGAAAGAATGTATTTAATTATTAGTTCACAGCCATTGCATGACACCTA</text:p>
      <text:p text:style-name="Preformatted_20_Text">Masked <text:s text:c="9"/>GAATGAAAAACTAGAAAGAATGTATTTAATTATTAGTTCACAGCCATTGCATGAC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AGTTAATTAATATCAATATGTTACTTTATTATGATGGACTAACTACCTCAAATC</text:p>
      <text:p text:style-name="Preformatted_20_Text">Masked <text:s text:c="9"/>CAGGTGAGTTAATTAATATCAATATGTTACTTTATTATGATGGACTAACTACCTC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AAACAATTGTACAACAAAATTGTGTACCTGACCTTGGTACAATTATTTTTTCAC</text:p>
      <text:p text:style-name="Preformatted_20_Text">Masked <text:s text:c="9"/>TTTAAAAAACAATTGTACAACAAAATTGTGTACCTGACCTTGGTACAATTATTTT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TTAGAATACCAATTATTATAGTTCATATCCTCCAAACAGCAGTAATTTAAATAA</text:p>
      <text:p text:style-name="Preformatted_20_Text">Masked <text:s text:c="9"/>TCTTACTTAGAATACCAATTATTATAGTTCATATCCTCCAAACAGCAGTAATT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AAAAATTATCTCTTGATTTCTTGATATTGAATTAATATTTTCCTGTGTTCTCCT</text:p>
      <text:p text:style-name="Preformatted_20_Text">Masked <text:s text:c="9"/>ATCAGAAAAAATTATCTCTTGATTTCTTGATATTGAATTAATATTTTCCTGTGT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CAATTAAAACAACAATCTATTAATGAAAAAGAATATAGAAACAATTAGAAGACA</text:p>
      <text:p text:style-name="Preformatted_20_Text">Masked <text:s text:c="9"/>AAAACACAATTAAAACAACAATCTATTAATGAAAAAGAATATAGAAACAATTAGA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ACATTTTGTAATAGAGAGCAGTTCTCACACAAGTTACTTTTCTTAGCTATCTCAG</text:p>
      <text:p text:style-name="Preformatted_20_Text">Masked <text:s text:c="9"/>TGATAACATTTTGTAATAGAGAGCAGTTCTCACACAAGTTACTTTTCTTAGCTA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AAAAATTAAACTTAGCAATATGGCTTTTTTTTTTTTCATTTGAAGAAAAGAGCG</text:p>
      <text:p text:style-name="Preformatted_20_Text">Masked <text:s text:c="9"/>TAAACTAAAAATTAAACTTAGCAATATGGCTTTTTTTTTTTTCATTTGAAGAAAAGA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GCTCATTAAGTAATGAAAGAATACAAAGGGAAAGATCTCAGTGAAGAATATCTG</text:p>
      <text:p text:style-name="Preformatted_20_Text">Masked <text:s text:c="9"/>AAAATTGCTCATTAAGTAATGAAAGAATACAAAGGGAAAGATCTCAGTGAAGAATATCT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5701_1146423936"><dc:creator>Unknown Author</dc:creator><dc:date>2022-04-08T15:15:39.795091156</dc:date><text:p text:style-name="P3"><text:span text:style-name="T2">EXON4</text:span></text:p></office:annotation>Unmasked <text:s text:c="7"/>GGAGTATCATTTAAGGTCTAACTGGAAGAAAAAAAAAGATTTATTTTTATATTAG<text:span text:style-name="T1">GTTGA</text:span></text:p>
      <text:p text:style-name="Preformatted_20_Text">Masked <text:s text:c="9"/>GGAGTATCATTTAAGGTCTAACTGGAAGAAAAAAAAAGATTTATTTTTATATTAG<text:span text:style-name="T1">GT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TGAAGTGACAATTTGTGTGTAACAAAGATGATGACTGTTGAGATTTTTCTAATGAA</text:span></text:p>
      <text:p text:style-name="Preformatted_20_Text">Masked <text:s text:c="9"/><text:span text:style-name="T1">TGCATGAAGTGACAATTTGTGTGTAACAAAGATGATGACTGTTGAGATTTTTCTA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AATTTGTACCACAGTTGCCATGCCATAATGATCACATTGACAGGCAGGAAGTTGG</text:span></text:p>
      <text:p text:style-name="Preformatted_20_Text">Masked <text:s text:c="9"/><text:span text:style-name="T1">CTGTAAATTTGTACCACAGTTGCCATGCCATAATGATCACATTGACAGGCAGGAAGTTGG</text:span>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<text:span text:style-name="T1">CAGGAAGGGGAAGA</text:span>GTATGTAATGAACAAAAGCATAGTTTTGGCACTGTGAAGACTCTAA</text:p>
      <text:p text:style-name="Preformatted_20_Text">Masked <text:s text:c="9"/><text:span text:style-name="T1">CAGGAAGGGGAAGA</text:span>GTATGTAATGAACAAAAGCATAGTTTTGGCACTGTGAAGACTCTAA</text:p>
      <text:p text:style-name="Preformatted_20_Text"><text:s text:c="16"/>************************************************************</text:p>
      <text:p text:style-name="Preformatted_20_Text"><office:annotation-end office:name="__Annotation__5701_1146423936"/></text:p>
      <text:p text:style-name="Preformatted_20_Text">Unmasked <text:s text:c="7"/>AACTGTCTCAAAAGGCAAGAAAAAACAGAAAATACAGGCATTCCCGGAAGTGGAATCACA</text:p>
      <text:p text:style-name="Preformatted_20_Text">Masked <text:s text:c="9"/>AACTGTCTCAAAAGGCAAGAAAAAACAGAAAATACAGGCATTCCCGGAAGTGGAA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TTTGTGTACTGAAATGCAACATAGCTTTTGGAAGAACACTGACAACTGTTTTAT</text:p>
      <text:p text:style-name="Preformatted_20_Text">Masked <text:s text:c="9"/>TTCTAATTTGTGTACTGAAATGCAACATAGCTTTTGGAAGAACACTGACAACTG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TACTTAAAGATGGTAAATATCCAGACAGTGAATTCTAAGTAAATCAAGCATTAT</text:p>
      <text:p text:style-name="Preformatted_20_Text">Masked <text:s text:c="9"/>GTTGTGTACTTAAAGATGGTAAATATCCAGACAGTGAATTCTAAGTAAATCAAG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TATACAGAATCATATATAGATATGATATGAATATTCTTACAGTTATTATTTAGAT</text:p>
      <text:p text:style-name="Preformatted_20_Text">Masked <text:s text:c="9"/>GCTAATATACAGAATCATATATAGATATGANNNNNNNNNNNNNNNNNNNNNNNNNNNNNN</text:p>
      <text:p text:style-name="Preformatted_20_Text"><text:s text:c="16"/>****************************** <text:s text:c="29"/></text:p>
      <text:p text:style-name="Preformatted_20_Text"/>
      <text:p text:style-name="Preformatted_20_Text">Unmasked <text:s text:c="7"/>ATTATTGTTATTATTGTTGTTGTTGTTGTTGTTACTATTATTATTATTTAAGTAACATTT</text:p>
      <text:p text:style-name="Preformatted_20_Text">Masked <text:s text:c="9"/>NNNNNNNNNNNNNNNNNNNNNNNNNNNNNNNNNNNNNNNNNNNNNNNNTAAGTAACATTT</text:p>
      <text:p text:style-name="Preformatted_20_Text"><text:s text:c="64"/>************</text:p>
      <text:p text:style-name="Preformatted_20_Text"/>
      <text:p text:style-name="Preformatted_20_Text">Unmasked <text:s text:c="7"/>CATAAGGAATCGAACATTCCCAATTACTTTACTTACACACTGCCTGCAGCTTTTGTTTTT</text:p>
      <text:p text:style-name="Preformatted_20_Text">Masked <text:s text:c="9"/>CATAAGGAATCGAACATTCCCAATTACTTTACTTACACACTGCCTGCAGC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TACGTTCTTCCCCAGAAAGTGAAAAAGAAAACATAGTATACTACAGTACCACCT</text:p>
      <text:p text:style-name="Preformatted_20_Text">Masked <text:s text:c="9"/>CTGAATTACGTTCTTCCCCAGAAAGTGAAAAAGAAAACATAGTATACTACAGTAC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GAGATGAAAAGGGTGCAGCCTGCATTTCACTGTGGAACAGCATGACTGCCCAAC</text:p>
      <text:p text:style-name="Preformatted_20_Text">Masked <text:s text:c="9"/>TGTGTTGAGATGAAAAGGGTGCAGCCTGCATTTCACTGTGGAACAGCATGACTGC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TCCGTTGTGGCAAGGAGAAATAAGCTTTATAGTCATTTTTAGAAGCAGGGATTTT</text:p>
      <text:p text:style-name="Preformatted_20_Text">Masked <text:s text:c="9"/>AGTCATCCGTTGTGGCAAGGAGAAATAAGCTTTATAGTCATTTTTAGAAGCAG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TTATTTCTATTCTAATAAATTACTGAAGGTTTTCATGAGACATGTGTAGAAGTTT</text:p>
      <text:p text:style-name="Preformatted_20_Text">Masked <text:s text:c="9"/>TTTAATTATTTCTATTCTAATAAATTACTGAAGGTTTTCATGAGACATGTGTAGA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GATGCTGGCAACTTGCATAACTTGAAACCCATTTTCCACACTTAGCTAGGTACT</text:p>
      <text:p text:style-name="Preformatted_20_Text">Masked <text:s text:c="9"/>ATTAGTGATGCTGGCAACTTGCATAACTTGAAACCCATTTTCCACACTTAGCTAG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TAAATATTGTGATCCTTAGAAAGACTGAAAACTTTATAGATAGAATATGATACAA</text:p>
      <text:p text:style-name="Preformatted_20_Text">Masked <text:s text:c="9"/>GGCCATAAATATTGTGATCCTTAGAAAGACTGAAAACTTTATAGATAGAATATG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TAGAAAGGCTGGACAAATAAACAAAATGCAATATGGAATCTCCAAAGAAGCAATT</text:p>
      <text:p text:style-name="Preformatted_20_Text">Masked <text:s text:c="9"/>CAGGATAGAAAGGCTGGACAAATAAACAAAATGCAATATGGAATCTCCAAAGAAGC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ATAAGTATCTGCTGAACATTGGTATATAGGTATAAAGAACTACACCCCATGTGG</text:p>
      <text:p text:style-name="Preformatted_20_Text">Masked <text:s text:c="9"/>GCTTCTATAAGTATCTGCTGAACATTGGTATATAGGTATAAAGAACTACACCCCATG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ACTTTTTGGGGTTTGAGATGGTTGAGATTTCCTCTTCTGCAGAGAATTCTACTACTTC</text:p>
      <text:p text:style-name="Preformatted_20_Text">Masked <text:s text:c="9"/>TCACTTTTTGGGGTTTGAGATGGTTGAGATTTCCTCTTCTGCAGAGAATTCTACT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TCACTCCCTGAGAGAAGAGACAAAACTGGGAGTATGTGTGTATTCCTTATATGT</text:p>
      <text:p text:style-name="Preformatted_20_Text">Masked <text:s text:c="9"/>TCCAAGTCACTCCCTGAGAGAAGAGACAAAACTGGGAGTATGTGTGTATTCCTT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TTGTGCACTCTTGATACCAGTCCCATCAGCAAACAAAATAATATGAGTTCTGGGA</text:p>
      <text:p text:style-name="Preformatted_20_Text">Masked <text:s text:c="9"/>GGATTTTGTGCACTCTTGATACCAGTCCCATCAGCAAACAAAATAATATGAGTTCT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AACAAATAAATCAAGGCTAAAAGTAGCTGTTGAAATGTTCTTTTTGAACCTA</text:p>
      <text:p text:style-name="Preformatted_20_Text">Masked <text:s text:c="9"/>AAAAAATAAACAAATAAATCAAGGCTAAAAGTAGCTGTTGAAATGTTCTTTTTGA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CACCTTATGTTCGTAAATATTTAGCAGATTTTTTTCTACTTTTTTTTTCAAAC</text:p>
      <text:p text:style-name="Preformatted_20_Text">Masked <text:s text:c="9"/>CATGAATCACCTTATGTTCGTAAATATTTAGCAGATTTTTTTCTACTTTTTTTTT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AAGTGTTTTCACTGAATTCAGTCTTAGGTTAATTTATTTCCAATCACATGTGT</text:p>
      <text:p text:style-name="Preformatted_20_Text">Masked <text:s text:c="9"/>TTTATTCAAGTGTTTTCACTGAATTCAGTCTTAGGTTAATTTATTTCCAATCACA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TATTCAAATTGAGATATTTTAAGTCTAATTTTTATAGGCTGGCTGTCCAGAAG</text:p>
      <text:p text:style-name="Preformatted_20_Text">Masked <text:s text:c="9"/>TCTTAGATATTCAAATTGAGATATTTTAAGTCTAATTTTTATAGGCTGGCTGTCC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TTTTTTATGGGGGGGGGAAGTAAAAATTAAAGATATTTAATGGTTGCCCTCAC</text:p>
      <text:p text:style-name="Preformatted_20_Text">Masked <text:s text:c="9"/>TTTTTGTTTTTTTATGGGGGGGGGAAGTAAAAATTAAAGATATTTAATGGTTGCC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AGAAACTCAGAGTACCAGAGATACTTCTGAAATCATATTCTCATTTTTACACAGC</text:p>
      <text:p text:style-name="Preformatted_20_Text">Masked <text:s text:c="9"/>ACTGCAGAAACTCAGAGTACCAGAGATACTTCTGAAATCATATTCTCATTTTTA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GCCCATCTGTGAGATATGGCATGTCCAGACAGCTATGAGGAGGACGCAGTCTGT</text:p>
      <text:p text:style-name="Preformatted_20_Text">Masked <text:s text:c="9"/>TGGTGTGCCCATCTGTGAGATATGGCATGTCCAGACAGCTATGAGGAGGACGCAG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ACCTAGGAGCTCTCACATCAGGACGTGTAAGGTAGTGTGACCAAACAAGGGAATA</text:p>
      <text:p text:style-name="Preformatted_20_Text">Masked <text:s text:c="9"/>GAGCAACCTAGGAGCTCTCACATCAGGACGTGTAAGGTAGTGTGACCAAACAAGG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TCATCAAAGAAAAGTGTAGCAAAAACAAGGTTTTTGTTGGATTTTGTGTTTGTT</text:p>
      <text:p text:style-name="Preformatted_20_Text">Masked <text:s text:c="9"/>CACAGATCATCAAAGAAAAGTGTAGCAAAAACAAGGTTTTTGTTGGATTTTGTGT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CTCAACATCTGGTTCCCTGCTCTGTGGCCCATACACTGGCTCTCCACAACTTGGG</text:p>
      <text:p text:style-name="Preformatted_20_Text">Masked <text:s text:c="9"/>GCCTTCTCAACATCTGGTTCCCTGCTCTGTGGCCCATACACTGGCTCTCCACAACT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TGAGATCATGCTGTACACGCTGCCTGAATGCAGAGCATGAATGATGCCCTCAGGA</text:p>
      <text:p text:style-name="Preformatted_20_Text">Masked <text:s text:c="9"/>GATCTTGAGATCATGCTGTACACGCTGCCTGAATGCAGAGCATGAATGATGCCCT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GCAAAGGAGTGCAAGGCAGCTTATGGGCCCAGCATTTGCCAGGTCTGATTACAAG</text:p>
      <text:p text:style-name="Preformatted_20_Text"><text:soft-page-break/>Masked <text:s text:c="9"/>ACCAGGCAAAGGAGTGCAAGGCAGCTTATGGGCCCAGCATTTGCCAGGTCTGA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AATATCAAATTTCAGGGCTTTTTTTTCCTCAGTTTGTGGAGAAATCTAAACAAGA</text:p>
      <text:p text:style-name="Preformatted_20_Text">Masked <text:s text:c="9"/>CTCAGAATATCAAATTTCAGGGCTTTTTTTTCCTCAGTTTGTGGAGAAATCTAAA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AAAGTTGCATTTCTTCCATCCATGAAAAATAAAAATCACAGAATCACAGAATTG</text:p>
      <text:p text:style-name="Preformatted_20_Text">Masked <text:s text:c="9"/>ATCAAGAAAGTTGCATTTCTTCCATCCATGAAAAATAAAAATCA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TAGGGGTTGGAAGGGACCTCTAGAAATCATTATCTAGTCTAGCCCCCCCCTGCAA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CCCTAGACCATGTTGCACAGGTAGGCACCCAGGCAGGTCTTGAATATCTCCAGA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ACTCCACCACCTCCCTGGGCAGCCTGTTCCAGTGCTCCGTCACCTCACTGTG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TCTTGCTCATATTTGTGTGGCACTCCCCACGCTTTAGTTTGTGGCCATTTC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CACACAACACTGAAAAGATTCTGGCCTTGTTCCTTTGCCTCCCACACCTTA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AGACATTGAGTCTATAAACTCTGACTTCTTTTCTCAAGGCTGAACAGACCCA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GCCTTTTCTCATAAGAGAGGTGCTCCAGGCCCTTTATCATCTTTGTGGCCCTC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CTCTTTCCAGGAGAAATCATTTTTGTTTTTGTTTTTCCATCTGTGAAAACTCTGC</text:p>
      <text:p text:style-name="Preformatted_20_Text">Masked <text:s text:c="9"/>NNNNNNNNNNNNNNNNAGAAATCATTTTTGTTTTTGTTTTTCCATCTGTGAAAACTCTGC</text:p>
      <text:p text:style-name="Preformatted_20_Text"><text:s text:c="32"/>********************************************</text:p>
      <text:p text:style-name="Preformatted_20_Text"/>
      <text:p text:style-name="Preformatted_20_Text">Unmasked <text:s text:c="7"/>ATTTATAGATGTATATTGCCATTAAAGCATTGTGCTCCTCTTTTCCTCTGAAGACAAGAT</text:p>
      <text:p text:style-name="Preformatted_20_Text">Masked <text:s text:c="9"/>ATTTATAGATGTATATTGCCATTAAAGCATTGTGCTCCTCTTTTCCTCTGAAGAC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CATAAATTACATCTCCTCTTGGACAGTGTCTTCTCTCTATGTAGTGAGATGTTT</text:p>
      <text:p text:style-name="Preformatted_20_Text">Masked <text:s text:c="9"/>TTCCTGCATAAATTACATCTCCTCTTGGACAGTGTCTTCTCTCTATGTAGTGAG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TAAAAGTTTCTGGTCACAAACAGAGCTAAGCAGATACAAGCAGCCCTGGGAGC</text:p>
      <text:p text:style-name="Preformatted_20_Text">Masked <text:s text:c="9"/>TTTTCTGTAAAAGTTTCTGGTCACAAACAGAGCTAAGCAGATACAAGCAGCCCTG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CTCCAGAAAGATTAAATACATAAGGAAACCGCAGAAGAACTCTCATGAGAGAAG</text:p>
      <text:p text:style-name="Preformatted_20_Text">Masked <text:s text:c="9"/>CTGGCTCTCCAGAAAGATTAAATACATAAGGAAACCGCAGAAGAACTCTCATGAGAG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AGATTATTGATTCTCGCTGAATCACATTAACTGAATCAAACTATTTTGAGATTTAATC</text:p>
      <text:p text:style-name="Preformatted_20_Text">Masked <text:s text:c="9"/>TCAGATTATTGATTCTCGCTGAATCACATTAACTGAATCAAACTATTTTGAGATT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TTGTTTCATAAAATCAATGAATCAATAAGGTTGGAAAAGACCTGTAAGATCATT</text:p>
      <text:p text:style-name="Preformatted_20_Text">Masked <text:s text:c="9"/>ATGTGCTTGTTNNNNNNNNNNNNNNNNNNNNNNNNNNNNNNNNNNNNNNNNNNNNNNNNN</text:p>
      <text:p text:style-name="Preformatted_20_Text"><text:s text:c="16"/>*********** <text:s text:c="48"/></text:p>
      <text:p text:style-name="Preformatted_20_Text"/>
      <text:p text:style-name="Preformatted_20_Text">Unmasked <text:s text:c="7"/>CAGTCCAACTGTCTACCTAACACCAATATTGCTCACTGAAGCATGTTCCTTAGTA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ACAGGTTTCTTGGTTTCTTGAAAATCTACAGAGGCAGTGACTTAACAGTCTC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AGCCTGTTCCAGTGCCTGACCACTCTTTCAGGGAAGAAATTGTTTGTAATATCC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AGTCCCTGCACAACATGAGGCTATTTCCTCTCATCCTATTGCTGTTACTTGG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GGCCAACTACCAACTCATCATAACCTCCTTTCAGGTAGTTGTATATGTCAAT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CCTGAGCCTCCTCTTCTCTAGACTAATCCCTGTTCCCTCAGTTACTCCAC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TGTACTCCAGTCCTCTCAGCACCTTCAATGAACACTGAAAACTTTCAAGGAGAAAAA</text:p>
      <text:p text:style-name="Preformatted_20_Text">Masked <text:s text:c="9"/>NNNNNNNNNNNNNNNNNNNNNNNNNNNNNAATGAACACTGAAAACTTTCAAGGAGAAAAA</text:p>
      <text:p text:style-name="Preformatted_20_Text"><text:s text:c="45"/>*******************************</text:p>
      <text:p text:style-name="Preformatted_20_Text"/>
      <text:p text:style-name="Preformatted_20_Text">Unmasked <text:s text:c="7"/>TCAAACACCTTACTAAAGTTTAGAATTTTTTTTTTGTCAAAATATATTTTTCTACTATAA</text:p>
      <text:p text:style-name="Preformatted_20_Text">Masked <text:s text:c="9"/>TCAAACACCTTACTAAAGTTTAGAATTTTTTTTTTGTCAAAATATATTTTTCTAC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CATTTAGCCTCTACTAACACTTTCAGTAGAATGATTTTGCTATCTGGATATAATA</text:p>
      <text:p text:style-name="Preformatted_20_Text">Masked <text:s text:c="9"/>CATGCCATTTAGCCTCTACTAACACTTTCAGTAGAATGATTTTGCTATCTGGATA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GTTATATTATTCTTTGTGTTCAAAATCAGTATTCATATCTGTGCTTGTCTTACA</text:p>
      <text:p text:style-name="Preformatted_20_Text">Masked <text:s text:c="9"/>TCTTCTGTTATATTATTCTTTGTGTTCAAAATCAGTATTCATATCTGTGCTTGTC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GTTATTGTTACTGATTAAGTACGTTATGCAGTTTTACAGTGTTACATATATTATT</text:p>
      <text:p text:style-name="Preformatted_20_Text">Masked <text:s text:c="9"/>TGATTGTTATTGTTACTGATTAAGTACGTTATGCAGTTTTACAGTGTTACATATATTATT</text:p>
      <text:p text:style-name="Preformatted_20_Text"><text:s text:c="16"/>************************************************************</text:p>
      <text:p text:style-name="Preformatted_20_Text"><office:annotation office:name="__Annotation__5704_1146423936"><dc:creator>Unknown Author</dc:creator><dc:date>2022-04-08T15:23:40.312391577</dc:date><text:p text:style-name="P3"><text:span text:style-name="T2">EXON6</text:span></text:p></office:annotation></text:p>
      <text:p text:style-name="Preformatted_20_Text">Unmasked <text:s text:c="7"/>TTTTTAACTGCCTGTTCTGATTTCTCATACAATCTTTTCATCCTCTTTTCTAAG<text:span text:style-name="T1">ATAGAA</text:span></text:p>
      <text:p text:style-name="Preformatted_20_Text">Masked <text:s text:c="9"/>TTTTTAACTGCCTGTTCTGATTTCTCATACAATCTTTTCATCCTCTTTTCTAAG<text:span text:style-name="T1">ATA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ACAAAATCTTCACATCTGAGTTCCAGCATGATCATAAAAAAATGTTATGAGAGGTC</text:span></text:p>
      <text:p text:style-name="Preformatted_20_Text">Masked <text:s text:c="9"/><text:span text:style-name="T1">ACAGACAAAATCTTCACATCTGAGTTCCAGCATGATCATAAAAAAATGTTATGAGAGGTC</text:span>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<text:span text:style-name="T1">GACACAGAGAAACAAAAACCTCTTCAAAGTTGACTGTCTCTGAAATACACACCTACATCT</text:span></text:p>
      <text:p text:style-name="Preformatted_20_Text">Masked <text:s text:c="9"/><text:span text:style-name="T1">GACACAGAGAAACAAAAACCTCTTCAAAGTTGACTGTCTCTGAAATACACACCTACA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CAGGGAGTAGCAGAAAAGCTTCAGGAGCTAATTTAAAGTTTCACTATAGCTGGACT</text:span></text:p>
      <text:p text:style-name="Preformatted_20_Text">Masked <text:s text:c="9"/><text:span text:style-name="T1">ACTGCAGGGAGTAGCAGAAAAGCTTCAGGAGCTAATTTAAAGTTTCACTATAGCTGGA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ATGTTCCTGTTCTATGTTACATAGCTTTGCAAGAACA</text:span>ATAACCCTGATCAAGCTAAAA</text:p>
      <text:p text:style-name="Preformatted_20_Text">Masked <text:s text:c="9"/><text:span text:style-name="T1">GTATGTTCCTGTTCTATGTTACATAGCTTTGCAAGAACA</text:span>ATAACCCTGATCAAGCTAAAA</text:p>
      <text:p text:style-name="Preformatted_20_Text"><text:s text:c="16"/>************************************************************</text:p>
      <text:p text:style-name="Preformatted_20_Text"><office:annotation-end office:name="__Annotation__5704_1146423936"/></text:p>
      <text:p text:style-name="Preformatted_20_Text">Unmasked <text:s text:c="7"/>TACTTAATTTCTCTAAAAGCAGCAAAATTTATATAGCATTAGAATAAAGGCAGAAGCAGC</text:p>
      <text:p text:style-name="Preformatted_20_Text">Masked <text:s text:c="9"/>TACTTAATTTCTCTAAAAGCAGCAAAATTTATATAGCATTAGAATAAAGGCAG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GACATCAGAACAGTAAAGGATTTTGCACACGCTGAACAGCAAGAATATCTGCATT</text:p>
      <text:p text:style-name="Preformatted_20_Text">Masked <text:s text:c="9"/>CTAGGGACATCAGAACAGTAAAGGATTTTGCACACGCTGAACAGCAAGAATATCT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ACTTTCTTCAGATAGATGTAGAGGCCCAGAGATTTCCTCTAGACCTAAAAGCAT</text:p>
      <text:p text:style-name="Preformatted_20_Text">Masked <text:s text:c="9"/>AACTAAACTTTCTTCAGATAGATGTAGAGGCCCAGAGATTTCCTCTAGACCTAAA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TCAGCGATTTAAGATGCCTTAAATGGTGCCAGCTGATGCAGTGGTCAGCTGCTAA</text:p>
      <text:p text:style-name="Preformatted_20_Text">Masked <text:s text:c="9"/>TTGAGTCAGCGATTTAAGATGCCTTAAATGGTGCCAGCTGATGCAGTGGTCAG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TTTACACACCCCCTACTAGGCGCTGCTGTTAAGGAAGATATGTAAGAGCTGTGG</text:p>
      <text:p text:style-name="Preformatted_20_Text">Masked <text:s text:c="9"/>ATTCCTTTTACACACCCCCTACTAGGCGCTGCTGTTAAGGAAGATATGTAAGAG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TGGGGTTTGTAAGGCAGTGCCTTAACTGCAGCTATTTCACAAGAAGTCATATG</text:p>
      <text:p text:style-name="Preformatted_20_Text">Masked <text:s text:c="9"/>ATAATAATGGGGTTTGTAAGGCAGTGCCTTAACTGCAGCTATTTCACAAGAAGTC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ATCAGCAGCTAGGATACGTACTTTAGGATATTATGTAAAACTGAAAGATGTAATT</text:p>
      <text:p text:style-name="Preformatted_20_Text">Masked <text:s text:c="9"/>TCACAATCAGCAGCTAGGATACGTACTTTAGGATATTATGTAAAACTGAAAGAT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AGATGTAGAACGTATGAGTTGTGTGCCTCAAAGGGATATTTCTTCTGTTCAGT</text:p>
      <text:p text:style-name="Preformatted_20_Text">Masked <text:s text:c="9"/>TAAAATTAGATGTAGAACGTATGAGTTGTGTGCCTCAAAGGGATATTTCTTCTGTT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TTTATTATTTTAGAGTGTTTGCTGTGTTTCATTTCATTTTTAATTAGAGCTGTG</text:p>
      <text:p text:style-name="Preformatted_20_Text">Masked <text:s text:c="9"/>TTTCATTTTATTATTTTAGAGTGTTTGCTGTGTTTCATTTCATTTTTAATTAGAG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CATGCAAATAGTCTGAGAATAGCAGAGAGTGATCCAGAATAATAGAGAATTTAGT</text:p>
      <text:p text:style-name="Preformatted_20_Text">Masked <text:s text:c="9"/>CCCTTCATGCAAATAGTCTGAGAATAGCAGAGAGTGATCCAGAATAATAGAGAAT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CTGAAAATAAATGAAAGCAAAACTCCATCTGATCATAGTGGGTATGCAGGAATA</text:p>
      <text:p text:style-name="Preformatted_20_Text">Masked <text:s text:c="9"/>TCTGTTCTGAAAATAAATGAAAGCAAAACTCCATCTGATCATAGTGGGTATGCAG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ATTATCTGGCAAGCCATATTATTTATTCCATTATTAAAGTTGAGATCTTTACAT</text:p>
      <text:p text:style-name="Preformatted_20_Text">Masked <text:s text:c="9"/>GCTTCCATTATCTGGCAAGCCATATTATTTATTCCATTATTAAAGTTGAGATCTTTAC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TATACCTGAAAAGATTTTCTTGCCAAATTGATCTCAAAAGTAAGCACCTCTTGGTGCT</text:p>
      <text:p text:style-name="Preformatted_20_Text">Masked <text:s text:c="9"/>AATATACCTGAAAAGATTTTCTTGCCAAATTGATCTCAAAAGTAAGCACCTCTTGGTGNN</text:p>
      <text:p text:style-name="Preformatted_20_Text"><text:s text:c="16"/>********************************************************** <text:s/></text:p>
      <text:p text:style-name="Preformatted_20_Text"/>
      <text:p text:style-name="Preformatted_20_Text">Unmasked <text:s text:c="7"/>TCCTCTACTCAGCTCTTGTGAGGCCCCATCTGCAGTACTGCGTCCAGGTCTGGGG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ACAATAAAGACACAGAGCTCTTGAAACGGGTCCAGGGGAGGGCCACTAAGATG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GATGGAGCACCTCTCCTATGAGGAAAGGTTGAGGGAACTGGGCTTGTCTAGC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GTAAGCTCTGGGGAGACTTCATTGTGGCCTTCCAGTACTTCAAGGAAGTA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GAAGGGAGAACAGCTGTTTACATGGATTGATAGTGATAGGATAAGGGAGAGT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ACTGAGACAGGGGAGGTTTAGGTTAGATATTAGGAGGAAGTTTTTCACACAG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GACACACTGGAACAGGTTGCCCAAGGAGGTTTTGGATGCCCCATCCCTGGAG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GGCCAGGTTGGATGTGGCTCTGGGCAGCCTGGTCTGGTGGTTGGCGACCCCT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GTGTTGAAATTAGATGATCTTTGTAGTCCTTTTCAACCCAGGCCATTCTGTG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GATTCAATCTGGAGAATAGAAGGCTATGAGATGACTTAATAGCAGGCTTTCA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GGGAGCTGCATGAAATAAGGGAACAGACTGTTTAGCAGGGTTTGTGGTGA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GTGAAATATCTTCAAGCCCAAAAAGGGTACATTTAGATAGCAGATAGGAAAA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ACACAGAGAGTGGTGAGACACTGGAACAGGTTGTCCAGAGTTGTGGTTGA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ATCCCTGGGGACTTTCAAGGCCAGTGTGGATCAGTCCCTGGGCAGCCTGATCTAG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GTGTGCCCCTGTTCACTGCAGGAGAGATGGACTAGATGCCCTTTGAAGGTCCT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CTAAGTACTCTATGATTCTGTGATTCTATGATTCTATGATTCTATGATTCTGTGATC</text:p>
      <text:p text:style-name="Preformatted_20_Text">Masked <text:s text:c="9"/>NNNNTAAGTACNNNNNNNNNNNNNNNNNNNNNNNNNNNNNNNNNNNNNNNNNNNNNNNNC</text:p>
      <text:p text:style-name="Preformatted_20_Text"><text:s text:c="20"/>******* <text:s text:c="47"/>*</text:p>
      <text:p text:style-name="Preformatted_20_Text"/>
      <text:p text:style-name="Preformatted_20_Text">Unmasked <text:s text:c="7"/>CAGATCAGTGAGGTTTAGGCCTCTGTGACCTTTCTTCCTTCACTTTTTGTACGTAGAAAT</text:p>
      <text:p text:style-name="Preformatted_20_Text">Masked <text:s text:c="9"/>CAGATCAGTGAGGTTTAGGCCTCTGTGACCTTTCTTCCTTCACTTTTTGTACGT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AACAGTATTGAGCTTTAATATACTGCTGGACAAGAAAAGCTCTATTTTTCTGATG</text:p>
      <text:p text:style-name="Preformatted_20_Text">Masked <text:s text:c="9"/>TCTATAACAGTATTGAGCTTTAATATACTGCTGGACAAGAAAAGCTCTATTTTT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CAGCCATGAAAAAAATGAAGAATCAAAAGTCAGTGCACAGAAATATAGTTCAGCTT</text:p>
      <text:p text:style-name="Preformatted_20_Text">Masked <text:s text:c="9"/>TTATCAGCCATGAAAAAAATGAAGAATCAAAAGTCAGTGCACAGAAATATAGTT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GGAAGAAAATGACTACGATTTAAAACATTCAGGAAAATCTGATCCACAAAGAGA</text:p>
      <text:p text:style-name="Preformatted_20_Text">Masked <text:s text:c="9"/>ATTAGAGGAAGAAAATGACTACGATTTAAAACATTCAGGAAAATCTGATCCACAA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TTTGGTAGGTAATGAAGCCTGAATACACAAAAACTTGGGAACCTTGAGAATGAA</text:p>
      <text:p text:style-name="Preformatted_20_Text">Masked <text:s text:c="9"/>AGTGCATTTGGTAGGTAATGAAGCCTGAATACACAAAAACTTGGGAACCTTGAG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AAGCAAAGTATTTTTTCTTTTATAATTCAGCCAAAGATTAGACAAAACATTAT</text:p>
      <text:p text:style-name="Preformatted_20_Text">Masked <text:s text:c="9"/>AAACAAAAAGCAAAGTATTTTTTCTTTTATAATTCAGCCAAAGATTAGACAAAA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AGACATGTTCTCAGATATCATAAATTGAATGAATGCTAATTCACTGTCATTTGTC</text:p>
      <text:p text:style-name="Preformatted_20_Text">Masked <text:s text:c="9"/>GTTATAGACATGTTCTCAGATATCATAAATTGAATGAATGCTAATTCACTGTCAT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AGTGCAGTGTATCCCAAACAAATGCTGTTAAAAATTCTGTTAGGTCTCTGATAA</text:p>
      <text:p text:style-name="Preformatted_20_Text">Masked <text:s text:c="9"/>CTTCATAGTGCAGTGTATCCCAAACAAATGCTGTTAAAAATTCTGTTAGGTCTCT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GAAAACAAGGATTTTGCTGATAACTTTTCCTGTGAAGGCTGGATAGACCACATACA</text:p>
      <text:p text:style-name="Preformatted_20_Text">Masked <text:s text:c="9"/>TAAGGAAAACAAGGATTTTGCTGATAACTTTTCCTGTGAAGGCTGGATAGACCA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AAAAAAGGAAGTGAACAGTGAAGGACAAAGAGCGTTTTTGACTCTCTCCAGTACA</text:p>
      <text:p text:style-name="Preformatted_20_Text">Masked <text:s text:c="9"/>CTTTCAAAAAAGGAAGTGAACAGTGAAGGACAAAGAGCGTTTTTGACTCTCTCC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ACTCTTTAGCAGAACTGTAAAGACAGAGAGGCTGAAACCATGGTAAGCTCTATT</text:p>
      <text:p text:style-name="Preformatted_20_Text">Masked <text:s text:c="9"/>GTACATACTCTTTAGCAGAACTGTAAAGACAGAGAGGCTGAAACCATGGTAAGCT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CTGTTTATTATATGAATGCATAATATTTAGTATTAAAACTATATACGGGATGCA</text:p>
      <text:p text:style-name="Preformatted_20_Text">Masked <text:s text:c="9"/>CATTTTCTGTTTATTATATGAATGCATAATATTTAGTATTAAAACTATATACGGGATG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TGTAAAACTTTAAACATATTTCTTATAATTTTCAATTCAGTTTCTTGCAGCTCACTTC</text:p>
      <text:p text:style-name="Preformatted_20_Text">Masked <text:s text:c="9"/>ACTGTAAAACTTTAAACATATTTCTTATAATTTTCAATTCAGTTTCTTGCAGCTC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TTTGAGGGAATGAAGAAACTTTAGTTTTTTCTGTTTCTTCACCATATGAACCAGT</text:p>
      <text:p text:style-name="Preformatted_20_Text">Masked <text:s text:c="9"/>CTGCTTTTGAGGGAATGAAGAAACTTTAGTTTTTTCTGTTTCTTCACCATATGA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GTGTGTCTTACAGATTCTGAAATTCAAAAGTAAGGAAGAGACAATTGTTTCTTT</text:p>
      <text:p text:style-name="Preformatted_20_Text">Masked <text:s text:c="9"/>TTGTGTGTGTGTCTTACAGATTCTGAAATTCAAAAGTAAGGAAGAGACAATTGTT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CTAAGCTGAAAATTAAGTTTGTAGATCGAGAGGAATTCTGCAGACAGGTGTCAAT</text:p>
      <text:p text:style-name="Preformatted_20_Text">Masked <text:s text:c="9"/>CAAGACTAAGCTGAAAATTAAGTTTGTAGATCGAGAGGAATTCTGCAGACAGGTG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ACCAAGCCAGAAATGAGAGTAAAGCTCTTTAACAATTTTTCCAGGAAAACATTGT</text:p>
      <text:p text:style-name="Preformatted_20_Text">Masked <text:s text:c="9"/>ATGATACCAAGCCAGAAATGAGAGTAAAGCTCTTTAACAATTTTTCCAGGAAAA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CCTCATTAAGAAGAACTTTGAAGCTAAAAACAAACAAGATTTGTGCTTCTAGGTG</text:p>
      <text:p text:style-name="Preformatted_20_Text">Masked <text:s text:c="9"/>ACTTTCCTCATTAAGAAGAACTTTGAAGCTAAAAACAAACAAGATTTGTGCTTCT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TTGCAGTACAGACATATTTCTTTTAACTAATATCTGTTCTTTTTTCATAAAAAGA</text:p>
      <text:p text:style-name="Preformatted_20_Text">Masked <text:s text:c="9"/>TAAATTTGCAGTACAGACATATTTCTTTTAACTAATATCTGTTCTTTTTTCATA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AAAATTCAAAAATGTACATACTTGCAGATGTTTTTCTAAGTATTTATTAGCAAA</text:p>
      <text:p text:style-name="Preformatted_20_Text">Masked <text:s text:c="9"/>TTATTTAAAATTCAAAAATGTACATACTTGCAGATGTTTTTCTAAGTATTTATTA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CAACAATTTCAAGTCAAATGGTTTTAAAGATGTTAAAAGTTGTATAGTCTGAAT</text:p>
      <text:p text:style-name="Preformatted_20_Text">Masked <text:s text:c="9"/>TTGAATCAACAATTTCAAGTCAAATGGTTTTAAAGATGTTAAAAGTTGTATAGTC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TTACAACACCTTTTCCTCAGGAAATATTTTAGAACTCTTGGAGTATCTTGTATA</text:p>
      <text:p text:style-name="Preformatted_20_Text">Masked <text:s text:c="9"/>AGCTTTTTACAACACCTTTTCCTCAGGAAATATTTTAGAACTCTTGGAGTATCT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CCGTGGTAAATATGTTCATGCAAAGCTATCTCTAAAGAGCTTTTCTTTATTTGA</text:p>
      <text:p text:style-name="Preformatted_20_Text">Masked <text:s text:c="9"/>CTTTTGCCGTGGTAAATATGTTCATGCAAAGCTATCTCTAAAGAGCTTTTCTTTA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CTTATCTGTTTTAAGAGGAAAAAGGCAGTTTATAAAACCTAGAGAGGATCCCAAG</text:p>
      <text:p text:style-name="Preformatted_20_Text">Masked <text:s text:c="9"/>ATCTGCTTATCTGTTTTAAGAGGAAAAAGGCAGTTTATAAAACCTAGAGAGGATC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AATTTAGTATCTTCATGGGCAAAACGGTCTAATGTCCATCACAAGTAGGACAAG</text:p>
      <text:p text:style-name="Preformatted_20_Text">Masked <text:s text:c="9"/>CCATAGAATTTAGTATCTTCATGGGCAAAACGGTCTAATGTCCATCACAAGTAGG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GACAGTGTGAAACAGGATTGAATGCAGAACACAGTTTACATTTAACAGTGTTTC</text:p>
      <text:p text:style-name="Preformatted_20_Text">Masked <text:s text:c="9"/>AAGAATGACAGTGTGAAACAGGATTGAATGCAGAACACAGTTTACATTTAACAG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CTTGGAGGGTTTGGGCAGAGGCTGTCTCTGTTTTACACAAAGATTGAGTTCTTC</text:p>
      <text:p text:style-name="Preformatted_20_Text">Masked <text:s text:c="9"/>GCAAAGCTTGGAGGGTTTGGGCAGAGGCTGTCTCTGTTTTACACAAAGATTGAGTTCTT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GAATCTGAAGAAATGGCCTCAAAAGTGTTTCAGTAATAGTTTGGATATTTGAAATATA</text:p>
      <text:p text:style-name="Preformatted_20_Text">Masked <text:s text:c="9"/>CTGAATCTGAAGAAATGGCCTCAAAAGTGTTTCAGTAATAGTTTGGATATTTG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CATTTCTTATTTCTTTATTTCTGCTGTAATGAATCCCAGTGTGTAGGAACAAG</text:p>
      <text:p text:style-name="Preformatted_20_Text">Masked <text:s text:c="9"/>AAATAGACATTTCTTATTTCTTTATTTCTGCTGTAATGAATCCCAGTGTGTAGGA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AGAAAAAAAAAAAAAAAATCGAACAAACAAAAACCATTGTGCTTGTATGTGCAAA</text:p>
      <text:p text:style-name="Preformatted_20_Text">Masked <text:s text:c="9"/>TGAGNNNNNNNNNNNNNNNNNNNNNNNNNNNNNNNNNNCCATTGTGCTTGTATGTGCAAA</text:p>
      <text:p text:style-name="Preformatted_20_Text"><text:s text:c="16"/>**** <text:s text:c="33"/>**********************</text:p>
      <text:p text:style-name="Preformatted_20_Text"/>
      <text:p text:style-name="Preformatted_20_Text">Unmasked <text:s text:c="7"/>AAAGTCAACTCACATTACTTGATTTACTCACATATATATGATTGGGATTCAAAAAAGCAC</text:p>
      <text:p text:style-name="Preformatted_20_Text">Masked <text:s text:c="9"/>AAAGTCAACTCACATTACTTGATTTACTCACATATATATGATTGGGATTCAAAAAA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TCTAACAAATTAGCATCTTACTGTGCTTTTGCATGCTGAGTTCCTGTTGTTGCA</text:p>
      <text:p text:style-name="Preformatted_20_Text">Masked <text:s text:c="9"/>AACAGCTCTAACAAATTAGCATCTTACTGTGCTTTTGCATGCTGAGTTCCTGTTG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CTTTAACTCAAGCTTCCCATTCAGCATTCTCATGTACACATGGAGCCTTTGTGT</text:p>
      <text:p text:style-name="Preformatted_20_Text">Masked <text:s text:c="9"/>GAGATTCTTTAACTCAAGCTTCCCATTCAGCATTCTCATGTACACATGGAGCCTT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ACTCTACATTGCAATTTGCAAGGCAAATTATAATACAGTTATTCTATTGGCAC</text:p>
      <text:p text:style-name="Preformatted_20_Text">Masked <text:s text:c="9"/>CTGCAGAACTCTACATTGCAATTTGCAAGGCAAATTATAATACAGTTATTCTAT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AATGTATAGCTGCTTTTGTAAAAAGCTTGTTTAGGAGGAGCATGTAAATATGTA</text:p>
      <text:p text:style-name="Preformatted_20_Text">Masked <text:s text:c="9"/>AACTCAAATGTATAGCTGCTTTTGTAAAAAGCTTGTTTAGGAGGAGCATGTAAAT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ATTGAACACAAGGTTTCTGCTGTTGCCAAATGCAGTTTGAAGTTAAGCAACAATA</text:p>
      <text:p text:style-name="Preformatted_20_Text">Masked <text:s text:c="9"/>AATACATTGAACACAAGGTTTCTGCTGTTGCCAAATGCAGTTTGAAGTTAAGCAA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CTACATTTTCTTCAAATTCTTTTTAAGTTTCAGATTAGTTTATCTGGATCGAAA</text:p>
      <text:p text:style-name="Preformatted_20_Text">Masked <text:s text:c="9"/>ACAGTTCTACATTTTCTTCAAATTCTTTTTAAGTTTCAGATTAGTTTATCTGGATC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CTGGCAGTTCAAAGAAATGCAAACTGTGTATTTATATTCTTATTAGATTTCCCCA</text:p>
      <text:p text:style-name="Preformatted_20_Text">Masked <text:s text:c="9"/>TATGACTGGCAGTTCAAAGAAATGCAAACTGTGTATTTATATTCTTATTAGATTT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ATTATATACTCTATAGGAAAAGGAGTGTTTTTATCTCTGCATCACAGGCAACCCA</text:p>
      <text:p text:style-name="Preformatted_20_Text">Masked <text:s text:c="9"/>GCAGTATTATATACTCTATAGGAAAAGGAGTGTTTTTATCTCTGCATCACAGGC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CACTAAGGAAGCAAATAACAATATTTGATGCTGCGGGGGTGGAAATCTGTATT</text:p>
      <text:p text:style-name="Preformatted_20_Text">Masked <text:s text:c="9"/>GAAGCATCACTAAGGAAGCAAATAACAATATTTGATGCTGCGGGGGTGGAAATCT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CACAGTTTAGCTGAAAAGAAAAAAGAAGTAGTTTTTTAAAAAAAAAAGTGGAG</text:p>
      <text:p text:style-name="Preformatted_20_Text">Masked <text:s text:c="9"/>ATAGCAACACAGTTTAGCTGAAAAGAAAAAAGAAGTAGTTTTTTAAAAAAAAAAGT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ATAATTGAAAAGTTTAGAGTGAGGGATAATGAGGGAAAGTGCATTTTCTGACAG</text:p>
      <text:p text:style-name="Preformatted_20_Text">Masked <text:s text:c="9"/>AGCAAAATAATTGAAAAGTTTAGAGTGAGGGATAATGAGGGAAAGTGCATTTTCTGA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TACACAAGGCAGAGATCGAATTGGTTGAGATAACAAATTTATCCCTACAAAAATGTC</text:p>
      <text:p text:style-name="Preformatted_20_Text">Masked <text:s text:c="9"/>TTTTACACAAGGCAGAGATCGAATTGGTTGAGATAACAAATTTATCCCTACAAAAA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CTGAGACTGGCATAATCTGGCTGAGGCCCACTCTGCTTTAAATGCAGAAGGGAA</text:p>
      <text:p text:style-name="Preformatted_20_Text">Masked <text:s text:c="9"/>AATGAACTGAGACTGGCATAATCTGGCTGAGGCCCACTCTGCTTTAAATGCAGA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GAAGGAGCAGATCTAGGTCCCAAGATCAAATGAGGGCCAAGAAAGGGTTCAGTA</text:p>
      <text:p text:style-name="Preformatted_20_Text">Masked <text:s text:c="9"/>GATGTGGAAGGAGCAGATCTAGGTCCCAAGATCAAATGAGGGCCAAGAAAGGGTT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TCTGTCTGTCATAGCAGAACCAAGTCGAAACCAAAAGGTACAGACATAATAAA</text:p>
      <text:p text:style-name="Preformatted_20_Text">Masked <text:s text:c="9"/>TTTTATTTCTGTCTGTCATAGCAGAACCAAGTCGAAACCAAAAGGTACAGACAT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GAAAAAATACTAAAACTACACCAACAGCCACTGGTAGTTGTTGCCTCATGTGAAA</text:p>
      <text:p text:style-name="Preformatted_20_Text">Masked <text:s text:c="9"/>GTTATGAAAAAATACTAAAACTACACCAACAGCCACTGGTAGTTGTTGCCTCATG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CTGATGAATGCAAAGGAAAACATTGCATTTTCCCTTGACTTAAGGCCAAGACTA</text:p>
      <text:p text:style-name="Preformatted_20_Text">Masked <text:s text:c="9"/>TAGCAACTGATGAATGCAAAGGAAAACATTGCATTTTCCCTTGACTTAAGGCCAA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GTTGATTTCTAAGCTGGAAAAATAACACTCAACACAACCCTGCCTTCCTGTAGTG</text:p>
      <text:p text:style-name="Preformatted_20_Text">Masked <text:s text:c="9"/>GCTGTGTTGATTTCTAAGCTGGAAAAATAACACTCAACACAACCCTGCCTTCCTG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AATTTGTAGGTTATGAAGTAAAAGAACTTTTGAGATATGAGATAAAGGCAGATAG</text:p>
      <text:p text:style-name="Preformatted_20_Text">Masked <text:s text:c="9"/>CTGGTAATTTGTAGGTTATGAAGTAAAAGAACTTTTGAGATATGAGATAAAGGCA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AGGATACTGGTTAATCTATTTGGATTTACTGATTGTTAGAATAGAATTTCTGTTA</text:p>
      <text:p text:style-name="Preformatted_20_Text">Masked <text:s text:c="9"/>GACTAAGGATACTGGTTAATCTATTTGGATTTACTGATTGTTAGAATAGAATTT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CGTCCAGAGAAGTGGAAGATTGCTGGCATCTTCTTAATCATGATATCCAGGCAGA</text:p>
      <text:p text:style-name="Preformatted_20_Text">Masked <text:s text:c="9"/>AAAATCGTCCAGAGAAGTGGAAGATTGCTGGCATCTTCTTAATCATGATATCCAG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ACTCCAGTTAAAGAGTGAGTTGCTGTGTAGCAAGGAGGGCCCACTGAAGTTCAT</text:p>
      <text:p text:style-name="Preformatted_20_Text">Masked <text:s text:c="9"/>GCTAGGACTCCAGTTAAAGAGTGAGTTGCTGTGTAGCAAGGAGGGCCCACTGA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TGAAATCTCTGATCCCTTTTAGAATTTCAGAACAAGATCCAAAATACAAACACAA</text:p>
      <text:p text:style-name="Preformatted_20_Text">Masked <text:s text:c="9"/>TGAACTGAAATCTCTGATCCCTTTTAGAATTTCAGAACAAGATCCAAAATACA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AACCCATATTTTCTGGGTACCTCAATTTGGGAGGCATTCGCATTGCATCAGGAAC</text:p>
      <text:p text:style-name="Preformatted_20_Text">Masked <text:s text:c="9"/>ACATCAACCCATATTTTCTGGGTACCTCAATTTGGGAGGCATTCGCATTGCATC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AAATTCTCCTTTACTTCCTAATAGATTCTGTCATTCAGTTCATATGAGCTTTGA</text:p>
      <text:p text:style-name="Preformatted_20_Text">Masked <text:s text:c="9"/>ATTACTAAATTCTCCTTTACTTCCTAATAGATTCTGTCATTCAGTTCATATGAGC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AAATCTCCATACAGTTAATTTCTGGAAAACAGCTGTACTATAATTTACCTTGAA</text:p>
      <text:p text:style-name="Preformatted_20_Text"><text:soft-page-break/>Masked <text:s text:c="9"/>TAAAAAAAATCTCCATACAGTTAATTTCTGGAAAACAGCTGTACTATAATTTAC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TCATGGTTCTGTGTCATATTTCTATTGCATGTACTTTGGAAAGAATTTCATCTGC</text:p>
      <text:p text:style-name="Preformatted_20_Text">Masked <text:s text:c="9"/>ATAACTCATGGTTCTGTGTCATATTTCTATTGCATGTACTTTGGAAAGAATTTCA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AATAGTTAAAATATTTTAACCCTGTGAGACCAAATTTCTGTCACACAAAACAAA</text:p>
      <text:p text:style-name="Preformatted_20_Text">Masked <text:s text:c="9"/>TCCCAGAATAGTTAAAATATTTTAACCCTGTGAGACCAAATTTCTGTCACACAA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AGTTAGTGATGGCAGGAAAAAAAAAAGAAAAAAAGAAAAGAAAAAAAAAGCCCCT</text:p>
      <text:p text:style-name="Preformatted_20_Text">Masked <text:s text:c="9"/>TGGCCAGTTAGTGATGGCAGGNNNNNNNNNNNNNNNNNNNNNNNNNNNNNNNNNGCCCCT</text:p>
      <text:p text:style-name="Preformatted_20_Text"><text:s text:c="16"/>********************* <text:s text:c="32"/>******</text:p>
      <text:p text:style-name="Preformatted_20_Text"/>
      <text:p text:style-name="Preformatted_20_Text">Unmasked <text:s text:c="7"/>TCCTATTTATAAGTGGCTACACTAGACATTATTCAGCAATTCAGGGTCCCAGCACTGAAA</text:p>
      <text:p text:style-name="Preformatted_20_Text">Masked <text:s text:c="9"/>TCCTATTTATAAGTGGCTACACTAGACATTATTCAGCAATTCAGGGTCCCAG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CACTCCTAAGCACTCCTAAGAACTATATGCTGGAAGTTTGTTTGGCGCACAACAT</text:p>
      <text:p text:style-name="Preformatted_20_Text">Masked <text:s text:c="9"/>TCCAGCACTCCTAAGCACTCCTAAGAACTATATGCTGGAAGTTTGTTTGGCGCAC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CATACTAACTCACTGGCAGTAATGACCTGGAAAAATAGGAAGGGACAAATGGTAG</text:p>
      <text:p text:style-name="Preformatted_20_Text">Masked <text:s text:c="9"/>TATCTCATACTAACTCACTGGCAGTAATGACCTGGAAAAATAGGAAGGGACAAATG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TTGCCTGGGCAACTCCAGCGATAAGAAAGAAGTCACTCTTCTTCCCTGGGGATCT</text:p>
      <text:p text:style-name="Preformatted_20_Text">Masked <text:s text:c="9"/>ATGAGTTGCCTGGGCAACTCCAGCGATAAGAAAGAAGTCACTCTTCTTCCCTGGG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TGGCTATGGAGAAAAAACATTGATGAGGAGTAATATATTGAGATATATATATCA</text:p>
      <text:p text:style-name="Preformatted_20_Text">Masked <text:s text:c="9"/>GTATCTTGGCTATGGAGAAAAAACATTGATGAGGAGTAATATATTGAGATATATA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GGCACCACAGCAGAAGTAAGTTTTGAGAAAGCAAAGAAAACAGTCCAAGTCCCTC</text:p>
      <text:p text:style-name="Preformatted_20_Text">Masked <text:s text:c="9"/>TGTGAGGCACCACAGCAGAAGTAAGTTTTGAGAAAGCAAAGAAAACAGTCCAAGTC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CAACTTCTAAAACAAAGTAAATTCAAGGTACCTGCACAAGAAATCCATTTTAGG</text:p>
      <text:p text:style-name="Preformatted_20_Text">Masked <text:s text:c="9"/>TGAAAGCAACTTCTAAAACAAAGTAAATTCAAGGTACCTGCACAAGAAATCC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ACAGCAAGATGAACATTATCAGATCCCAAAGGATTTGATCAACAAAACTGCTAA</text:p>
      <text:p text:style-name="Preformatted_20_Text">Masked <text:s text:c="9"/>AATAAAACAGCAAGATGAACATTATCAGATCCCAAAGGATTTGATCAACAAAA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CACCAAGTAGCAAAAATTAAACTTGGGGGAGTTTTGGAGAATGAGCATTCTTATT</text:p>
      <text:p text:style-name="Preformatted_20_Text">Masked <text:s text:c="9"/>GTATCCACCAAGTAGCAAAAATTAAACTTGGGGGAGTTTTGGAGAATGAGCATTC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TCTGATTGTAAATCCTTTAAATCAAGTGACACAGATGAAGAACAATTTCACATGG</text:p>
      <text:p text:style-name="Preformatted_20_Text">Masked <text:s text:c="9"/>TACAGTCTGATTGTAAATCCTTTAAATCAAGTGACACAGATGAAGAACAATTTCA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GAGCAACAACAAATCTTTGAGTAAGTTAAACAGGAGGTAGCTCATGCATCAGTC</text:p>
      <text:p text:style-name="Preformatted_20_Text">Masked <text:s text:c="9"/>ATTTTTGAGCAACAACAAATCTTTGAGTAAGTTAAACAGGAGGTAGCTCATGCATCA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TGGGCCACTTGAGGCATGACAAAATATAAAAAAACATGCTCTGTGCTGCAGCCAAGGA</text:p>
      <text:p text:style-name="Preformatted_20_Text">Masked <text:s text:c="9"/>CTTGGGCCACTTGAGGCATGACAAAATATAAAAAAACATGCTCTGTGCTGCAGC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GCCCCATGTAGAGCCTGTAGAGCCTGTAGAGCCATGTAGAGTCTGTGGCAGAGAG</text:p>
      <text:p text:style-name="Preformatted_20_Text">Masked <text:s text:c="9"/>GAATGGCCCCANNNNNNNNNNNNNNNNNNNNNNNNNNNNNNNNNNNNNNNNGGCAGAGAG</text:p>
      <text:p text:style-name="Preformatted_20_Text"><text:s text:c="16"/>*********** <text:s text:c="39"/>*********</text:p>
      <text:p text:style-name="Preformatted_20_Text"/>
      <text:p text:style-name="Preformatted_20_Text">Unmasked <text:s text:c="7"/>CCCCAGGGGAGACTCAACATCAACTTCTTGAGTTTTGGAGTCAGGGAAACAGAGGATCTG</text:p>
      <text:p text:style-name="Preformatted_20_Text">Masked <text:s text:c="9"/>CCCCAGGGGAGACTCAACATCAACTTCTTGAGTTTTGGAGTCAGGGAAACAGAGG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CTGTGTACTCCAACTGAAAAAGAAATATTGGCAGCAAATGAAGGAGTTTGAGCTG</text:p>
      <text:p text:style-name="Preformatted_20_Text">Masked <text:s text:c="9"/>AAGCCCTGTGTACTCCAACTGAAAAAGAAATATTGGCAGCAAATGAAGGAGTTTG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GAAGTGGATGGTACTGAAACACAGCTCCTCTTGACACCTTGACTGCCCATGCTGG</text:p>
      <text:p text:style-name="Preformatted_20_Text">Masked <text:s text:c="9"/>CTTTGGAAGTGGATGGTACTGAAACACAGCTCCTCTTGACACCTTGACTGCCCA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ACATTCAAAGTGAGGGTCCCCTCTGCATATCATGCAACTGATGATTAGAGACTTC</text:p>
      <text:p text:style-name="Preformatted_20_Text">Masked <text:s text:c="9"/>GCTGGACATTCAAAGTGAGGGTCCCCTCTGCATATCATGCAACTGATGATTAGAG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CTAATTCTTTCGTTACTCTAACACTAGATTACCACTGGTATTCATGACATGAGCT</text:p>
      <text:p text:style-name="Preformatted_20_Text">Masked <text:s text:c="9"/>TGTCTCTAATTCTTTCGTTACTCTAACACTAGATTACCACTGGTATTCATGACAT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AAATTTCTTTTGGTCAGCCTACAAGAGCAACTGTGGCGGATCATCTTTGTGTA</text:p>
      <text:p text:style-name="Preformatted_20_Text">Masked <text:s text:c="9"/>TTCTGTCAAATTTCTTTTGGTCAGCCTACAAGAGCAACTGTGGCGGATCATCTT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CCTCAAGAATAAATAATAAAAATATGGAAGTACCTTAGCCTAACACTAATGCTTT</text:p>
      <text:p text:style-name="Preformatted_20_Text">Masked <text:s text:c="9"/>GCAGCCCTCAAGAATAAATAATAAAAATATGGAAGTACCTTAGCCTAACACTAA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TTCCTGCTACTCTTCTCCTCTCTACAGTCAGTAGTTAATCTACCCTCCACAGTAA</text:p>
      <text:p text:style-name="Preformatted_20_Text">Masked <text:s text:c="9"/>TCTCCTTCCTGCTACTCTTCTCCTCTCTACAGTCAGTAGTTAATCTACCCTCCAC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CCCGTGCAATCAATGAGCAATCAAACAGCCCATCATTAATGGATGCCAAGCTGA</text:p>
      <text:p text:style-name="Preformatted_20_Text">Masked <text:s text:c="9"/>GTATATCCCGTGCAATCAATGAGCAATCAAACAGCCCATCATTAATGGATGCCAA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CTTTTGATCTAGCCACAGCTTGACAAAAAATGGCAATGTAAACAATGAAAAAATG</text:p>
      <text:p text:style-name="Preformatted_20_Text">Masked <text:s text:c="9"/>CTTACCTTTTGATCTAGCCACAGCTTGACAAAAAATGGCAATGTAAACAATGAA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ATTATTATGTGCCTGCAATCTATCTGATGTGCAGCAATATATCTTGCGTGCAGC</text:p>
      <text:p text:style-name="Preformatted_20_Text">Masked <text:s text:c="9"/>GAAAATATTATTATGTGCCTGCAATCTATCTGATGTGCAGCAATATATCTTGCGT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CCTGGCATCCCGGAAAGCAAGGCTTGCAGCTGGCATAACTCAGAACCAAGAAGT</text:p>
      <text:p text:style-name="Preformatted_20_Text">Masked <text:s text:c="9"/>AGTGTACCTGGCATCCCGGAAAGCAAGGCTTGCAGCTGGCATAACTCAGAACCA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CCCTCCTCTTCCGCACTTTGTTTGCCCTATCACTAGTACTTCAGTACACGGAGCA</text:p>
      <text:p text:style-name="Preformatted_20_Text">Masked <text:s text:c="9"/>CTCTTCCCTCCTCTTCCGCACTTTGTTTGCCCTATCACTAGTACTTCAGTACACGGA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AAGTCTCCTGTTTATCATGGATGGTAGCCACTGTGAGGAGACAGCAAAAGTAAAATAG</text:p>
      <text:p text:style-name="Preformatted_20_Text">Masked <text:s text:c="9"/>GAAAGTCTCCTGTTTATCATGGATGGTAGCCACTGTGAGGAGACAGCAAAAGTA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GACAAATTAGGTTTCCACTTCTCATTTTCTCATTGCACATGAGCCAGCAGTGTGC</text:p>
      <text:p text:style-name="Preformatted_20_Text">Masked <text:s text:c="9"/>ACTCTGACAAATTAGGTTTCCACTTCTCATTTTCTCAT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CCTTGTGGCCAAGAGGGCCAACGGCATCCTNNNNNNNNNNNNNNNNNNNNNNNNNNNNNN</text:p>
      <text:p text:style-name="Preformatted_20_Text">Masked <text:s text:c="9"/>NNNNNNNNNNNNNNNNNNNNNNNNNNNNNNNNNNNNNNNNNNNNNNNNNNNNNNNNNNNN</text:p>
      <text:p text:style-name="Preformatted_20_Text"><text:s text:c="46"/>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CGACCTGCTGTAGGGAACCTGCTTTGGCAGGGGGGTTGGCCTCGATGAAC</text:p>
      <text:p text:style-name="Preformatted_20_Text">Masked <text:s text:c="9"/>NNNNNNNNNNCGACC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TCTGGAGGTCCCTTCCAAGCCCTATAATGCTGTGATTCTGTGAATTCTGTGATTTTCCTC</text:p>
      <text:p text:style-name="Preformatted_20_Text">Masked <text:s text:c="9"/>NNNNNNNNNNNNNNNNNNNNNNNNNNNNNNNNNNNNNNNNNNAATTCTGTGATTTTCCTC</text:p>
      <text:p text:style-name="Preformatted_20_Text"><text:s text:c="58"/>******************</text:p>
      <text:p text:style-name="Preformatted_20_Text"/>
      <text:p text:style-name="Preformatted_20_Text">Unmasked <text:s text:c="7"/>ATTCTTGAGGAAATGGCTGCAATTTGTGCCAGAGGAGGTTTAGGTTGGACATAAGGAAGA</text:p>
      <text:p text:style-name="Preformatted_20_Text">Masked <text:s text:c="9"/>ATTCTTNNNNNNNNNNNNNNNNNNNNNNNNNNNNNNNNNNNNNNNNNNNNNNNNNNNNNN</text:p>
      <text:p text:style-name="Preformatted_20_Text"><text:s text:c="16"/>****** <text:s text:c="53"/></text:p>
      <text:p text:style-name="Preformatted_20_Text"/>
      <text:p text:style-name="Preformatted_20_Text">Unmasked <text:s text:c="7"/>ACTTTTTCTCTCAGAGTGGTCAGGCGCTTGAATGGCTGCCCAGGAAGGTGGTGGAGT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CCCTGGCAGTGTTCAAGAGGCATCTGGATGAGGAGCTACGAGATATGGTTTAG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AGTAGCAATGGTAATGGGTGAATAGCTGGACTAGATGATCTTTCCAACCTTG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ATGATTCTGTGATTTGCACATATCCTGTAGCCAGTAGACTCAAGTGCATGCAAATAA</text:p>
      <text:p text:style-name="Preformatted_20_Text">Masked <text:s text:c="9"/>NNNNNNNNNNNNNNNNTTGCACATATCCTGTAGCCAGTAGACTCAAGTGCATGCAAATAA</text:p>
      <text:p text:style-name="Preformatted_20_Text"><text:s text:c="32"/>********************************************</text:p>
      <text:p text:style-name="Preformatted_20_Text"/>
      <text:p text:style-name="Preformatted_20_Text">Unmasked <text:s text:c="7"/>TAGACACAGTAAGTTACTAAATTAATAAGATTAAATTGGAAGTAGAAATGGAAATGAGGG</text:p>
      <text:p text:style-name="Preformatted_20_Text">Masked <text:s text:c="9"/>TAGACACAGTAAGTTACTAAATTAATAAGATTAAATTGGAAGTAGAAATGGAAA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GAAAACAAGCTGCAAAAAAAGCAGAAAATCCAATCAGACTTTTTTTCCACTGAGA</text:p>
      <text:p text:style-name="Preformatted_20_Text">Masked <text:s text:c="9"/>GCATGGAAAACAAGCTGCAAAAAAAGCAGAAAATCCAATCAGACTTTTTTTCC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TACTGGGACAGATCTACATGACAGCAGCATACATCTTTGCAGGTAGTCAAA</text:p>
      <text:p text:style-name="Preformatted_20_Text">Masked <text:s text:c="9"/>GAAGTCAAATACTGGGACAGATCTACATGACAGCAGCATACATCTTTGCAGGTAG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GTGAAGGAATGCTTTGAGCAATTTGGTCAGCATTGTCCCTGTTCGGAGAAGAAAG</text:p>
      <text:p text:style-name="Preformatted_20_Text">Masked <text:s text:c="9"/>ATTCAGTGAAGGAATGCTTTGAGCAATTTGGTCAGCATTGTCCCTGTTCGGAGAAGAA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GGACAAGATGACCCTCTCTACCTAAATTAATTATGAAGCTATGATTTGCAATGAAAGT</text:p>
      <text:p text:style-name="Preformatted_20_Text">Masked <text:s text:c="9"/>TTGGACAAGATGACCCTCTCTACCTAAATTAATTATGAAGCTATGATTTGCAATG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CCTCCATTAGAGGTCACTGTTGTGCAACACCCGGCGTGACACCACGGGAAAAAAAA</text:p>
      <text:p text:style-name="Preformatted_20_Text">Masked <text:s text:c="9"/>GGTTCCTCCATTAGAGGTCACTGTTGTGCAACACCCGGCGTGACACCACGGG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AAAAATAACTGCAGAGAGAAAGTGATGTGTGAAGTAGTGTTCCCTGCCATCTGAC</text:p>
      <text:p text:style-name="Preformatted_20_Text">Masked <text:s text:c="9"/>ATACGAAAAATAACTGCAGAGAGAAAGTGATGTGTGAAGTAGTGTTCCCTGCCAT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AAAGTAACATATGTCTTGCCACAGAGCAGGTGTACAATGGAAGAGGGGAAATGC</text:p>
      <text:p text:style-name="Preformatted_20_Text">Masked <text:s text:c="9"/>AGCTGAAAAGTAACATATGTCTTGCCACAGAGCAGGTGTACAATGGAAGAGGGG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CAACACATCTCCCAAGTTTCTTAGTTAGCAAGTGCCAGCTACAGATTAAAAGGGAC</text:p>
      <text:p text:style-name="Preformatted_20_Text">Masked <text:s text:c="9"/>AACCCAACACATCTCCCAAGTTTCTTAGTTAGCAAGTGCCAGCTACAGATTAAAAG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AGAATAGCAGAGAGGAGAGTCTCGGGGAAAAACAAACATACAAACAAACATAAA</text:p>
      <text:p text:style-name="Preformatted_20_Text">Masked <text:s text:c="9"/>AGTGCAAGAATAGCAGAGAGGAGAGTCTCGGGGAA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AAAAACAAACAGAAGAGTAGGACCAGAAGCAAGAATTCTNNNNNNNNNNAAAATGTGGA</text:p>
      <text:p text:style-name="Preformatted_20_Text">Masked <text:s text:c="9"/>NNNNNNNNNNNNGAAGAGTAGGACCAGAAGCAAGAATTCTNNNNNNNNNNAAAATGTGGA</text:p>
      <text:p text:style-name="Preformatted_20_Text"><text:s text:c="28"/>************************************************</text:p>
      <text:p text:style-name="Preformatted_20_Text"/>
      <text:p text:style-name="Preformatted_20_Text">Unmasked <text:s text:c="7"/>TATATCAACTGGCACTCTTATACAGACAGAATACACACTCTTTACAAAGCTGAAAGCCAA</text:p>
      <text:p text:style-name="Preformatted_20_Text">Masked <text:s text:c="9"/>TATATCAACTGGCACTCTTATACAGACAGAATACACACTCTTTACAAAGCTGAAAG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TTCAGCGAATGGAAAATACATCTCAGTTCTTCTCTGTGTTTTATCAAAGGAGCA</text:p>
      <text:p text:style-name="Preformatted_20_Text">Masked <text:s text:c="9"/>AAGGACTTCAGCGAATGGAAAATACATCTCAGTTCTTCTCTGTGTTTTATCAAAG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GACACTCTTACTGAACCTAATTTTCCTTTTTTTTTTTTCTGTGGTGGGTGGAGG</text:p>
      <text:p text:style-name="Preformatted_20_Text">Masked <text:s text:c="9"/>GAGGAAGACACTCTTACTGAACCTAATTTTCCTTTTTTTTTTTTCTGTGGTGGGT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CTTATATCAATCACTTGGAAGCCAGCCAACCTTGAAACCAACCTGCTGCCATCTAC</text:p>
      <text:p text:style-name="Preformatted_20_Text">Masked <text:s text:c="9"/>GGGGCTTATATCAATCACTTGGAAGCCAGCCAACCTTGAAACCAACCTGCTGCCA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CAAAGTTCATTGGTAATCAAAAAAAGCTTTTTGTAAGCCCAAAGGACTTGGCCA</text:p>
      <text:p text:style-name="Preformatted_20_Text">Masked <text:s text:c="9"/>AAGGATCAAAGTTCATTGGTAATCAAAAAAAGCTTTTTGTAAGCCCAAAGGACTT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AGGATGTTAGTATTATGTAAATCTTAGGCAGAAGTTCATACCCAGATTTTTGTTG</text:p>
      <text:p text:style-name="Preformatted_20_Text">Masked <text:s text:c="9"/>TAGAAAGGATGTTAGTATTATGTAAATCTTAGGCAGAAGTTCATACCCAGATTTT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TTGTTTTTAAAACCATTTAGATTAAACTGGGTTTTCATTTTTAATTATGACCGTC</text:p>
      <text:p text:style-name="Preformatted_20_Text">Masked <text:s text:c="9"/>CAGCTTTGTTTTTAAAACCATTTAGATTAAACTGGGTTTTCATTTTTAATTATGAC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TTGAATTCCTGTGCAAACATTCCTGAAGTAAGTTTATGTTTTGAAATGTTGATT</text:p>
      <text:p text:style-name="Preformatted_20_Text"><text:soft-page-break/>Masked <text:s text:c="9"/>TTTGATTTGAATTCCTGTGCAAACATTCCTGAAGTAAGTTTATGTTTTGAAATGT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GATTGTTATTTGGGCTGTGTCACATAGATGTCAAGAACTGTACTAGACTAAGAAAT</text:p>
      <text:p text:style-name="Preformatted_20_Text">Masked <text:s text:c="9"/>ATGGGATTGTTATTTGGGCTGTGTCACATAGATGTCAAGAACTGTACTAGACT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AAATGATTGTTCTTATTTTTAATTAAACTTCAACATTTTGAATTTAACATTTTTC</text:p>
      <text:p text:style-name="Preformatted_20_Text">Masked <text:s text:c="9"/>AATATAAATGATTGTTCTTATTTTTAATTAAACTTCAACATTTTGAATTTAAC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GCCTAATTTCATTTCTGGCAATCTTATAAAGTGTGTTGGTCACACTACTTCACAC</text:p>
      <text:p text:style-name="Preformatted_20_Text">Masked <text:s text:c="9"/>CAAATGCCTAATTTCATTTCTGGCAATCTTATAAAGTGTGTTGGTCACACTACTTC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AAAAAAAAAAAAAAAAAAGAGGTTTGACTAGTATTTTGAAAAGTATCAAAACCA</text:p>
      <text:p text:style-name="Preformatted_20_Text">Masked <text:s text:c="9"/>TTACNNNNNNNNNNNNNNNNNNNNGAGGTTTGACTAGTATTTTGAAAAGTATCAAAACCA</text:p>
      <text:p text:style-name="Preformatted_20_Text"><text:s text:c="16"/>**** <text:s text:c="19"/>************************************</text:p>
      <text:p text:style-name="Preformatted_20_Text"/>
      <text:p text:style-name="Preformatted_20_Text">Unmasked <text:s text:c="7"/>TAACAGGCTTATTTGGCAGACATTGTGATAGAGCATTGGCTTGACAGAATGAAGGAGAAC</text:p>
      <text:p text:style-name="Preformatted_20_Text">Masked <text:s text:c="9"/>TAACAGGCTTATTTGGCAGACATTGTGATAGAGCATTGGCTTGACAGAATGAAGG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TCTGCCCATATGTGCCATAGAAAATATTTTCAGTATGTATTTTATTTGTTCCTC</text:p>
      <text:p text:style-name="Preformatted_20_Text">Masked <text:s text:c="9"/>AAGGGTTCTGCCCATATGTGCCATAGAAAATATTTTCAGTATGTATTTTATTTG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CAGCACAATTGTCCTGAAGTTATGTTTTTGAAGAGTGTTATTCAACCCTCCTTC</text:p>
      <text:p text:style-name="Preformatted_20_Text">Masked <text:s text:c="9"/>TCTAACCAGCACAATTGTCCTGAAGTTATGTTTTTGAAGAGTGTTATTCAACCCT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CCACTGCAGCACCAGCTTAAGGAACTTCTCATACAGTCACTCCTCTCATAATGTTG</text:p>
      <text:p text:style-name="Preformatted_20_Text">Masked <text:s text:c="9"/>ACCTCCACTGCAGCACCAGCTTAAGGAACTTCTCATACAGTCACTCCTCTCATAA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TCCTGTGTCTCTTTGCACTGTTGGTACAAACATGCTGTTATGTAACCTCAAGCA</text:p>
      <text:p text:style-name="Preformatted_20_Text">Masked <text:s text:c="9"/>TTCTAATCCTGTGTCTCTTTGCACTGTTGGTACAAACATGCTGTTATGTAACCTC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ATAATCTAGACTGAAAAGCAGCTCTTTTCCCATGCCTCACTCTTTCTTCTTCTTT</text:p>
      <text:p text:style-name="Preformatted_20_Text">Masked <text:s text:c="9"/>GTAAAATAATCTAGACTGAAAAGCAGCTCTTTTCCCATGCCTCACTCTTTCTTCT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AATATCTTCAATCTGCATCTTGTCAAAGATACATGATATAGAACAGTATTTAGCA</text:p>
      <text:p text:style-name="Preformatted_20_Text">Masked <text:s text:c="9"/>TCTTGAATATCTTCAATCTGCATCTTGTCAAAGATACATGATATAGAACAGTATT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CTTGAAGGGATATGGGTGAGGAACTGTTTTTTATATTGAAACTTCACCTTTATGA</text:p>
      <text:p text:style-name="Preformatted_20_Text">Masked <text:s text:c="9"/>GCAAACTTGAAGGGATATGGGTGAGGAACTGTTTTTTATATTGAAACTTCACCTT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ACCAAAAAATTGTGGAGGTCAATATACAGCATCATAGCTTTTTAAGAGCTTACA</text:p>
      <text:p text:style-name="Preformatted_20_Text">Masked <text:s text:c="9"/>ACTGTAACCAAAAAATTGTGGAGGTCAATATACAGCATCATAGCTTTTTAAGAGC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ATTGTGTGGTATCCCATGCCATACATCAACACTGAGAAACTCTTATTTCCTCAG</text:p>
      <text:p text:style-name="Preformatted_20_Text">Masked <text:s text:c="9"/>AGTGTAATTGTGTGGTATCCCATGCCATACATCAACACTGAGAAACTCTTATTTCCTC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GAACTACTAGCCAAAGTGACTACACAGCACAACAGCACAAGTTCAGTTTTTCTATTG</text:p>
      <text:p text:style-name="Preformatted_20_Text">Masked <text:s text:c="9"/>AAGGAACTACTAGCCAAAGTGACTACACAGCACAACAGCACAAGTTCAGTTTT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TTCCACTAATGCTGTGAAAATGCTTACTTACAGGAGAATTTGCACAAACTAAGC</text:p>
      <text:p text:style-name="Preformatted_20_Text">Masked <text:s text:c="9"/>TGAATTTTCCACTAATGCTGTGAAAATGCTTACTTACAGGAGAATTTGCACAAA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GAGTGGCAAACAAATGATTACTTAGAAGTAGAATGCTGCAAGAAATCATGCAA</text:p>
      <text:p text:style-name="Preformatted_20_Text">Masked <text:s text:c="9"/>ACAGCATGAGTGGCAAACAAATGATTACTTAGAAGTAGAATGCTGCAAGAAATC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ACTTGCTGACATCTAAAACTGTTTTTGCCCAGTGGCAGTGACCTCACAGTTCTGTC</text:p>
      <text:p text:style-name="Preformatted_20_Text">Masked <text:s text:c="9"/>GGCTACTTGCTGACATCTAAAACTGTTTTTGCCCAGTGGCAGTGACCTCACAG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TGCTCCCTGCCATGAACCCAAACACTGATCCTGGATTGTCGTCTTCCTATGTCAC</text:p>
      <text:p text:style-name="Preformatted_20_Text">Masked <text:s text:c="9"/>ATACATGCTCCCTGCCATGAACCCAAACACTGATCCTGGATTGTCGTCTTCCTAT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CACAAACAGGGATCCTAGTCTATTGTCTGCTTTCTTATAAAACATGTTCAACTC</text:p>
      <text:p text:style-name="Preformatted_20_Text">Masked <text:s text:c="9"/>AGTGTACACAAACAGGGATCCTAGTCTATTGTCTGCTTTCTTATAAAACATGTTC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AAAAGAATCTGAACTGTATGTCATGGATTGAATCTTTGCCATGTGACAGGCCTAC</text:p>
      <text:p text:style-name="Preformatted_20_Text">Masked <text:s text:c="9"/>TGCAAAAAAGAATCTGAACTGTATGTCATGGATTGAATCTTTGCCATGTGACAG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CTTTTTCCCACCCTCCCCCCTGTGGGAAACCAGAAGAGAAGTAAGGAGTTGTTGCT</text:p>
      <text:p text:style-name="Preformatted_20_Text">Masked <text:s text:c="9"/>CCCCCTTTTTCCCACCCTCCCCCCTGTGGGAAACCAGAAGAGAAGTAAGGAGTT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GACAGAAAGAAAACTGCTGTACTAAAAATGATGAAGGAATGTGGAACAGTGCA</text:p>
      <text:p text:style-name="Preformatted_20_Text">Masked <text:s text:c="9"/>CAATTGAGACAGAAAGAAAACTGCTGTACTAAAAATGATGAAGGAATGTGGAAC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AGGAATAAAGAGGAATAAATCAAACAAATGGGAATGAGAACAACTCCTAACAG</text:p>
      <text:p text:style-name="Preformatted_20_Text">Masked <text:s text:c="9"/>ATATAAAAGGAATAAAGAGGAATAAATCAAACAAATGGGAATGAGAACAACTCCT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TTGGTGATACAGAGAAGAAAAGGAATGTCCTTACATCTGGAAGGACTGCAGCAT</text:p>
      <text:p text:style-name="Preformatted_20_Text">Masked <text:s text:c="9"/>TGCTGCTTGGTGATACAGAGAAGAAAAGGAATGTCCTTACATCTGGAAGGACTG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AACTGTAGTTCTTCTTTAGCAACTGTCCCAGTTCCATCATGATATCATAATACC</text:p>
      <text:p text:style-name="Preformatted_20_Text">Masked <text:s text:c="9"/>TTTGGGAACTGTAGTTCTTCTTTAGCAACTGTCCCAGTTCCATCATGATATCATA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GAAAACCATGATGCTGTATCCTGTTTCTGGTCATATTTCACTGTGCTTCGACCTTG</text:p>
      <text:p text:style-name="Preformatted_20_Text">Masked <text:s text:c="9"/>TATAGAAAACCATGATGCTGTATCCTGTTTCTGGTCATATTTCACTGTGCTTCGA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GCACTCTCAGCCATCACTCAGTCTGACTGCACTAACTGAGCTCAGACAACAGGCT</text:p>
      <text:p text:style-name="Preformatted_20_Text">Masked <text:s text:c="9"/>ATCCTGCACTCTCAGCCATCACTCAGTCTGACTGCACTAACTGAGCTCAGACAA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ACAGATATCTGAAAGTCCAACTGCAGAGTCCAGAAAGTTACAGCTAGTCAGCTGA</text:p>
      <text:p text:style-name="Preformatted_20_Text">Masked <text:s text:c="9"/>GAGAAACAGATATCTGAAAGTCCAACTGCAGAGTCCAGAAAGTTACAGCTAGTCAGCT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AGTAATAGCTACGTATTTGAAGGCACTGTTCAGCCATGTAATAAGTTCACTAATAATT</text:p>
      <text:p text:style-name="Preformatted_20_Text">Masked <text:s text:c="9"/>TGAGTAATAGCTACGTATTTGAAGGCACTGTTCAGCCATGTAATAAGTTCACT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TATGGAGGCACATTATTCTGCAGTTTAGATGTGGAAGAGGTAGCTTCTGAACAGA</text:p>
      <text:p text:style-name="Preformatted_20_Text">Masked <text:s text:c="9"/>ACTTGTATGGAGGCACATTATTCTGCAGTTTAGATGTGGAAGAGGTAGCTTCTGA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CTACAGGCAAAGCTGAGTCACTTCTGTATCTCATTTCAAAGTAGTTAATGTAGTG</text:p>
      <text:p text:style-name="Preformatted_20_Text">Masked <text:s text:c="9"/>AATAACTACAGGCAAAGCTGAGTCACTTCTGTATCTCATTTCAAAGTAGTTAATG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CAGTATATGTCTGTTTTTACCAATTGCCTTGTATGTGTTCACATAGTTTATAAACT</text:p>
      <text:p text:style-name="Preformatted_20_Text">Masked <text:s text:c="9"/>CTAACAGTATATGTCTGTTTTTACCAATTGCCTTGTATGTGTTCACATAGTTTAT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AGCACAGAATCTATGACATCATTAAGTGCTACTGAAGGGCAAAATCTATAGAGTCA</text:p>
      <text:p text:style-name="Preformatted_20_Text">Masked <text:s text:c="9"/>CGAGAGCACAGAATCTATGACATCATTAAGTGCTACTGAAGGGCAAAATCTATAGA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CAGAATCATAGAATCATCAAACTTGGAAAAGACCTCCTAGATCATCTAGTCTAAC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TATCACCAATATTTTCCTTGTAAAAGTACTTAGCACTTGTCCATTTCCAACATTCAT</text:p>
      <text:p text:style-name="Preformatted_20_Text">Masked <text:s text:c="9"/>NNNNNNNNNNNATATTTTCCTTGTAAAAGTACTTAGCACTTGTCCATTTCCAACATTCA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GAGTCAGCTGGAAATAATAATATCAGCATTATTTTTCAAGAAGCTTCGCAACGCAAAGGA</text:p>
      <text:p text:style-name="Preformatted_20_Text">Masked <text:s text:c="9"/>GAGTCAGCTGGAAATAATAATATCAGCATTATTTTTCAAGAAGCTTCGCAAC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AATTGAAAGGATTTCCCAAGAGACAGACAAAAATATCTGATGCTCAATCTGTGGT</text:p>
      <text:p text:style-name="Preformatted_20_Text">Masked <text:s text:c="9"/>CAAGAAATTGAAAGGATTTCCCAAGAGACAGACAAAAATATCTGATGCTCAATCTG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AGTAGTAAAATTAGTTCCACCTAAAATTAGTTCCTGCTGAGTGCATTTCTCAAC</text:p>
      <text:p text:style-name="Preformatted_20_Text">Masked <text:s text:c="9"/>ACTTGAAGTAGTAAAATTAGTTCCACCTAAAATTAGTTCCTGCTGAGTGCATTTC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GAAGTTTGTTATTAAAAGAGTAAGAGCGTCACTGAAATTTTTGAAATACTCCCC</text:p>
      <text:p text:style-name="Preformatted_20_Text">Masked <text:s text:c="9"/>CACTGAGAAGTTTGTTATTAAAAGAGTAAGAGCGTCACTGAAATTTTTGAAATACT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AAAGTACTGTATTAGTGAAAAAAGAAGAGTGTTATAGGTATCAGAGATGGGTGTT</text:p>
      <text:p text:style-name="Preformatted_20_Text">Masked <text:s text:c="9"/>ACATCAAAGTACTGTATTAGTGAAAAAAGAAGAGTGTTATAGGTATCAGAGATGG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GTATCTCCCTCAGGTGAACATAGTGTTCAGTGAGCTCTACAGCATAGTTCTTGTT</text:p>
      <text:p text:style-name="Preformatted_20_Text">Masked <text:s text:c="9"/>ACATGGTATCTCCCTCAGGTGAACATAGTGTTCAGTGAGCTCTACAGCATAGTTC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TTCTTGTTTCTGTGGGTTACTCCTGCCATGTAAGCAGAAGTAAAGGAGCTTAAAAC</text:p>
      <text:p text:style-name="Preformatted_20_Text">Masked <text:s text:c="9"/>GGAGTTCTTGTTTCTGTGGGTTACTCCTGCCATGTAAGCAGAAGTAAAGGAGCT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TAATAGGTTTTACCTTCTGTATCCAGGTCAACAGTGAATCAACAGGATTTCAAT</text:p>
      <text:p text:style-name="Preformatted_20_Text">Masked <text:s text:c="9"/>TGGAAGTAATAGGTTTTACCTTCTGTATCCAGGTCAACAGTGAATCAACAGGATTTC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ATTTCTTGAAACCTGTTAATGATACACCAACCAGAAGAAAAAAAAAGAACAAAAAAAA</text:p>
      <text:p text:style-name="Preformatted_20_Text">Masked <text:s text:c="9"/>CTATTTCTTGAAACCTGTTAATGATACACCAACCAG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ACCCAACACATTTTAGCTATGTGACTGCCATGAAAAGGTGATTTGACAAAATAGGCCAAG</text:p>
      <text:p text:style-name="Preformatted_20_Text">Masked <text:s text:c="9"/>NCCCAACACATTTTAGCTATGTGACTGCCATGAAAAGGTGATTTGACAAAATAGGCCAA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GTTTCATTGCAACATAAATAACACTCCTATTATATAATTCAGATTAAACTGCAAAGCACC</text:p>
      <text:p text:style-name="Preformatted_20_Text">Masked <text:s text:c="9"/>GTTTCATTGCAACATAAATAACACTCCTATTATATAATTCAGATTAAACTGCAAAG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TTTTAACTTGTCCTTTCTCACATCATGTTTTAGAATACAACAGTTGTAAAATAGC</text:p>
      <text:p text:style-name="Preformatted_20_Text">Masked <text:s text:c="9"/>GAGTTTTTTAACTTGTCCTTTCTCACATCATGTTTTAGAATACAACAGTTGTAAA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TAAACGGTTAGCATCCAAGACTGTGAGAAGAGACTCTGAAATTGTTAATGGTTG</text:p>
      <text:p text:style-name="Preformatted_20_Text">Masked <text:s text:c="9"/>ATATATTAAACGGTTAGCATCCAAGACTGTGAGAAGAGACTCTGAAATTGTTAAT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AGCACAGCGTCTTGCACCTGGGAAAGAATGACCGCAAGTATCAGTACAGACTGGG</text:p>
      <text:p text:style-name="Preformatted_20_Text">Masked <text:s text:c="9"/>CAGTT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ACATGACCTGCTGGAGAGGAGCTCTGCAGAGAAGGACCTGGGTGTCCTGGTAGAC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CAATGAGCCAGTAGTGTGCCCTGGCATCTGAGAAGGCCAATGGTATCCTGG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ATTAAGGAGTGTGGACAGCAGATCAAGGGAGGGGATCCACCTCCCTCTACTCT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TCAGTCCTAATCTGAAGTACTGTAACCAGTTCTGGGCTCCCAGTACAAAAAA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TCTCCTGAAAAGAGTCCAGAGGAGGGACACAAAGATGATAGAGGGCCTGGAGT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CTGTGAGGAAAGGCTGTGAGGAAAGGCTGACTTGGGTCTGTTCAGCCTTGAG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ATTGAGAGGGGATCTTATTTATAAGTATTGTAAGTGAGGGGAACCAAAGGGA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ACCTCCTTTCAGCAGTCTGTGGGGACAGAATAAGCAAAAAGGCCATAAAATTG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GATGTTCCACAGAAATATACGAAGGAACTTCTTCACAGTGAAGGTAATGGAGCAC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CAGGCTGTCCAGAGGGGTTGTGGAATCTCCTTCTCTGGAGATATTCAGGACTCAGG</text:p>
      <text:p text:style-name="Preformatted_20_Text">Masked <text:s text:c="9"/>NNNNNNNNNNNNNNNNNNNNNNNNNNNNNNNNNNNNNNNNNNNNNNNNNNNNNNCTCAGG</text:p>
      <text:p text:style-name="Preformatted_20_Text"><text:s text:c="70"/>******</text:p>
      <text:p text:style-name="Preformatted_20_Text"/>
      <text:p text:style-name="Preformatted_20_Text">Unmasked <text:s text:c="7"/>CAGATGAGCTGCTCAGCCTGATGGTGGAGCTTAGGGAGGAGGTAGAGAGATTAAGAACCA</text:p>
      <text:p text:style-name="Preformatted_20_Text">Masked <text:s text:c="9"/>CAGATGAGCTGCTCAGCCTGATGGTGGAGCTTAGGGAGGAGGTAGAGAGATTAAG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GAGTGTGAGAGGGAGATAGACTTCTCTGCAAGAACAGAGCAGAGATTGCAACCCC</text:p>
      <text:p text:style-name="Preformatted_20_Text">Masked <text:s text:c="9"/>TTAGAGAGTGTGAGAGGGAGATAGACTTCTCTGCAAGAACAGAGCAGAGATTGCAA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TGTGGGAGACCCTCTCCCTTGCTGTGCTCAGCCCGAGAGAGACAACTTGAAAAGA</text:p>
      <text:p text:style-name="Preformatted_20_Text">Masked <text:s text:c="9"/>CAAACTGTGGGAGACCCTCTCCCTTGCTGTGCTCAGCCCGAGAGAGACAACTTG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GGAATGGCAGCAGGTCCCACCCACCTCAGTGACGCAGGTGGCACCCATCCTGACC</text:p>
      <text:p text:style-name="Preformatted_20_Text">Masked <text:s text:c="9"/>GAGGAGGAATGGCAGCAGGTCCCACCCACCTCAGTGACGCAGGTGGCACCCATCCT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CAGTTCCTCAGGTGCCTCTAAGTAATAGGTTTGAAGCCCTGAAACTGGAGGGTGA</text:p>
      <text:p text:style-name="Preformatted_20_Text">Masked <text:s text:c="9"/>TGCCTCAGTTCCTCAGGTGCCTCTAAGTAATAGGTTTGAAGCCCTGAAACTGGAGG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TGAGAATGAGGTGGAGGGACAGCCTCCAAGCTTTTCTAAGGGTTGGCTCCATGCTT</text:p>
      <text:p text:style-name="Preformatted_20_Text">Masked <text:s text:c="9"/>GGTCTGAGAATGAGGTGGAGGGACAGCCTCCAAGCTTTTCTAAGGGTTGGCTCC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AGCCTCTTCCAGTAAAGAAAGAAAAGAAAAGAAAGTGATAGTCATAGATGACTC</text:p>
      <text:p text:style-name="Preformatted_20_Text">Masked <text:s text:c="9"/>GAAGACAGCCTCTTCCAGTAAAGAAAGAAAAGAAAAGAAAGTGATAGTCATAGATG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AAAGGAACTGAGGGCCTGATATGTCAGCTTGACCCCACCCATAGAGAAGAGTG</text:p>
      <text:p text:style-name="Preformatted_20_Text">Masked <text:s text:c="9"/>CCTTCTAAAAGGAACTGAGGGCCTGATATGTCAGCTTGACCCCACCCATAGAGAA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CTACCTAAGCCATGAGCCAGGGATATCTCTAGAAAGCTTCCTGGGCTTATTCGCCC</text:p>
      <text:p text:style-name="Preformatted_20_Text">Masked <text:s text:c="9"/>CTGCCTACCTAAGCCATGAGCCAGGGATATCTCTAGAAAGCTTCCTGGGCTTATTCG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CTACTGTTCCTTATTGGTAGTTCAGGTTGGCAGTGGTAATGCTGCTGAGAGAAG</text:p>
      <text:p text:style-name="Preformatted_20_Text">Masked <text:s text:c="9"/>ATCTGACTACTGTTCCTTATTGGTAGTTCAGGTTGGCAGTGGTAATGCTGCTG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GGGCTATCAGAAATGACTTCAGGAGACTGGGAAGCTATTTGATGGAGCAGGCGTG</text:p>
      <text:p text:style-name="Preformatted_20_Text">Masked <text:s text:c="9"/>CCTGAGGGCTATCAGAAATGACTTCAGGAGACTGGGAAGCTATTTGATGGAGCAGG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GTCTTGTCTTCTATCCCTTGAGAGGCAGGGAAGGACACTGAGAGGATCAAAAAA</text:p>
      <text:p text:style-name="Preformatted_20_Text">Masked <text:s text:c="9"/>CAGGTGGTCTTGTCTTCTATCCCTTGAGAGGCAGGGAAGGACACTGAGAGGAT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TCCTCGTAAATAAATGGCTTAGAGGTTGGTGCAGGCACAAGAATTTTGTTTTTTT</text:p>
      <text:p text:style-name="Preformatted_20_Text">Masked <text:s text:c="9"/>AACTCTCCTCGTAAATAAATGGCTTAGAGGTTGGTGCAGGCACAAGAATTTTGTTTT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GACCATGGGGCAATTTACTCGGCTCCTGGCGTGACGGCTGCATATGGAGCTCACCTGT</text:p>
      <text:p text:style-name="Preformatted_20_Text">Masked <text:s text:c="9"/>TTGACCATGGGGCAATTTACTCGGCTCCTGGCGTGACGGCTGCATATGGAGCTC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GGGGTAAAAGGATCCTAGCCCAGGAACAGGAGGGACTCATTGAAAGGTCTTTAA</text:p>
      <text:p text:style-name="Preformatted_20_Text">Masked <text:s text:c="9"/>CTGCAAGGGGTAAAAGGATCCTAGCCCAGGAACAGGAGGGACTCATTGAAAGGTC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GTAAGAAGGGAGAAGGGGACAAAATGTGGGCCATTGCTGTTGAGCAGGTAGTTTG</text:p>
      <text:p text:style-name="Preformatted_20_Text">Masked <text:s text:c="9"/>ACTAGGTAAGAAGGGAGAAGGGGACAAAATGTGGGCCATTGCTGTTGAGCAGGT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AAACTGAGCTTGATGGGTGATGAGGGTGGAGTTCTAAGGGATGGAGAGTGGCA</text:p>
      <text:p text:style-name="Preformatted_20_Text">Masked <text:s text:c="9"/>AAGCTGAAAACTGAGCTTGATGGGTGATGAGGGTGGAGTTCTAAGGGATGGAGAG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ATGCTGCTTCCATAAAGCATCTGTATACTAATGCGCACAGTATGAGAAATAAACA</text:p>
      <text:p text:style-name="Preformatted_20_Text">Masked <text:s text:c="9"/>GGGGGATGCTGCTTCCATAAAGCATCNNNNNNNNNNNNNNNNNNNNNNNNNNNNNNNNNN</text:p>
      <text:p text:style-name="Preformatted_20_Text"><text:s text:c="16"/>************************** <text:s text:c="33"/></text:p>
      <text:p text:style-name="Preformatted_20_Text"/>
      <text:p text:style-name="Preformatted_20_Text">Unmasked <text:s text:c="7"/>GGAAGAGCTGGAGATTTGTGTATGGTCACACGGCTATGATCTCATTGCAATCACGGA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TAGGACAGCTTGCATGACTGGAATGTTGTCATGGAGGGCTATGTGCTTTTTA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CAGCTGGGGAGGCGAGGTGGTGGAGTTGCTCATTATGTGAGAGAGCAGCT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TGAACTGCACCTGGGGGAGAGCGGTGTAGCAGTGGAGAGCTTGTGGGTGAGAA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GGGCTGGTGTGGCTGACACTGTTGTGGATGTGTACTGCTGGCCCCCTGATC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GATGTTGATGAGGCCTTCCACAAGCAACTGGAAAATAGTGTCAAGATTCCAGGC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GCTTATGGGAGATTTCAATTATCCAGATATTTGCTGGAAAAGCAATGTGGC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GCAGTCCAGACGGTTCCTGCAATGTGTTGAAGACAACTTCCTGATGCAGGT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ACTGACGAGGGGAGGGGTGTTGCTGGACGTTATTCTCATTAATAAGGAAAGG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GGAAGTAAGGGCTGGGGGCAACTTGGGTTGTAGTGACCACAAGATGATGAAG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GATCTTGAGCGGAAGAAGTAAAGCGAAAAGTAGGATTGCTACCCTGGACTTTAGG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TTTGATCTCTTCCAGGACCTACTTGTAGCTATCCCTTGGGCTAGGGTATTA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GGGGGCCTGTGAGAGCTGGTCGGCATTGAAGTAGCTCTTCTTCCAGGCTCAG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CGTCCCTGTGAGGAAGAAATTGGGAAAGGGTGGCAGGAGACCTGTGTGGATGA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CTCATGCGCAAACTCAAAGGAAAGAAGAAGGCCCATGAAATGTGGAAAAAG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CACTTGGGAAGAATACAGGAATGTTGTCAGGGCTTGCAGAGGTGCAACGAG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TTCGCCTGGAATTGAATCTGGCAAAGGTGATAAAGGATAACAAAAAAGGC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GTACGTTAACAGTAAAAGGAAGACTAGGGAGAATGTAGCACCCCTACTAAGT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GTTCTGGTAACAGGGGATGCTGAGAAGGCAGAGATACTGAATGNNNNNNNNNNNN</text:p>
      <text:p text:style-name="Preformatted_20_Text">Masked <text:s text:c="9"/>NNNNNNNNNNNNNNNNNNNNNNNNNNNNNNNNNNNNNNNNNNNNNNTGNNNNNNNNNNNN</text:p>
      <text:p text:style-name="Preformatted_20_Text"><text:s text:c="62"/>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GTAGGGAACCTGCTTTGGCAGGGGGGTTGGCC</text:p>
      <text:p text:style-name="Preformatted_20_Text">Masked <text:s text:c="9"/>NNNNNNNNNNNNNNNNNNNNNNNNNNNNGTNNNNNNNNNNNNNNNNNNNNNNNNNNNNNN</text:p>
      <text:p text:style-name="Preformatted_20_Text"><text:s text:c="16"/>****************************** <text:s text:c="29"/></text:p>
      <text:p text:style-name="Preformatted_20_Text"/>
      <text:p text:style-name="Preformatted_20_Text">Unmasked <text:s text:c="7"/>TCGATGATCTCTGGAGCTCCCTTCCAACCCCTGTGATTCTGTAACTCACCAGGACACCTA</text:p>
      <text:p text:style-name="Preformatted_20_Text">Masked <text:s text:c="9"/>NNNNNNNNNNNNNNNNNNNNNNNNNNNNNNNNNNNNNNNNNNNNNNNACCAGGACACCTA</text:p>
      <text:p text:style-name="Preformatted_20_Text"><text:s text:c="63"/>*************</text:p>
      <text:p text:style-name="Preformatted_20_Text"/>
      <text:p text:style-name="Preformatted_20_Text">Unmasked <text:s text:c="7"/>CCTATGCAGCCTGCTGTAGGGAGCCTGCTTTGCTTGTTGGACTTGATGATCTCTGGAAGC</text:p>
      <text:p text:style-name="Preformatted_20_Text">Masked <text:s text:c="9"/>CCTATGCAGCCTGCTGTAGGGAGCCTGCTTTGCTTG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CTCTTCCAACCCCTACAATTCTGTGTTTCTCTGGTTATACTAAATAATACTAATTATCAC</text:p>
      <text:p text:style-name="Preformatted_20_Text">Masked <text:s text:c="9"/>NNNNNNNNNNNNNNNNNNNNNNNNNNNNNNNNNGTTATACTAAATAATACTAATTATCAC</text:p>
      <text:p text:style-name="Preformatted_20_Text"><text:s text:c="49"/>***************************</text:p>
      <text:p text:style-name="Preformatted_20_Text"/>
      <text:p text:style-name="Preformatted_20_Text">Unmasked <text:s text:c="7"/>AGAAACTCATGAAAGAGTTCAGAGGGAGAATGGTGAAAGAATCACGGCAACCAATAATTC</text:p>
      <text:p text:style-name="Preformatted_20_Text">Masked <text:s text:c="9"/>AGAAACTCATGAAAGAGTTCAGAGGGAGAATGGTGAAAGAATCACGGCAACCAATAAT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TTGAGCCTTCATTTTCTCTGTTATATATGTTTTCAAATTCAGTTATACATGTTACAG</text:p>
      <text:p text:style-name="Preformatted_20_Text">Masked <text:s text:c="9"/>AACTTGAGCCTTCATTTTCTCTGTTATATATGTTTTCAAATTCAGTTATACATG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TACTTGAGATCACCTATAGTGTGAATTGATGTCAGTTGCATATTATTAAAATATT</text:p>
      <text:p text:style-name="Preformatted_20_Text">Masked <text:s text:c="9"/>GTATTTACTTGAGATCACCTATAGTGTGAATTGATGTCAGTTGCATATTAT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CTTGAGTTTGTCAGAGATTGCTTGACTTTACAAAATTAATTGTGAGCACTGTT</text:p>
      <text:p text:style-name="Preformatted_20_Text">Masked <text:s text:c="9"/>TTTTTGTCTTGAGTTTGTCAGAGATTGCTTGACTTTACAAAATTAATTGTGAGCA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CTTTTTTTTTTTTAAGTAAATATCTTTTTAAAGCAAAAGTAGGCTGCTTACCAG</text:p>
      <text:p text:style-name="Preformatted_20_Text">Masked <text:s text:c="9"/>TCTTTTCTTTTTTTTTTTTAAGTAAATATCTTTTTAAAGCAAAAGTAGGCTGCTT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GGCAGGGGCGCTTGCTACCAAATGTGCCTGATATTGAAGTTTTTAAATTCAGTG</text:p>
      <text:p text:style-name="Preformatted_20_Text">Masked <text:s text:c="9"/>TAATATGGCAGGGGCGCTTGCTACCAAATGTGCCTGATATTGAAGTTTTTAAAT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GAGGAAAAAAAAAATAAAAAATAAAAAATAAAAAATAAAAATAAAAAAAAAA</text:p>
      <text:p text:style-name="Preformatted_20_Text">Masked <text:s text:c="9"/>ACAAGGAAGAG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AATCACGTAACATTGACAAGGCCTAAATTGTTCAGTTCCCAGTTATTTTTTTTGAAGGTT</text:p>
      <text:p text:style-name="Preformatted_20_Text">Masked <text:s text:c="9"/>NNNCACGTAACATTGACAAGGCCTAAATTGTTCAGTTCCCAGTTATTTTTTTTGAAGGTT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AAGGAAGAGATCTTGTAGAGTAAAGGCCCGTTGCTATCCTCTACCCTGGGAAAGCTCAT</text:p>
      <text:p text:style-name="Preformatted_20_Text">Masked <text:s text:c="9"/>TAAGGAAGAGATCTTGTAGAGTAAAGGCCCGTTGCTATCCTCTACCCTGGGAAAG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ATGAGCTAAGTGAATACCCAAAGAGTCACAGATACCTGCTGCAAGTCTTTAGCTC</text:p>
      <text:p text:style-name="Preformatted_20_Text">Masked <text:s text:c="9"/>GGTAAATGAGCTAAGTGAATACCCAAAGAGTCACAGATACCTGCTGCAAGTCTTT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GGTTAACAGTGAGAGCAGGACCTCCTTGCTTTGGAGCTGGAATGTTTTTAGGAAA</text:p>
      <text:p text:style-name="Preformatted_20_Text">Masked <text:s text:c="9"/>AGAAGGGTTAACAGTGAGAGCAGGACCTCCTTGCTTTGGAGCTGGAATGTTTTT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TTCTGTTTTGCTTCTCCAAACTAAAAACAAATGAGCTGGCAGGTGTTTAACACGTG</text:p>
      <text:p text:style-name="Preformatted_20_Text">Masked <text:s text:c="9"/>GGGTTTCTGTTTTGCTTCTCCAAACTAAAAACAAATGAGCTGGCAGGTGTTTAACA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GGCGAGAAGTTTGCATGTGAAGGCATGGGGAGCACAGGGCCGTCTCTCTCTCCCT</text:p>
      <text:p text:style-name="Preformatted_20_Text">Masked <text:s text:c="9"/>AAAAGGGCGAGAAGTTTGCATGTGAAGGCATGGGGAGCACAGGGCCGTCTCTCTC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GAGTTTGCACAACTGCTGGTGAGTGATTTGCATGTTCTTGAACTTTTTTTTTCT</text:p>
      <text:p text:style-name="Preformatted_20_Text">Masked <text:s text:c="9"/>TCAAAAGAGTTTGCACAACTGCTGGTGAGTGATTTGCATGTTCTTGAACTTTTT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GCAGAGGTGGGGAAGGACACGTTGAGGAAAAAGGGAAGTTAGAGGCGTTTTGCT</text:p>
      <text:p text:style-name="Preformatted_20_Text">Masked <text:s text:c="9"/>TCCCAGGCAGAGGTGGGGAAGGACACGTTGAGGAAAAAGGGAAGTTAGAGGCGT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GTCTGTTCCTCTTGCTTTTCCACTTCTTCTTCCTGCTGGTAACAGCAGCTGGGG</text:p>
      <text:p text:style-name="Preformatted_20_Text"><text:soft-page-break/>Masked <text:s text:c="9"/>AAGGATGTNNNNNNNNNNNNNNNNNNNNNNNNNNNNNNNNGCTGGTAACAGCAGCTGGGG</text:p>
      <text:p text:style-name="Preformatted_20_Text"><text:s text:c="16"/>******** <text:s text:c="31"/>********************</text:p>
      <text:p text:style-name="Preformatted_20_Text"/>
      <text:p text:style-name="Preformatted_20_Text">Unmasked <text:s text:c="7"/>GCGTGCTGAGGGGAAAGCCAGGCCAAATAGTTCCCCACCAAAGTATTTATACCAGGGTAT</text:p>
      <text:p text:style-name="Preformatted_20_Text">Masked <text:s text:c="9"/>GCGTGCTGAGGGGAAAGCCAGGCCAAATAGTTCCCCACCAAAGTATTTATACCAGG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GGAGGTAAGTGAAATAACTTCTTCTATATGAAAGCTGCTTCCTCCCTCATATCCC</text:p>
      <text:p text:style-name="Preformatted_20_Text">Masked <text:s text:c="9"/>ATGTGGGAGGTAAGTGAAATAACTTCTTCTATATGAAAGCTGCTTCCTCCCTCATA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ATCGGCTGAGGAGGAAGCCAATCCAGCAGATAATTCCCCACTTGACCATGTATAC</text:p>
      <text:p text:style-name="Preformatted_20_Text">Masked <text:s text:c="9"/>ACCATATCGGCTGAGGAGGAAGCCAATCCAGCAGATAATTCCCCACTTGACCATG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CTTACCACCAAATACTCTCTTTTCCCACTTCAGGATTCTTCTCCTTTTCCTGCT</text:p>
      <text:p text:style-name="Preformatted_20_Text">Masked <text:s text:c="9"/>TCCTCACTTACCACCAAATACTCTCTTTTCCCACTTCAGGATTCTTCTCCTTTTC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GACACAGTAACTACTAAGGTAGTCACAAGGCTTTCCCCGGCATTCTAGGTCCGGG</text:p>
      <text:p text:style-name="Preformatted_20_Text">Masked <text:s text:c="9"/>TCCAGGACACAGTAACTACTAAGGTAGTCACAAGGCTTTCCCCGGCATTCTAGGTCC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GATAATGCAGAGAGGCAGAACTGAGGCGGGGCAGGGCAAGGCCAGGCTCTGCTGAG</text:p>
      <text:p text:style-name="Preformatted_20_Text">Masked <text:s text:c="9"/>CAGGGATAATGCAGAGAGGCAGAACTGAGGCGGGGCAGGGCAAGGCCAGGCT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TGGGGGGAACAGAGGGAGCACAACTTTGTGAGGGGAGACAAAGGGCTGCCCACTC</text:p>
      <text:p text:style-name="Preformatted_20_Text">Masked <text:s text:c="9"/>GTGCATGGGGGGAACAGAGGGAGCACAACTTTGTGAGGGGAGACAAAGGGCTGCC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AGGTGTCAAGCTCCTCTCCCCCACAAAATGCCCCTGCCCAACTCATTGTAGCCCC</text:p>
      <text:p text:style-name="Preformatted_20_Text">Masked <text:s text:c="9"/>TTCCCAGGTGTCAAGCTCCTCTCCCCCACAAAATGCCCCTGCCCAACTCATTGTAG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ACTCCTCCACCATCCTTATACCATTTTCTATAGCCTTCCACTCACCTACTGATTT</text:p>
      <text:p text:style-name="Preformatted_20_Text">Masked <text:s text:c="9"/>GCCACACTCCTCCACCATCCTTATACCATTTTCTATAGCCTTCCACTCACCTAC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TTCCTGCCTTGCATGCCTTACCAAGACGGCCCCCAGGCCTGTGGACAAGATGT</text:p>
      <text:p text:style-name="Preformatted_20_Text">Masked <text:s text:c="9"/>TAGCAGCTTCCTGCCTTGCATGCCTTACCAAGACGGCCCCCAGGCCTGTGGAC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GTCCTTACCACAAGCCCAGAGCACACTACTGAAAACTCAGCAGTCAGCTTCACA</text:p>
      <text:p text:style-name="Preformatted_20_Text">Masked <text:s text:c="9"/>CTGAATGTCCTTACCACAAGCCCAGAGCACACTACTGAAAACTCAGCAGTCAGC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ACCTGCTATTTAGCTCATCTTAATCATTAAACCATCTAATCAAGCTGCTATCTG</text:p>
      <text:p text:style-name="Preformatted_20_Text">Masked <text:s text:c="9"/>CACATCACCTGCTATTTAGCTCATCTTAATCATTAAACCATCTAATCAAGCTGCT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GTGCTCCTCAGCAAGGCATGAATTGTGGTGTGTGGGAAGTTAGGGGCAATGT</text:p>
      <text:p text:style-name="Preformatted_20_Text">Masked <text:s text:c="9"/>TGCCAGCTGTGCTCCTCAGCAAGGCATGAATTGTGGTGTGTGGGAAGTTAGGGGCA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GTCTGAGCATGTCAGGGCTGCTCTCCAGCACAGTCAGCCCTGCACTATCAAGAGA</text:p>
      <text:p text:style-name="Preformatted_20_Text">Masked <text:s text:c="9"/>GGTGTGTCTGAGCATGTCAGGGCTGCTCTCCAGCACAGTCAGCCCTGCACTATCAAGA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TTTTGAGGTGCCTGTGGACCATTTAGTGAAGGCTCAGCATTCCCAATTCCCATCTAAT</text:p>
      <text:p text:style-name="Preformatted_20_Text">Masked <text:s text:c="9"/>GATTTTGAGGTGCCTGTGGACCATTTAGTGAAGGCTCAGCATTCCCAATTCCCA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CAGGTTTTGCATCCAAAAACAGGTTTTGCCTTTGAGGAAATGTTTCGTAGGGTC</text:p>
      <text:p text:style-name="Preformatted_20_Text">Masked <text:s text:c="9"/>CAGAGACAGGTTTTGCATCCAAAAACAGGTTTTGCCTTTGAGGAAATGTTTCGTAG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CAACAGAGCTCAGGTCAAGCTATTAAAAAAAAAAAAAATCTTTTCAAATATAATT</text:p>
      <text:p text:style-name="Preformatted_20_Text">Masked <text:s text:c="9"/>TGAGCCAACAGAGCTCAGGTCAAGCTATTAAAAAAAAAAAAAATCTTTTCAAA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GTACTAATAGAGGTTTTACATCAGCTTTTGATGCTCACTGGAAGACCTATGCTC</text:p>
      <text:p text:style-name="Preformatted_20_Text">Masked <text:s text:c="9"/>TTTTTTGTACTAATAGAGGTTTTACATCAGCTTTTGATGCTCACTGGAAGACCTA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GAGTGGTTTAGTGCAGTGCTTACAGCCAAGCTGATCCACAAGGACAGGCACATG</text:p>
      <text:p text:style-name="Preformatted_20_Text">Masked <text:s text:c="9"/>TGAAATGAGTGGTTTAGTGCAGTGCTTACAGCCAAGCTGATCCACAAGGACAGGC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GACACTCTGGAGTACACTGAACTTTCCTCTATGGAGGAAACATTTGTTTTACAAA</text:p>
      <text:p text:style-name="Preformatted_20_Text">Masked <text:s text:c="9"/>ACTGTGACACTCTGGAGTACACTGAACTTTCCTCTATGGAGGAAACATTTGTTT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ACGGGCATGGGGAAGTTCTGTCATCATCTTTTGCCTTCTTTCTTCAGTTTTCAAA</text:p>
      <text:p text:style-name="Preformatted_20_Text">Masked <text:s text:c="9"/>GTTTAACGGGCATGGGGAAGTTCTGTCATCATCTTTTGCCTTCTTTCTTCAGTT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CTCCCATTAGTATAAAGAAATCTTGAGATGGTAATTATATTCAACACTTTCATC</text:p>
      <text:p text:style-name="Preformatted_20_Text">Masked <text:s text:c="9"/>AGCTGACTCCCATTAGTATAAAGAAATCTTGAGATGGTAATTATATTCAACACTT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GTAATTATGGCAGTCTAAAAGAACCACAGCATCAACTTGATGTGCTTTCAGGGTA</text:p>
      <text:p text:style-name="Preformatted_20_Text">Masked <text:s text:c="9"/>AGAATGTAATTATGGCAGTCTAAAAGAACCACAGCATCAACTTGATGTGCTTTC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CCTGTCAGCTGTCCACAAATAGTATCTGGGAAGCCCAGCTGTTGCCGTATATGTG</text:p>
      <text:p text:style-name="Preformatted_20_Text">Masked <text:s text:c="9"/>TCCTGCCTGTCAGCTGTCCACAAATAGTATCTGGGAAGCCCAGCTGTTGCCGTAT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GCATTTAGACATGAGACAATGCCGTTAATTTGTTCATGACCACATCAAACTTGTG</text:p>
      <text:p text:style-name="Preformatted_20_Text">Masked <text:s text:c="9"/>ACAGTGCATTTAGACATGAGACAATGCCGTTAATTTGTTCATGACCACATCAAA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AATACTAAAACTGCTTTCAAATATCAACCTTGTGGAATTGGAACAGCACACATTT</text:p>
      <text:p text:style-name="Preformatted_20_Text">Masked <text:s text:c="9"/>TCAGAAATACTAAAACTGCTTTCAAATATCAACCTTGTGGAATTGGAACAGCAC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GTCTGGCCCCGTCTTGCAGACACAAAGATAACACAGTCTGCTCTGACAAGAAAT</text:p>
      <text:p text:style-name="Preformatted_20_Text">Masked <text:s text:c="9"/>CAGGAAGTCTGGCCCCGTCTTGCAGACACAAAGATAACACAGTCTGCTCTGAC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TAAAAACAGAAGCTCCTGCCAGTGTTCATGAATATCAAATTTCTACTGAAAAT</text:p>
      <text:p text:style-name="Preformatted_20_Text">Masked <text:s text:c="9"/>ATAGCAATAAAAACAGAAGCTCCTGCCAGTGTTCATGAATATCAAATTTCTAC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CTTTCCAGAATGATACTGTAACTGGATCACAGCCATGGCTACCTGTCGTGGGCA</text:p>
      <text:p text:style-name="Preformatted_20_Text">Masked <text:s text:c="9"/>CAGGTGCTTTCCAGAATGATACTGTAACTGGATCACAGCCATGGCTACCTGTCGTGG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GGCTGTACACACTGTCAGCACTGCTCCCAGGATTGGCATAGCAGTGCTAAGCAGGCAT</text:p>
      <text:p text:style-name="Preformatted_20_Text">Masked <text:s text:c="9"/>GCGGCTGTACACACTGTCAGCACTGCTCCCAGGATTGGCATAGCAGTGCTAAGC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CTCATTGCCTCGTCTTCTGACTGTGGTAGAATTATTGAAGTGTTATCTTCCAGGA</text:p>
      <text:p text:style-name="Preformatted_20_Text">Masked <text:s text:c="9"/>ATTAACTCATTGCCTCGTCTTCTGACTGTGGTAGAATTATTGAAGTGTTATCTTC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ATGAAACTAGACAGACTAACCCTCTGAGAACAGGCACATGCAACTGATTTTCCAC</text:p>
      <text:p text:style-name="Preformatted_20_Text">Masked <text:s text:c="9"/>GTGGCATGAAACTAGACAGACTAACCCTCTGAGAACAGGCACATGCAACTGATTTT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AAAATACATAATCTCTTCTGCTGAACTTGGTCTGCCACTAGGTGGCAAAAGACCTA</text:p>
      <text:p text:style-name="Preformatted_20_Text">Masked <text:s text:c="9"/>ACGAAAAATACATAATCTCTTCTGCTGAACTTGGTCTGCCACTAGGTGGCAAAAG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GTTATGAGGAGATTGAAAGACAGGCTTCTCCGAAAAACTGACTTGTTTTTATTAA</text:p>
      <text:p text:style-name="Preformatted_20_Text">Masked <text:s text:c="9"/>CGGGAGTTATGAGGAGATTGAAAGACAGGCTTCTCCGAAAAACTGACTTGTTTTT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CCACATATCTGCATGCATTTTACATTACAGATGGAACAACTACTTCTGACCTAGG</text:p>
      <text:p text:style-name="Preformatted_20_Text">Masked <text:s text:c="9"/>GCACTCCACATATCTGCATGCATTTTACATTACAGATGGAACAACTACTTCTGACC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GACTGCCAGGCTTGCTTTATTGACATTAGTGCACCTGTCCGAAAGGGCTCTCCCA</text:p>
      <text:p text:style-name="Preformatted_20_Text">Masked <text:s text:c="9"/>AAGGGGACTGCCAGGCTTGCTTTATTGACATTAGTGCACCTGTCCGAAAGGGCT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TTTGTAGATGTGGTTTAAGGATTACCTGGCCAAAAAATAATTTCTGTGTTGCT</text:p>
      <text:p text:style-name="Preformatted_20_Text">Masked <text:s text:c="9"/>TGAACATTTTGTAGATGTGGTTTAAGGATTACCTGGCCAAAAAATAATTTCTGT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CCCAATCTTCCTCCAGTCTCCACAGCCGATTCTGTTATGCTATCAGACCTGCTTT</text:p>
      <text:p text:style-name="Preformatted_20_Text">Masked <text:s text:c="9"/>CATCTCCCAATCTTCCTCCAGTCTCCACAGCCGATTCTGTTATGCTATCAGACC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CACCTTGATCACTAAGATCAGCGAAAGGAAGCATGCTAAAACAACATGGAAAGCA</text:p>
      <text:p text:style-name="Preformatted_20_Text">Masked <text:s text:c="9"/>GGAATCACCTTGATCACTAAGATCAGCGAAAGGAAGCATGCTAAAACAACATGG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TATGTTTTTTTTTTTTTTCTTAATAGAATTTCACCTCTCCAGTTCACAGCATA</text:p>
      <text:p text:style-name="Preformatted_20_Text">Masked <text:s text:c="9"/>AAAAAATTATGTTTTTTTTTTTTTTCTTAATAGAATTTCACCTCTCCAGTTCACA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GTAAAGATACCAACACAGCCGTGGCTGTAACAAGATCATGACTGTGACATTCTTTG</text:p>
      <text:p text:style-name="Preformatted_20_Text">Masked <text:s text:c="9"/>CCAAGTAAAGATACCAACACAGCCGTGGCTGTAACAAGATCATGACTGTGACAT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ACTGACCTGGAAGCCCAAAGCCGTTCAGACAGTTGCGACTGACTGCCACTGTAGG</text:p>
      <text:p text:style-name="Preformatted_20_Text">Masked <text:s text:c="9"/>TGAGCACTGACCTGGAAGCCCAAAGCCGTTCAGACAGTTGCGACTGACTGCCACT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CAACAATGCATGAAAGTTGCCTTAAAAAATAAACTTAAAGCATCTTAAAGCAGAG</text:p>
      <text:p text:style-name="Preformatted_20_Text">Masked <text:s text:c="9"/>GTGAACAACAATGCATGAAAGTTGCCTTAAAAAATAAACTTAAAGCATCTTAAA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TCAGAGGCAACTATTTTCCCCTTTTATCTTTTGTCTGATTATGACAAAATAAATTA</text:p>
      <text:p text:style-name="Preformatted_20_Text">Masked <text:s text:c="9"/>CAAGTCAGAGGCAACTATTTTCCCCTTTTATCTTTTGTCTGATTATGACAAAATAAA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AAGCAGATATTTTTCCAAAAGATATGTGGAAACCAAAATTTGAGTAAATGCTCTGTTA</text:p>
      <text:p text:style-name="Preformatted_20_Text">Masked <text:s text:c="9"/>TTAAGCAGATATTTTTCCAAAAGATATGTGGAAACCAAAATTTGAGTAAATGCT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GCACATAAGACTGCAGTGATAAATTTTGCACTTGAGAATTTTGGAAAGTCATT</text:p>
      <text:p text:style-name="Preformatted_20_Text">Masked <text:s text:c="9"/>ACAAAAAGCACATAAGACTGCAGTGATAAATTTTGCACTTGAGAATTTTGGAAAG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ACTGGGCTGTAGATGCCAGTTTTGGTCTACACCAATTCTGGAATGGCATGCTTCT</text:p>
      <text:p text:style-name="Preformatted_20_Text">Masked <text:s text:c="9"/>GTTATACTGGGCTGTAGATGCCAGTTTTGGTCTACACCAATTCTGGAATGGCATG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AGAAGATAGCGTCTTTATTTGATATGTTTGTCATGCTTAAATCTGTGAAGTTCTT</text:p>
      <text:p text:style-name="Preformatted_20_Text">Masked <text:s text:c="9"/>ATACAAGAAGATAGCGTCTTTATTTGATATGTTTGTCATGCTTAAATCTGTGA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TGCTTCTGCTTCTGTTTTTGCGGAAAGTAGTAGTAGTACAAAACAGCTCCAGTGT</text:p>
      <text:p text:style-name="Preformatted_20_Text">Masked <text:s text:c="9"/>ATTGCTGCTTCTGCTTCTGTTTTTGCGGAAAGTAGTAGTAGTACAAAACAGCTCCA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AGCCTTGCAGGTCATGTTCCTTAAAATACTAATTCCTTCACATTCTTTCTTCAG</text:p>
      <text:p text:style-name="Preformatted_20_Text">Masked <text:s text:c="9"/>GCTTTCAGCCTTGCAGGTCATGTTCCTTAAAATACTAATTCCTTCACATTCTTTC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GAAAAACTAATTTCCCCAAAGTACTCAGAAACATACTCCACTCTATGTGGAAGAA</text:p>
      <text:p text:style-name="Preformatted_20_Text">Masked <text:s text:c="9"/>ATAAAGAAAAACTAATTTCCCCAAAGTACTCAGAAACATACTCCACTCTATG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GGGATCCAGGAAGCCGTTGCACCTGCAAGTATAAAATGAATCATACATATTGTA</text:p>
      <text:p text:style-name="Preformatted_20_Text">Masked <text:s text:c="9"/>ATAGAGGGGATCCAGGAAGCCGTTGCACCTGCAAGTATAAAATGAATCATACATA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AGCAACGTTCACAGCACTTTTGCAGCCTAAACTGTGATTTTCGGTGTTTTTGTTGC</text:p>
      <text:p text:style-name="Preformatted_20_Text">Masked <text:s text:c="9"/>GATGAGCAACGTTCACAGCACTTTTGCAGCCTAAACTGTGATTTTCGGTGTTTTT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TCTCAGCAGCCTTCTATCAATTAGGAACGTCTTTACAACTGTGCAGTGGAT</text:p>
      <text:p text:style-name="Preformatted_20_Text">Masked <text:s text:c="9"/>AATTCATTTTCTCAGCAGCCTTCTATCAATTAGGAACGTCTTTACAACTGTGCAG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GAAGGCAGGAACTCTCTAGCACTCAGAGCTTCCAAGAGGAGTTCATTCTTTGAT</text:p>
      <text:p text:style-name="Preformatted_20_Text">Masked <text:s text:c="9"/>GAAGGAGAAGGCAGGAACTCTCTAGCACTCAGAGCTTCCAAGAGGAGTTCATTCT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TGATTTGCCTGATAATGTGAGCCATAACTTGCAGTAGTTTACCAGTGCAAAAT</text:p>
      <text:p text:style-name="Preformatted_20_Text">Masked <text:s text:c="9"/>CACTGTATGATTTGCCTGATAATGTGAGCCATAACTTGCAGTAGTTTACCAGTGC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TATTGTTACATATAGCACTGTAAAACAGTTGTGCAGTCTGCCAAATAGAATAGCA</text:p>
      <text:p text:style-name="Preformatted_20_Text">Masked <text:s text:c="9"/>GACTATATTGTTACATATAGCACTGTAAAACAGTTGTGCAGTCTGCCAAATAGA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CAAAGTCCAATCTGCTGTAAGACTAATGATAAAAGCTTCATCACTTGTGATCAAT</text:p>
      <text:p text:style-name="Preformatted_20_Text">Masked <text:s text:c="9"/>AGTTACAAAGTCCAATCTGCTGTAAGACTAATGATAAAAGCTTCATCACTTGTG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TTTTCACAAATAAATATGAGTTTATAAATCAAATACAGGGCATAGCAGAATAAAT</text:p>
      <text:p text:style-name="Preformatted_20_Text"><text:soft-page-break/>Masked <text:s text:c="9"/>GTGTATTTTCACAAATAAATATGAGTTTATAAATCAAATACAGGGCATAGCAGA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GAAGAATATTGCTCAGAACTGCATTTCTCCCACTAAGAAAAAAAAATTGAAGTAA</text:p>
      <text:p text:style-name="Preformatted_20_Text">Masked <text:s text:c="9"/>AGCATGAAGAATATTGCTCAGAACTGCATTTCTCCCACTAAGAAAAAAAAATTG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AAAAATTGTTTTCATTGGCAAGTGACAAATACAGAGAAAGTAGTAGTATTTTTGT</text:p>
      <text:p text:style-name="Preformatted_20_Text">Masked <text:s text:c="9"/>TTTTTAAAAATTGTTTTCATTGGCAAGTGACAAATACAGAGAAAGTAGTAGTAT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AATAAGCTTTCTCCAACACGCTAATAGTCTTCTGAACTAGCTAAAATAGAAATGTT</text:p>
      <text:p text:style-name="Preformatted_20_Text">Masked <text:s text:c="9"/>CTCAAATAAGCTTTCTCCAACACGCTAATAGTCTTCTGAACTAGCTAAAATAGA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AACTAATCCAGAAATGCCAAGCACCTCCAGTGCTTTAATTGGGCATTCAAAAAAT</text:p>
      <text:p text:style-name="Preformatted_20_Text">Masked <text:s text:c="9"/>TGCACAACTAATCCAGAAATGCCAAGCACCTCCAGTGCTTTAATTGGGCATTCA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AAAAATGCACAGAAGAAGTAGTGATGAATAATGAGGAAGAAGCAAACAACATCTA</text:p>
      <text:p text:style-name="Preformatted_20_Text">Masked <text:s text:c="9"/>TTAAAAAAAATGCACAGAAGAAGTAGTGATGAATAATGAGGAAGAAGCAAACAA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GCTTGAAGACAAATTTTTTCATCTGCGATCTCATTACCATGCAGAGCTCCAGAAA</text:p>
      <text:p text:style-name="Preformatted_20_Text">Masked <text:s text:c="9"/>GTGAAGCTTGAAGACAAATTTTTTCATCTGCGATCTCATTACCATGCAGAGCT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CTGAGCTGTATTTAGCAGAGGGTTGTGCCTTATGTTTTGGATTTATCTTCAGCAG</text:p>
      <text:p text:style-name="Preformatted_20_Text">Masked <text:s text:c="9"/>ATTCACTGAGCTGTATTTAGCAGAGGGTTGTGCCTTATGTTTTGGATTTATCTT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GTTTCTCATAAAACTCGTTTTCTCAGTATCTTTCTTATCCTATATCGTACCAA</text:p>
      <text:p text:style-name="Preformatted_20_Text">Masked <text:s text:c="9"/>ATTTGGAGTTTCTCATAAAACTCGTTTTCTCAGTATCTTTCTTATCCTATATCG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TTGATTTTTGCAGTAAACTGAGAGGCAAAAGGGTGAGGGAAAAAAAAAAAAAAAA</text:p>
      <text:p text:style-name="Preformatted_20_Text">Masked <text:s text:c="9"/>AGTCTTTGATTTTTGCAGTAAACTGAGAGGCAAAAGGGTGAGGG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AAAAAAAAGGATTATGATCATAATTTAAAAACAACAACAACAAAAACTCTGTTAAAGCGA</text:p>
      <text:p text:style-name="Preformatted_20_Text">Masked <text:s text:c="9"/>NNNNNNNNGGATTATGATCATAATTTAAAAACAACAACAACAAAAACTCTGTTAAAGCGA</text:p>
      <text:p text:style-name="Preformatted_20_Text"><text:s text:c="24"/>****************************************************</text:p>
      <text:p text:style-name="Preformatted_20_Text"/>
      <text:p text:style-name="Preformatted_20_Text">Unmasked <text:s text:c="7"/>AAGCTTTAGAAAAAATGGCCAGCAGAATGTCTTGAGAAACTACTGGCGAGAGTGGGAGCA</text:p>
      <text:p text:style-name="Preformatted_20_Text">Masked <text:s text:c="9"/>AAGCTTTAGAAAAAATGGCCAGCAGAATGTCTTGAGAAACTACTGGCGAGAGTGG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CACCTTAGCTGACATCTTCGGTTGATGACTAGGAATGGATGCAGTGATTCTTTT</text:p>
      <text:p text:style-name="Preformatted_20_Text">Masked <text:s text:c="9"/>AAACAACACCTTAGCTGACATCTTCGGTTGATGACTAGGAATGGATGCAGTGA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AGCAGGTGGTTAGACTTCATGACCCAAGAGGTCCATATGCTTTCTTTACAATTTTA</text:p>
      <text:p text:style-name="Preformatted_20_Text">Masked <text:s text:c="9"/>TGGCAGCAGGTGGTTAGACTTCATGACCCAAGAGGTCCATATGCTTTCTTTACAA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ACAAATATTTCCTTAAATATTGTTCTCTAAAATTCAAGCTTGTACCAATGCGGC</text:p>
      <text:p text:style-name="Preformatted_20_Text">Masked <text:s text:c="9"/>ATTCCCACAAATATTTCCTTAAATATTGTTCTCTAAAATTCAAGCTTGTACCAATGCG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TGGTGCAAATGCAATGCTGGAGCTCACACTGCTCTTAAGATATCGTGTAATGAATA</text:p>
      <text:p text:style-name="Preformatted_20_Text">Masked <text:s text:c="9"/>AATATGGTGCAAATGCAATGCTGGAGCTCACACTGCTCTTAAGATATCGTGTA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GGTGGCAACAGCCAGCCTGAACACATTTTAGTTCCCTTTTCCTCTGCCACTTCTT</text:p>
      <text:p text:style-name="Preformatted_20_Text">Masked <text:s text:c="9"/>TAGCCGGTGGCAACAGCCAGCCTGAACACATTTTAGTTCCCTTTTCCTCTGCCAC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TATCCTGAGGACAGCAGCTTTTTTTCTACTGGTCATGATAATGAAAACCACAAG</text:p>
      <text:p text:style-name="Preformatted_20_Text">Masked <text:s text:c="9"/>ACCTAATATCCTGAGGACAGCAGCTTTTTTTCTACTGGTCATGATAATGAAAACC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CCTCTCTTAGGCAAGCTCTCTGAGAACTCCTCTTAGCAAACACAATAGGCTGCTA</text:p>
      <text:p text:style-name="Preformatted_20_Text">Masked <text:s text:c="9"/>CAAAGCCTCTCTTAGGCAAGCTCTCTGAGAACTCCTCTTAGCAAACACAATAGGC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ACAGACTCCGTGGATTGTCTCATTGAGGGAGCTCGTTTTTCTGCTTGTATCAAAA</text:p>
      <text:p text:style-name="Preformatted_20_Text">Masked <text:s text:c="9"/>ATGTGACAGACTCCGTGGATTGTCTCATTGAGGGAGCTCGTTTTTCTGCTTGTA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GAGAGCTTTGGGAAGTCCAGGTAAATTGTTGTACTTGTTTATCTAATAAATAAAA</text:p>
      <text:p text:style-name="Preformatted_20_Text">Masked <text:s text:c="9"/>TACTGGAGAGCTTTGGGAAGTCCAGGTAAATTGTTGTACTTGTTTATCTAATAA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AGTTGAAGGAAAAAAAATATATAAACAGTGCAAGATATTATATATGACCTTGTA</text:p>
      <text:p text:style-name="Preformatted_20_Text">Masked <text:s text:c="9"/>GCACAAAGTTGAAGGAAAAAAAATATATAAACAGTGCAAGATATTATATATGACC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GAAATTCTATTGTAAAATTTTCTTGCAACTAATTGTCCAGCTGAAAAGTTGCCA</text:p>
      <text:p text:style-name="Preformatted_20_Text">Masked <text:s text:c="9"/>CATGTGGAAATTCTATTGTAAAATTTTCTTGCAACTAATTGTCCAGCTGAAAAGT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GACGAAACTGTCTTTTCTCTCTCTAAGGTTTGTGTTTGGTTGCCTGAGTTTTTACT</text:p>
      <text:p text:style-name="Preformatted_20_Text">Masked <text:s text:c="9"/>AGTTGACGAAACTGTCTTTTCTCTCTCTAAGGTTTGTGTTTGGTTGCCTGAGTT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CCCTACTTTAAGTGACATTTGCATTTTGAAGACTAAGAGAAATGAGAGGCAA</text:p>
      <text:p text:style-name="Preformatted_20_Text">Masked <text:s text:c="9"/>AAAGGCAGCCCTACTTTAAGTGACATTTGCATTTTGAAGACTAAGAGAAATGAG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CAATTATTTTCTAGATAGAATTATAAATCATCTAGCTACAACTCAGCTTAATC</text:p>
      <text:p text:style-name="Preformatted_20_Text">Masked <text:s text:c="9"/>TTAGAATCAATTATTTTCTAGATAGAATTATAAATCATCTAGCTACAACTCAGCT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ATTATTTGTGGCTGTTGGTTTGGAGGTATTTTTTCTTTACATATATCATACTC</text:p>
      <text:p text:style-name="Preformatted_20_Text">Masked <text:s text:c="9"/>TTTTTGTATTATTTGTGGCTGTTGGTTTGGAGGTATTTTTTCTTTACATATATCA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GATATCATTGAATGTCAGTGAATATGAGAGATACTAAAAAGACTGCAAGTAT</text:p>
      <text:p text:style-name="Preformatted_20_Text">Masked <text:s text:c="9"/>TGAATTGAGATATCATTGAATGTCAGTGAATATGAGAGATACTAAAAAGACTGC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AGTGGGTCATGGAAGGTATTTTTCTTTCAGCTTCAGAACAGTAATTAATGTCT</text:p>
      <text:p text:style-name="Preformatted_20_Text">Masked <text:s text:c="9"/>TTTTTGTAGTGGGTCATGGAAGGTATTTTTCTTTCAGCTTCAGAACAGTAATTAA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CTGCACAAAATGTTCTTTAAAGTCATACAGGATCTTGAAATTCTAGAAGTAGTGG</text:p>
      <text:p text:style-name="Preformatted_20_Text">Masked <text:s text:c="9"/>TAACACTGCACAAAATGTTCTTTAAAGTCATACAGGATCTTGAAATTCTAGAAGTAGTG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GGATCTTTACAGTGCCAAGAGCTTGAGGTTTCTTTTTTCCTTGAGATTCAGACAAGTT</text:p>
      <text:p text:style-name="Preformatted_20_Text">Masked <text:s text:c="9"/>TAGGATCTTTACAGTGCCAAGAGCTTGAGGTTTCTTTTTTCCTTGAGATTCAGAC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GCTTTATTAGAATGATCAGAGTCAAATTAAAGATTCTTGAAAGGTAGTTGCTGT</text:p>
      <text:p text:style-name="Preformatted_20_Text">Masked <text:s text:c="9"/>CAATTAGCTTTATTAGAATGATCAGAGTCAAATTAAAGATTCTTGAAAGGTAGT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GAATGGAATGGAAGTGTTACACTGTTCTCATTTTTCTGCAATGTTGTGTATTTGG</text:p>
      <text:p text:style-name="Preformatted_20_Text">Masked <text:s text:c="9"/>ACACAGAATGGAATGGAAGTGTTACACTGTTCTCATTTTTCTGCAATGTTGTGT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GATTGCGGGACAGATGAGAAAACATTACAAGAGAGGGACAAAAGAGGTTTAGTG</text:p>
      <text:p text:style-name="Preformatted_20_Text">Masked <text:s text:c="9"/>TCTTAGGATTGCGGGACAGATGAGAAAACATTACAAGAGAGGGACAAAAGAGG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CACTAAAAAGACACAGAATACTGTGTAGTCAGGTTGTCTCAGTTTGACAACCACA</text:p>
      <text:p text:style-name="Preformatted_20_Text">Masked <text:s text:c="9"/>GAATACACTAAAAAGACACAGAATACTGTGTAGTCAGGTTGTCTCAGTTTGACA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GTGTGGATGTGCTACTTTCATTTGCTGGCATCAGATATTTTAAAAGATTTCATCA</text:p>
      <text:p text:style-name="Preformatted_20_Text">Masked <text:s text:c="9"/>TGTCTGTGTGGATGTGCTACTTTCATTTGCTGGCATCAGATATTTTAAAAGAT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ACAAAAAGGCTGTTGACCTTTCTCCAAGGAATCCCATAGATTTCCATCTATCCTG</text:p>
      <text:p text:style-name="Preformatted_20_Text">Masked <text:s text:c="9"/>AGGAGACAAAAAGGCTGTTGACCTTTCTCCAAGGAATCCCATAGATTTCCATCTA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CAGACCTGTTGAAAGGTCAGCCTTTCAAGAAAAGCAAAGAGAATAACTGCTGGCC</text:p>
      <text:p text:style-name="Preformatted_20_Text">Masked <text:s text:c="9"/>TCCTGCAGACCTGTTGAAAGGTCAGCCTTTCAAGAAAAGCAAAGAGAATAACTGCT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ATATTTCCAATCTGAAATATTGGGCTCATTACTCTACAAGCACTGCATCTGCCA</text:p>
      <text:p text:style-name="Preformatted_20_Text">Masked <text:s text:c="9"/>CTTTCTATATTTCCAATCTGAAATATTGGGCTCATTACTCTACAAGCACTGCATC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CTATTTGAGCAGATGCTGTCTTTCTGCTTGTTTTTCACACTTCTGCTGTGTGCA</text:p>
      <text:p text:style-name="Preformatted_20_Text">Masked <text:s text:c="9"/>TTCTTTCTATTTGAGCAGATGCTGTCTTTCTGCTTGTTTTTCACACTTCTGCTGT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AGGTACAGAACACTGCAATATCTTGACTCCACTTTCCAAATGTTGAACTCTTAAT</text:p>
      <text:p text:style-name="Preformatted_20_Text">Masked <text:s text:c="9"/>TCTGTAGGTACAGAACACTGCAATATCTTGACTCCACTTTCCAAATGTTGAACTC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AAGTTTTATTTAACTAATTATTACAACCAGAGTCAAGACAAGTAAATTGAATAT</text:p>
      <text:p text:style-name="Preformatted_20_Text">Masked <text:s text:c="9"/>TAAAAGAAGTTTTATTTAACTAATTATTACAACCAGAGTCAAGACAAGTAAATTG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TCCCTTCCGAAAATAAAAAATTGTTATTTTTTTGCCAATGGCTGTACAACTGGT</text:p>
      <text:p text:style-name="Preformatted_20_Text">Masked <text:s text:c="9"/>TATTTGTCCCTTCCGAAAATAAAAAATTGTTATTTTTTTGCCAATGGCTGTACAA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GAAATCTCTCTGTCTGGAAAAAGAAATAGTCAAGCAAAATTTATCATTAATATA</text:p>
      <text:p text:style-name="Preformatted_20_Text">Masked <text:s text:c="9"/>AATTTTGAAATCTCTCTGTCTGGAAAAAGAAATAGTCAAGCAAAATTTATCATT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CTAGAATTTTATGCAAATAGCTAAAATCCCTCAATCCATACACTTCTGTAGAACC</text:p>
      <text:p text:style-name="Preformatted_20_Text">Masked <text:s text:c="9"/>AAATACTAGAATTTTATGCAAATAGCTAAAATCCCTCAATCCATACACTTCTGTAGAA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AATTAGGCTTTTATGTTGCCAACTGACTTTCAGATCTGTATTTATCTTTAATTTGCAT</text:p>
      <text:p text:style-name="Preformatted_20_Text">Masked <text:s text:c="9"/>TAAATTAGGCTTTTATGTTGCCAACTGACTTTCAGATCTGTATTTATCTTTAATT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ATTTTCTTTACCTTTTTTTCCCCATACCTTATGCATTATATCTTGTCCATGGATT</text:p>
      <text:p text:style-name="Preformatted_20_Text">Masked <text:s text:c="9"/>TACTCATTTTCTTTACCTTTTTTTCCCCATACCTTATGCATTATATCTTGTCCAT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AATTCCTTCAGTGGTTAGCAGCTTTTGTAATTTTTTTTTTCACAATAACAGAG</text:p>
      <text:p text:style-name="Preformatted_20_Text">Masked <text:s text:c="9"/>AGAGCTCAATTCCTTCAGTGGTTAGCAGCTTTTGTAATTTTTTTTTTCACAAT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TATATGCATGCTTTTTTTCTTAAAATAATAGCTTTGTAAACTTGTACATGCTAC</text:p>
      <text:p text:style-name="Preformatted_20_Text">Masked <text:s text:c="9"/>TTCACATATATGCATGCTTTTTTTCTTAAAATAATAGCTTTGTAAACTTGTACAT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CACACATTTTATTTGTTGAACTACAAACCATATGTGCACATCTATTGTTGCCTTT</text:p>
      <text:p text:style-name="Preformatted_20_Text">Masked <text:s text:c="9"/>AGTAACACACATTTTATTTGTTGAACTACAAACCATATGTGCACATCTATTGT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ATCCAGTGGTGCTATTGACTCAAAGAAAAAGCAACCACTAGGGGAAACTGAAGTGG</text:p>
      <text:p text:style-name="Preformatted_20_Text">Masked <text:s text:c="9"/>ATTGATCCAGTGGTGCTATTGACTCAAAGAAAAAGCAACCACTAGGGGAAACTGA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CTTTTGGCTTCATCAAGATGGAAATGAAATAATATATATTTATTTTTGTTTTGT</text:p>
      <text:p text:style-name="Preformatted_20_Text">Masked <text:s text:c="9"/>AAAACTCTTTTGGCTTCATCAAGATGGAAATGAAATAATATATATTTATTTTTG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CAGACTGCCAGTTCAGACTGACATGTTCAGAGAAAATAATTTGGAATTTTTAC</text:p>
      <text:p text:style-name="Preformatted_20_Text">Masked <text:s text:c="9"/>TTTTAATCAGACTGCCAGTTCAGACTGACATGTTCAGAGAAAATAATTTGGAAT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CTGTGTTCTCATTGTACTGTTATTTTGAAAAAAATACATATATTGTAAATAATGG</text:p>
      <text:p text:style-name="Preformatted_20_Text">Masked <text:s text:c="9"/>TTTTGCTGTGTTCTCATTGTACTGTTATTTTGAAAAAAATACATATATTGTAAAT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TGCACTTGTACATTGAAATGTAAATGTAATCTACTCTTTGAAGAATTCTGTGCAA</text:p>
      <text:p text:style-name="Preformatted_20_Text">Masked <text:s text:c="9"/>AGAATTGCACTTGTACATTGAAATGTAAATGTAATCTACTCTTTGAAGAATTCTG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CTTCATATCTGCGTGGGTCCTATCTGAAGGAACTGGAAAATGGGAAAGCACGTT</text:p>
      <text:p text:style-name="Preformatted_20_Text">Masked <text:s text:c="9"/>ATGTATCTTCATATCTGCGTGGGTCCTATCTGAAGGAACTGGAAAATGGGAAAGCA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AATCTCCTTGATTAACACCTGGGAATCAAAACCAAAGTATTTTTCTAGATATGA</text:p>
      <text:p text:style-name="Preformatted_20_Text">Masked <text:s text:c="9"/>CATGCAAATCTCCTTGATTAACACCTGGGAATCAAAACCAAAGTATTTTTCTAG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GCACATTTAAATGCATCCATCTCCTTGCAAAGGAATTGTTACTGTGTACCTTGTG</text:p>
      <text:p text:style-name="Preformatted_20_Text">Masked <text:s text:c="9"/>GTCAAGCACATTTAAATGCATCCATCTCCTTGCAAAGGAATTGTTACTGTGTAC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TCCAGCAGTTCACAGAATCACAGAACTGTAGGGGTTGGAAGGGAGCTCCAGAGAT</text:p>
      <text:p text:style-name="Preformatted_20_Text">Masked <text:s text:c="9"/>CTGCTTCCAGCAGTT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CA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NNNNNNNNNNNNNNNNNNNNNNNNNNNNNNNNNNNNNNNNNNTTCCTCATAGGAGAGATG</text:p>
      <text:p text:style-name="Preformatted_20_Text">Masked <text:s text:c="9"/>NNNNNNNNNNNNNNNNNNNNNNNNNNNNNNNNNNNNNNNNNNTTCCTCATAGGAG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GGCCCTTCACCATCTTTGTGGCCCAGTTCAAAAGGTGAATGTTGTACTGAGTCTA</text:p>
      <text:p text:style-name="Preformatted_20_Text">Masked <text:s text:c="9"/>CTCCAGGCCCTTCACCATCTTTGTGGCCCAGTTCAAAAGGTGAATGTTGTACTGA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TGCAAACAGAAAGTTAGAATATTACCTAAGTACTTCTTGCATGAGACTCCTCTG</text:p>
      <text:p text:style-name="Preformatted_20_Text">Masked <text:s text:c="9"/>AGAGAATGCAAACAGAAAGTTAGAATATTACCTAAGTACTTCTTGCATGAGAC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ATGCACACTGCACTTCGGGTAGGAAAGATGGGGTAAACTTAATCCAGTTTCACA</text:p>
      <text:p text:style-name="Preformatted_20_Text">Masked <text:s text:c="9"/>TCTAACATGCACACTGCACTTCGGGTAGGAAAGATGGGGTAAACTTAATCCAGT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TTCAAGTTCCTGTTTCATTAAGTACAACATATTGTATATGCTAATGGAAGAGGGA</text:p>
      <text:p text:style-name="Preformatted_20_Text">Masked <text:s text:c="9"/>ATCTTTTCAAGTTCCTGTTTCATTAAGTACAACATATTGTATATGCTAATGGAAG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TGTTGTCCCTTCTGGGAAGGGAAATGCAGGAACAGCAGAAATCACTAATAAAAG</text:p>
      <text:p text:style-name="Preformatted_20_Text">Masked <text:s text:c="9"/>AGGGACTGTTGTCCCTTCTGGGAAGGGAAATGCAGGAACAGCAGAAATCACTAA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CCATCTGTCTAACTGACAGTTTGATCTTACCTCAGAATCCTCAATATGGCTCCTG</text:p>
      <text:p text:style-name="Preformatted_20_Text">Masked <text:s text:c="9"/>ATTCTCCATCTGTCTAACTGACAGTTTGATCTTACCTCAGAATCCTCAATATGGC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CGTTTGTTAAATCAGAGAATGATTATATACATTATAGAGACACAGAAAGATTTCT</text:p>
      <text:p text:style-name="Preformatted_20_Text">Masked <text:s text:c="9"/>TTATACGTTTGTTAAATCAGAGAATGATTATATACATTATAGAGACACAGAAAG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TCTTACTCTCCTTTGATTCTTAGAGTGCTACCCTCACTACTGAGCTTACGGTGAG</text:p>
      <text:p text:style-name="Preformatted_20_Text">Masked <text:s text:c="9"/>CAGTTTCTTACTCTCCTTTGATTCTTAGAGTGCTACCCTCACTACTGAGCTTAC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GAGGTTATGTTGCTGATTGTAAGCCCCTCTACATCTCCAGGAGCTTGTTTTTTAT</text:p>
      <text:p text:style-name="Preformatted_20_Text">Masked <text:s text:c="9"/>TGAGAGAGGTTATGTTGCTGATTGTAAGCCCCTCTACATCTCCAGGAGCTTGTT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TGTACATCTGTTTGATAAGGACAATGTTTGAAATCTATTCACAGTGCCAGGAAGG</text:p>
      <text:p text:style-name="Preformatted_20_Text">Masked <text:s text:c="9"/>GAGCTTGTACATCTGTTTGATAAGGACAATGTTTGAAATCTATTCACAGTGCCAG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TAAAACAAATCTATTGATGTCCTTACAGAAAATAAACAGTCCTGACAGGGCAG</text:p>
      <text:p text:style-name="Preformatted_20_Text">Masked <text:s text:c="9"/>CATTTTTTAAAACAAATCTATTGATGTCCTTACAGAAAATAAACAGTCCTGACA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GATTGTTTAATGCCTTTGAAAACCTGTATGAATGTAATTGATCTTGTTATTGCCA</text:p>
      <text:p text:style-name="Preformatted_20_Text">Masked <text:s text:c="9"/>TAGTGGATTGTTTAATGCCTTTGAAAACCTGTATGAATGTAATTGATCTTGTTAT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TAGAAAAGTTCTCAGAAACTGCACATTACAACAGGAAAACTTTCTTAAAATCCCT</text:p>
      <text:p text:style-name="Preformatted_20_Text">Masked <text:s text:c="9"/>AGATATAGAAAAGTTCTCAGAAACTGCACATTACAACAGGAAAACTTTCTTAAAATC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TTCCAACCTCTGAAAGGTTTACGTGCTGAATGTCTGTTATCCCAAACATTCACTTTAC</text:p>
      <text:p text:style-name="Preformatted_20_Text">Masked <text:s text:c="9"/>GTTTCCAACCTCTGAAAGGTTTACGTGCTGAATGTCTGTTATCCCAAACATTCAC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CTTCGTACAGAATGCTTTCATTAATTACAAATGGAAGAAAGAAGAACCAAATTAT</text:p>
      <text:p text:style-name="Preformatted_20_Text">Masked <text:s text:c="9"/>TGTAGCTTCGTACAGAATGCTTTCATTAATTACAAATGGAAGAAAGAAGAACCA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AACTTTCCAAAGAAATAAGCTTCTGAGATGGCCAAGCTATTGATTAGATTGTCA</text:p>
      <text:p text:style-name="Preformatted_20_Text">Masked <text:s text:c="9"/>TCCTATAACTTTCCAAAGAAATAAGCTTCTGAGATGGCCAAGCTATTGATTAGA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AGTTCTGAATATTTAAAACACTGTATTTTTGATGGTTTAGATTTTGCTACTGAA</text:p>
      <text:p text:style-name="Preformatted_20_Text">Masked <text:s text:c="9"/>TTTACAAGTTCTGAATATTTAAAACACTGTATTTTTGATGGTTTAGATTTTGCT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AAAACAAACAAACAAACAAACAAAAAGCACCTGATTCAAGAGATCAAAACCAGAA</text:p>
      <text:p text:style-name="Preformatted_20_Text">Masked <text:s text:c="9"/>GTNNNNNNNNNNNNNNNNNNNNNNNNNNNAAGCACCTGATTCAAGAGATCAAAACCAGAA</text:p>
      <text:p text:style-name="Preformatted_20_Text"><text:s text:c="16"/>** <text:s text:c="26"/>*******************************</text:p>
      <text:p text:style-name="Preformatted_20_Text"/>
      <text:p text:style-name="Preformatted_20_Text">Unmasked <text:s text:c="7"/>GTTTTTGTTACTCTTTCTGGCACTGAAATCAGCCTAATTTTCTCATTATGTGGGTAAAAT</text:p>
      <text:p text:style-name="Preformatted_20_Text">Masked <text:s text:c="9"/>GTTTTTGTTACTCTTTCTGGCACTGAAATCAGCCTAATTTTCTCATTATGTGGG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TTGTGAGGTTTTATGTGAGAAATCTTGAATGATTAGTGATATATATTTATGTA</text:p>
      <text:p text:style-name="Preformatted_20_Text">Masked <text:s text:c="9"/>CAGTGCTTTGTGAGGTTTTATGTGAGAAATCTTGAATGATTAGTGATATATATTTA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TCTATGTAGTGTGACTGTGTGTGTGTGTTTGAGCGCACGTATAGCAACCAGCAGTAGATA</text:p>
      <text:p text:style-name="Preformatted_20_Text">Masked <text:s text:c="9"/>NNNNNNNNNNNNNNNNNNNNNNNNNNNNNNNAGCGCACGTATAGCAACCAGCAGTAGATA</text:p>
      <text:p text:style-name="Preformatted_20_Text"><text:s text:c="47"/>*****************************</text:p>
      <text:p text:style-name="Preformatted_20_Text"/>
      <text:p text:style-name="Preformatted_20_Text">Unmasked <text:s text:c="7"/>GCTTAAGCCTGATAATCTCCATAGTACATATGCATTTCCTCCCTTTCCTACAAGAGAAAA</text:p>
      <text:p text:style-name="Preformatted_20_Text">Masked <text:s text:c="9"/>GCTTAAGCCTGATAATCTCCATAGTACATATGCATTTCCTCCCTTTCCTACAA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AATCGAGTACTCTGGGGATAGGTTTCAAACTGTTTTGGCTGCTTTTCTTTTAAG</text:p>
      <text:p text:style-name="Preformatted_20_Text">Masked <text:s text:c="9"/>AGAGATAATCGAGTACTCTGGGGATAGGTTTCAAACTGTTTTGGCTGCTTTTCT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CTGTAGTGCAGTGTAGTTTGGAAAGACTGAATTTCTTGGTGGTATTGAAAGACTG</text:p>
      <text:p text:style-name="Preformatted_20_Text">Masked <text:s text:c="9"/>TAGCTCTGTAGTGCAGTGTAGTTTGGAAAGACTGAATTTCTTGGTGGTATTGAAA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GTTAAATTTATGTTGCAGAAGTCACAAGTGAAACTACTCCAGCTTATCAGGAAAT</text:p>
      <text:p text:style-name="Preformatted_20_Text">Masked <text:s text:c="9"/>AGAAAGTTAAATTTATGTTGCAGAAGTCACAAGTGAAACTACTCCAGCTTATC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GCATGACAGAACCAAACAAAAGGCAAAAGGAGAAGACAACCACAGTTCAGAAAAT</text:p>
      <text:p text:style-name="Preformatted_20_Text">Masked <text:s text:c="9"/>TCATAGCATGACAGAACCAAACAAAAGGCAAAAGGAGAAGACAACCACAGTTCA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TAATGAAGTTAAAAAATTACTAAATGCTCACTGAAACCGTACTGACTGAAGACAT</text:p>
      <text:p text:style-name="Preformatted_20_Text">Masked <text:s text:c="9"/>CTTGTTAATGAAGTTAAAAAATTACTAAATGCTCACTGAAACCGTACTGACTGA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GCTGATCTTACTTTAAAATATTCTTTTAGACCATTATGTACTGTACTGGAT</text:p>
      <text:p text:style-name="Preformatted_20_Text">Masked <text:s text:c="9"/>AATTCATTTGCTGATCTTACTTTAAAATATTCTTTTAGACCATTATGTACTGTACTG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TGATAATCTTTGTTTCTAAACAGAGAATTTAGGGCAGTTACTAGCTCTAACATCTCTG</text:p>
      <text:p text:style-name="Preformatted_20_Text">Masked <text:s text:c="9"/>AGTGATAATCTTTGTTTCTAAACAGAGAATTTAGGGCAGTTACTAGCTCTAACAT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AACATTAGTTTTACATTTTGACCTTCCTGCATAAAATGGATCTCACTTAGTACA</text:p>
      <text:p text:style-name="Preformatted_20_Text">Masked <text:s text:c="9"/>CTTCATAACATTAGTTTTACATTTTGACCTTCCTGCATAAAATGGATCTCA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ATCAGTTCTGACACTACTGTGTGCTTGCAAAGGAGTAGCCCCTGCTGCTGGT</text:p>
      <text:p text:style-name="Preformatted_20_Text">Masked <text:s text:c="9"/>AGCTATGAATCAGTTCTGACACTACTGTGTGCTTGCAAAGGAGTAGCCCCTGCTG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CTATAACACAAGAGTGGACCCAGGCCATTGTGGTGTGACTACCTCACTTCCCTTT</text:p>
      <text:p text:style-name="Preformatted_20_Text">Masked <text:s text:c="9"/>GACAACTATAACACAAGAGTGGACCCAGGCCATTGTGGTGTGACTACCTCACTTC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AATCTTTCACTGAACTGTGTAACAACTGCACTGAGTCAAACTGTATTCAGCTTTT</text:p>
      <text:p text:style-name="Preformatted_20_Text">Masked <text:s text:c="9"/>GCTCAAATCTTTCACTGAACTGTGTAACAACTGCACTGAGTCAAACTGTATTCAG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AGTTCATATCGAAGGCTGATCCTCAAAGGTCTTAAATAGAGCTGTCCAATTAAA</text:p>
      <text:p text:style-name="Preformatted_20_Text">Masked <text:s text:c="9"/>GTTCTCAGTTCATATCGAAGGCTGATCCTCAAAGGTCTTAAATAGAGCTGTCCA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CTAATGAAACTGAATTTTACTCACTTTGAACTCTTCATCTTCTTCCTTTTACA</text:p>
      <text:p text:style-name="Preformatted_20_Text">Masked <text:s text:c="9"/>ACATTTTCTAATGAAACTGAATTTTACTCACTTTGAACTCTTCATCTTCTTCCTT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TTTGCTTACTGGTTGTCGTTTCTTCCCATTTTACTCCATATATTTTCACTTTCAG</text:p>
      <text:p text:style-name="Preformatted_20_Text">Masked <text:s text:c="9"/>GTATTTTTGCTTACTGGTTGTCGTTTCTTCCCATTTTACTCCATATATTTTCAC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CCATGTACAGTGTTTATCAGATATAAAATGGAGAACAGAAACAAGGACAAAGCAG</text:p>
      <text:p text:style-name="Preformatted_20_Text">Masked <text:s text:c="9"/>TCTACCCATGTACAGTGTTTATCAGATATAAAATGGAGAACAGAAACAAGGACAA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GTGGAGAGCAGTAGGAAAGCAAATTGCTGAGAAGGGAAAGAAAATCTGTCGCAC</text:p>
      <text:p text:style-name="Preformatted_20_Text">Masked <text:s text:c="9"/>GGGAAGGTGGAGAGCAGTAGGAAAGCAAATTGCTGAGAAGGGAAAGAAAATCTGTC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CTCCAAAACAGAAGATTTTCTGTTTATGCAACTCTCAGTTCTCCAAAGATCTGGT</text:p>
      <text:p text:style-name="Preformatted_20_Text">Masked <text:s text:c="9"/>AGTCTCTCCAAAACAGAAGATTTTCTGTTTATGCAACTCTCAGTTCTCCAAAGAT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TAACACCATTTTGACGTACTGTCCAGGTTCCAGTATATTCTATTTTTCTAAGCAC</text:p>
      <text:p text:style-name="Preformatted_20_Text">Masked <text:s text:c="9"/>ATGAATAACACCATTTTGACGTACTGTCCAGGTTCCAGTATATTCTATTTTTCTAA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ACTCATATCTTTTGGAATACTTTAATTTTGAAGTTGTGGATATCTTCATGTTAAT</text:p>
      <text:p text:style-name="Preformatted_20_Text">Masked <text:s text:c="9"/>AGGATACTCATATCTTTTGGAATACTTTAATTTTGAAGTTGTGGATATCTTCAT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CCAGCTGTTTATTTCCTGGTTCCAGAAATAATCAGAAATCATACTATGAACAAAA</text:p>
      <text:p text:style-name="Preformatted_20_Text">Masked <text:s text:c="9"/>ATATACCAGCTGTTTATTTCCTGGTTCCAGAAATAATCAGAAATCATACTATGA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TGAATGATCGCTGTCTGAATGCAGAACCTGTTGTGAAAAATTTAGAAGATTATAT</text:p>
      <text:p text:style-name="Preformatted_20_Text">Masked <text:s text:c="9"/>GGAGCTGAATGATCGCTGTCTGAATGCAGAACCTGTTGTGAAAAATTTAGAAGATTAT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CACACCAGGAATGCAACAAAGTGCTTAGCTTTTCTAACCCTACAGGAAGATGTGCTA</text:p>
      <text:p text:style-name="Preformatted_20_Text">Masked <text:s text:c="9"/>AACCACACCAGGAATGCAACAAAGTGCTTAGCTTTTCTAACCCTACAGGAAGATG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ATCTCCACAGCCAATCAGCAGTACTACAAGCCTCAGACCAGGAAATTCTTTAAAGT</text:p>
      <text:p text:style-name="Preformatted_20_Text">Masked <text:s text:c="9"/>CAATATCTCCACAGCCAATCAGCAGTACTACAAGCCTCAGACCAGGAAATTCTT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TGTGTGAACATTTCAACTGACACTTTCTCATTGTC</text:p>
      <text:p text:style-name="Preformatted_20_Text">Masked <text:s text:c="9"/>ACAGTATGTGTGAACATTTCAACTGACACTTTCTCATTGTC</text:p>
      <text:p text:style-name="P2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4204651mcsHz+clustalw.dnd" text:style-name="Internet_20_link" text:visited-style-name="Visited_20_Internet_20_Link">clustalw.dnd</text:a></text:p>
      <text:p text:style-name="Preformatted_20_Text"/>
      <text:p text:style-name="P2">(Unmasked:0.073481,Masked:0.073481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7:19:46.266667167</meta:creation-date>
    <dc:date>2022-04-08T15:23:46.726856132</dc:date>
    <meta:editing-duration>PT2H43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8" meta:paragraph-count="2086" meta:word-count="3438" meta:character-count="157173" meta:non-whitespace-character-count="127691"/>
  </office:meta>
</office:document-meta>
</file>